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1.08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637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2.275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ta1" style:family="table" style:master-page-name="PageStyle_5f_TAB17A">
      <style:table-properties table:display="true" style:writing-mode="lr-tb"/>
    </style:style>
    <style:style style:name="ta2" style:family="table" style:master-page-name="PageStyle_5f_TAB17B">
      <style:table-properties table:display="true" style:writing-mode="lr-tb"/>
    </style:style>
    <style:style style:name="ta3" style:family="table" style:master-page-name="PageStyle_5f_TAB17C">
      <style:table-properties table:display="true" style:writing-mode="lr-tb"/>
    </style:style>
    <style:style style:name="ta4" style:family="table" style:master-page-name="PageStyle_5f_TAB17D">
      <style:table-properties table:display="true" style:writing-mode="lr-tb"/>
    </style:style>
    <style:style style:name="ta5" style:family="table" style:master-page-name="PageStyle_5f_TAB17E">
      <style:table-properties table:display="true" style:writing-mode="lr-tb"/>
    </style:style>
    <style:style style:name="ta6" style:family="table" style:master-page-name="PageStyle_5f_TAB17F">
      <style:table-properties table:display="true" style:writing-mode="lr-tb"/>
    </style:style>
    <style:style style:name="ta7" style:family="table" style:master-page-name="PageStyle_5f_TAB17G">
      <style:table-properties table:display="true" style:writing-mode="lr-tb"/>
    </style:style>
    <style:style style:name="ta8" style:family="table" style:master-page-name="PageStyle_5f_TAB17H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" style:family="table-cell" style:parent-style-name="Default" style:data-style-name="N10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11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1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13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4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5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18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9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20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21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2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23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4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5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6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9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1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6" style:family="table-cell" style:parent-style-name="Default" style:data-style-name="N1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7" style:family="table-cell" style:parent-style-name="Default" style:data-style-name="N137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3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0" style:family="table-cell" style:parent-style-name="Default" style:data-style-name="N137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1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3" style:family="table-cell" style:parent-style-name="Default" style:data-style-name="N137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4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5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4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7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8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0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1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2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53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54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italic" fo:text-shadow="none" style:text-underline-style="none" fo:font-weight="normal" style:font-size-asian="7pt" style:font-style-asian="italic" style:font-weight-asian="normal" style:font-name-complex="Univers 55" style:font-size-complex="7pt" style:font-style-complex="italic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6" style:family="table-cell" style:parent-style-name="Default" style:data-style-name="N1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8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17A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2" table:number-columns-repeated="5" table:default-cell-style-name="ce22"/>
        <table:table-column table:style-name="co3" table:number-columns-repeated="16377" table:default-cell-style-name="ce22"/>
        <table:table-row table:style-name="ro1">
          <table:table-cell table:style-name="ce1" office:value-type="string" calcext:value-type="string" table:number-columns-spanned="7" table:number-rows-spanned="1">
            <text:p>Tabela 17 - Despesas operacionais das empresas comerciais com 20 ou mais pessoas ocupadas, <text:s/></text:p>
          </table:table-cell>
          <table:covered-table-cell table:number-columns-repeated="6" table:style-name="ce1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2" office:value-type="string" calcext:value-type="string" table:number-columns-spanned="7" table:number-rows-spanned="1">
            <text:p>segundo as divisões, grupos e classes de atividades - Brasil - 2023</text:p>
          </table:table-cell>
          <table:covered-table-cell table:number-columns-repeated="6" table:style-name="ce2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3" table:number-columns-repeated="2"/>
          <table:table-cell table:style-name="ce18" table:number-columns-repeated="3"/>
          <table:table-cell table:style-name="ce23"/>
          <table:table-cell table:style-name="ce24" office:value-type="string" calcext:value-type="string">
            <text:p>(continua)</text:p>
          </table:table-cell>
          <table:table-cell table:style-name="ce23" table:number-columns-repeated="7"/>
          <table:table-cell table:style-name="ce26"/>
          <table:table-cell table:style-name="ce23" table:number-columns-repeated="16369"/>
        </table:table-row>
        <table:table-row table:style-name="ro2">
          <table:table-cell table:style-name="ce4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6" table:number-rows-spanned="1">
            <text:p>Despesas operacionais das empresas comerciais com 20 ou mais pessoas ocupadas</text:p>
          </table:table-cell>
          <table:covered-table-cell table:number-columns-repeated="5" table:style-name="ce20"/>
          <table:table-cell table:style-name="ce23" table:number-columns-repeated="16377"/>
        </table:table-row>
        <table:table-row table:style-name="ro2">
          <table:covered-table-cell table:style-name="ce4"/>
          <table:table-cell table:style-name="ce13" office:value-type="string" calcext:value-type="string" table:number-columns-spanned="1" table:number-rows-spanned="2">
            <text:p>Total</text:p>
          </table:table-cell>
          <table:table-cell table:style-name="ce13" office:value-type="string" calcext:value-type="string" table:number-columns-spanned="1" table:number-rows-spanned="2">
            <text:p>Aluguéis,</text:p>
            <text:p>arrenda-</text:p>
            <text:p>mento de</text:p>
            <text:p>imóveis e</text:p>
            <text:p>condo-</text:p>
            <text:p>mínios</text:p>
          </table:table-cell>
          <table:table-cell table:style-name="ce13" office:value-type="string" calcext:value-type="string" table:number-columns-spanned="1" table:number-rows-spanned="2">
            <text:p>Comissões</text:p>
            <text:p>pagas a re-</text:p>
            <text:p>presentantes</text:p>
            <text:p>comerciais</text:p>
            <text:p>e outros</text:p>
            <text:p>interme-</text:p>
            <text:p>diários</text:p>
          </table:table-cell>
          <table:table-cell table:style-name="ce13" office:value-type="string" calcext:value-type="string" table:number-columns-spanned="1" table:number-rows-spanned="2">
            <text:p>Publicidade</text:p>
            <text:p>e</text:p>
            <text:p>propaganda</text:p>
          </table:table-cell>
          <table:table-cell table:style-name="ce13" office:value-type="string" calcext:value-type="string" table:number-columns-spanned="1" table:number-rows-spanned="2">
            <text:p>Combustíveis,</text:p>
            <text:p>peças e</text:p>
            <text:p>acessórios</text:p>
            <text:p>consumidos</text:p>
            <text:p>nos meios de</text:p>
            <text:p>transporte</text:p>
            <text:p>próprios</text:p>
          </table:table-cell>
          <table:table-cell table:style-name="ce25" office:value-type="string" calcext:value-type="string" table:number-columns-spanned="1" table:number-rows-spanned="2">
            <text:p>Serviços</text:p>
            <text:p>prestados por</text:p>
            <text:p>profissionais</text:p>
            <text:p>liberais ou</text:p>
            <text:p>autônomos</text:p>
            <text:p>(pessoas</text:p>
            <text:p>físicas)</text:p>
          </table:table-cell>
          <table:table-cell table:style-name="ce23" table:number-columns-repeated="16377"/>
        </table:table-row>
        <table:table-row table:style-name="ro3">
          <table:covered-table-cell table:style-name="ce4"/>
          <table:covered-table-cell table:number-columns-repeated="5" table:style-name="ce13"/>
          <table:covered-table-cell table:style-name="ce25"/>
          <table:table-cell table:style-name="ce23" table:number-columns-repeated="16377"/>
        </table:table-row>
        <table:table-row table:style-name="ro2">
          <table:covered-table-cell table:style-name="ce4"/>
          <table:table-cell table:style-name="ce14" office:value-type="string" calcext:value-type="string" table:number-columns-spanned="6" table:number-rows-spanned="1">
            <text:p>1 000 R$</text:p>
          </table:table-cell>
          <table:covered-table-cell table:number-columns-repeated="5" table:style-name="ce21"/>
          <table:table-cell table:style-name="ce23" table:number-columns-repeated="16377"/>
        </table:table-row>
        <table:table-row table:style-name="ro2">
          <table:table-cell table:style-name="ce5" office:value-type="string" calcext:value-type="string">
            <text:p><text:s text:c="11"/>Total</text:p>
          </table:table-cell>
          <table:table-cell table:style-name="ce15" office:value-type="float" office:value="473650569" calcext:value-type="float">
            <text:p><text:s/>473 650 569</text:p>
          </table:table-cell>
          <table:table-cell table:style-name="ce15" office:value-type="float" office:value="39666335" calcext:value-type="float">
            <text:p><text:s/>39 666 335</text:p>
          </table:table-cell>
          <table:table-cell table:style-name="ce15" office:value-type="float" office:value="22192754" calcext:value-type="float">
            <text:p><text:s/>22 192 754</text:p>
          </table:table-cell>
          <table:table-cell table:style-name="ce15" office:value-type="float" office:value="44443655" calcext:value-type="float">
            <text:p><text:s/>44 443 655</text:p>
          </table:table-cell>
          <table:table-cell table:style-name="ce15" office:value-type="float" office:value="18161682" calcext:value-type="float">
            <text:p><text:s/>18 161 682</text:p>
          </table:table-cell>
          <table:table-cell table:style-name="ce15" office:value-type="float" office:value="7338273" calcext:value-type="float">
            <text:p><text:s/>7 338 273</text:p>
          </table:table-cell>
          <table:table-cell table:style-name="ce27" table:number-columns-repeated="7"/>
          <table:table-cell table:style-name="ce23"/>
          <table:table-cell table:style-name="ce27" table:number-columns-repeated="16369"/>
        </table:table-row>
        <table:table-row table:style-name="ro4">
          <table:table-cell table:style-name="ce6" office:value-type="string" calcext:value-type="string">
            <text:p>Comércio de veículos, peças e motocicletas </text:p>
          </table:table-cell>
          <table:table-cell table:style-name="ce16" office:value-type="float" office:value="38635081" calcext:value-type="float">
            <text:p><text:s/>38 635 081</text:p>
          </table:table-cell>
          <table:table-cell table:style-name="ce16" office:value-type="float" office:value="3848487" calcext:value-type="float">
            <text:p><text:s/>3 848 487</text:p>
          </table:table-cell>
          <table:table-cell table:style-name="ce16" office:value-type="float" office:value="2451219" calcext:value-type="float">
            <text:p><text:s/>2 451 219</text:p>
          </table:table-cell>
          <table:table-cell table:style-name="ce16" office:value-type="float" office:value="2921092" calcext:value-type="float">
            <text:p><text:s/>2 921 092</text:p>
          </table:table-cell>
          <table:table-cell table:style-name="ce16" office:value-type="float" office:value="1288122" calcext:value-type="float">
            <text:p><text:s/>1 288 122</text:p>
          </table:table-cell>
          <table:table-cell table:style-name="ce16" office:value-type="float" office:value="829038" calcext:value-type="float">
            <text:p><text:s text:c="2"/>829 038</text:p>
          </table:table-cell>
          <table:table-cell table:style-name="ce27" table:number-columns-repeated="16377"/>
        </table:table-row>
        <table:table-row table:style-name="ro5">
          <table:table-cell table:style-name="ce7" office:value-type="string" calcext:value-type="string">
            <text:p><text:s text:c="4"/>Veículos automotores</text:p>
          </table:table-cell>
          <table:table-cell table:style-name="ce17" office:value-type="float" office:value="22587932" calcext:value-type="float">
            <text:p><text:s/>22 587 932</text:p>
          </table:table-cell>
          <table:table-cell table:style-name="ce17" office:value-type="float" office:value="2434146" calcext:value-type="float">
            <text:p><text:s/>2 434 146</text:p>
          </table:table-cell>
          <table:table-cell table:style-name="ce17" office:value-type="float" office:value="1415600" calcext:value-type="float">
            <text:p><text:s/>1 415 600</text:p>
          </table:table-cell>
          <table:table-cell table:style-name="ce17" office:value-type="float" office:value="2098940" calcext:value-type="float">
            <text:p><text:s/>2 098 940</text:p>
          </table:table-cell>
          <table:table-cell table:style-name="ce17" office:value-type="float" office:value="583024" calcext:value-type="float">
            <text:p><text:s text:c="2"/>583 024</text:p>
          </table:table-cell>
          <table:table-cell table:style-name="ce17" office:value-type="float" office:value="463946" calcext:value-type="float">
            <text:p><text:s text:c="2"/>463 946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5">
          <table:table-cell table:style-name="ce7" office:value-type="string" calcext:value-type="string">
            <text:p><text:s text:c="4"/>Peças para veículos</text:p>
          </table:table-cell>
          <table:table-cell table:style-name="ce17" office:value-type="float" office:value="12955662" calcext:value-type="float">
            <text:p><text:s/>12 955 662</text:p>
          </table:table-cell>
          <table:table-cell table:style-name="ce17" office:value-type="float" office:value="1081940" calcext:value-type="float">
            <text:p><text:s/>1 081 940</text:p>
          </table:table-cell>
          <table:table-cell table:style-name="ce17" office:value-type="float" office:value="816558" calcext:value-type="float">
            <text:p><text:s text:c="2"/>816 558</text:p>
          </table:table-cell>
          <table:table-cell table:style-name="ce17" office:value-type="float" office:value="637106" calcext:value-type="float">
            <text:p><text:s text:c="2"/>637 106</text:p>
          </table:table-cell>
          <table:table-cell table:style-name="ce17" office:value-type="float" office:value="578544" calcext:value-type="float">
            <text:p><text:s text:c="2"/>578 544</text:p>
          </table:table-cell>
          <table:table-cell table:style-name="ce17" office:value-type="float" office:value="276338" calcext:value-type="float">
            <text:p><text:s text:c="2"/>276 338</text:p>
          </table:table-cell>
          <table:table-cell table:style-name="ce18" table:number-columns-repeated="16377"/>
        </table:table-row>
        <table:table-row table:style-name="ro5">
          <table:table-cell table:style-name="ce7" office:value-type="string" calcext:value-type="string">
            <text:p><text:s text:c="4"/>Motocicletas, peças e acessórios</text:p>
          </table:table-cell>
          <table:table-cell table:style-name="ce17" office:value-type="float" office:value="3091487" calcext:value-type="float">
            <text:p><text:s/>3 091 487</text:p>
          </table:table-cell>
          <table:table-cell table:style-name="ce17" office:value-type="float" office:value="332401" calcext:value-type="float">
            <text:p><text:s text:c="2"/>332 401</text:p>
          </table:table-cell>
          <table:table-cell table:style-name="ce17" office:value-type="float" office:value="219061" calcext:value-type="float">
            <text:p><text:s text:c="2"/>219 061</text:p>
          </table:table-cell>
          <table:table-cell table:style-name="ce17" office:value-type="float" office:value="185046" calcext:value-type="float">
            <text:p><text:s text:c="2"/>185 046</text:p>
          </table:table-cell>
          <table:table-cell table:style-name="ce17" office:value-type="float" office:value="126554" calcext:value-type="float">
            <text:p><text:s text:c="2"/>126 554</text:p>
          </table:table-cell>
          <table:table-cell table:style-name="ce17" office:value-type="float" office:value="88754" calcext:value-type="float">
            <text:p><text:s text:c="2"/>88 754</text:p>
          </table:table-cell>
          <table:table-cell table:style-name="ce18" table:number-columns-repeated="16377"/>
        </table:table-row>
        <table:table-row table:style-name="ro4">
          <table:table-cell table:style-name="ce8" office:value-type="string" calcext:value-type="string">
            <text:p>Comércio por atacado</text:p>
          </table:table-cell>
          <table:table-cell table:style-name="ce16" office:value-type="float" office:value="227213512" calcext:value-type="float">
            <text:p><text:s/>227 213 512</text:p>
          </table:table-cell>
          <table:table-cell table:style-name="ce16" office:value-type="float" office:value="8289915" calcext:value-type="float">
            <text:p><text:s/>8 289 915</text:p>
          </table:table-cell>
          <table:table-cell table:style-name="ce16" office:value-type="float" office:value="14799400" calcext:value-type="float">
            <text:p><text:s/>14 799 400</text:p>
          </table:table-cell>
          <table:table-cell table:style-name="ce16" office:value-type="float" office:value="21404923" calcext:value-type="float">
            <text:p><text:s/>21 404 923</text:p>
          </table:table-cell>
          <table:table-cell table:style-name="ce16" office:value-type="float" office:value="11522340" calcext:value-type="float">
            <text:p><text:s/>11 522 340</text:p>
          </table:table-cell>
          <table:table-cell table:style-name="ce16" office:value-type="float" office:value="3717197" calcext:value-type="float">
            <text:p><text:s/>3 717 197</text:p>
          </table:table-cell>
          <table:table-cell table:style-name="ce27" table:number-columns-repeated="7"/>
          <table:table-cell table:style-name="ce18"/>
          <table:table-cell table:style-name="ce27" table:number-columns-repeated="16369"/>
        </table:table-row>
        <table:table-row table:style-name="ro5">
          <table:table-cell table:style-name="ce9" office:value-type="string" calcext:value-type="string">
            <text:p><text:s text:c="4"/>Representantes e agentes do comércio (exceto de veí-</text:p>
          </table:table-cell>
          <table:table-cell table:style-name="ce17" table:number-columns-repeated="6"/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6">
          <table:table-cell table:style-name="ce9" office:value-type="string" calcext:value-type="string">
            <text:p><text:s text:c="6"/>culos e motocicletas)</text:p>
          </table:table-cell>
          <table:table-cell table:style-name="ce17" office:value-type="float" office:value="735113" calcext:value-type="float">
            <text:p><text:s text:c="2"/>735 113</text:p>
          </table:table-cell>
          <table:table-cell table:style-name="ce17" office:value-type="float" office:value="32849" calcext:value-type="float">
            <text:p><text:s text:c="2"/>32 849</text:p>
          </table:table-cell>
          <table:table-cell table:style-name="ce17" office:value-type="float" office:value="94768" calcext:value-type="float">
            <text:p><text:s text:c="2"/>94 768</text:p>
          </table:table-cell>
          <table:table-cell table:style-name="ce17" office:value-type="float" office:value="65689" calcext:value-type="float">
            <text:p><text:s text:c="2"/>65 689</text:p>
          </table:table-cell>
          <table:table-cell table:style-name="ce17" office:value-type="float" office:value="22186" calcext:value-type="float">
            <text:p><text:s text:c="2"/>22 186</text:p>
          </table:table-cell>
          <table:table-cell table:style-name="ce17" office:value-type="float" office:value="14132" calcext:value-type="float">
            <text:p><text:s text:c="2"/>14 132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matérias-primas agrícolas e animais vivos <text:s/></text:p>
          </table:table-cell>
          <table:table-cell table:style-name="ce17" office:value-type="float" office:value="22657122" calcext:value-type="float">
            <text:p><text:s/>22 657 122</text:p>
          </table:table-cell>
          <table:table-cell table:style-name="ce17" office:value-type="float" office:value="280067" calcext:value-type="float">
            <text:p><text:s text:c="2"/>280 067</text:p>
          </table:table-cell>
          <table:table-cell table:style-name="ce17" office:value-type="float" office:value="892381" calcext:value-type="float">
            <text:p><text:s text:c="2"/>892 381</text:p>
          </table:table-cell>
          <table:table-cell table:style-name="ce17" office:value-type="float" office:value="229761" calcext:value-type="float">
            <text:p><text:s text:c="2"/>229 761</text:p>
          </table:table-cell>
          <table:table-cell table:style-name="ce17" office:value-type="float" office:value="1216407" calcext:value-type="float">
            <text:p><text:s/>1 216 407</text:p>
          </table:table-cell>
          <table:table-cell table:style-name="ce17" office:value-type="float" office:value="214991" calcext:value-type="float">
            <text:p><text:s text:c="2"/>214 991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especializado em produtos alimentícios,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bebidas e fumo</text:p>
          </table:table-cell>
          <table:table-cell table:style-name="ce17" office:value-type="float" office:value="43288549" calcext:value-type="float">
            <text:p><text:s/>43 288 549</text:p>
          </table:table-cell>
          <table:table-cell table:style-name="ce17" office:value-type="float" office:value="1498403" calcext:value-type="float">
            <text:p><text:s/>1 498 403</text:p>
          </table:table-cell>
          <table:table-cell table:style-name="ce17" office:value-type="float" office:value="2056915" calcext:value-type="float">
            <text:p><text:s/>2 056 915</text:p>
          </table:table-cell>
          <table:table-cell table:style-name="ce17" office:value-type="float" office:value="2890147" calcext:value-type="float">
            <text:p><text:s/>2 890 147</text:p>
          </table:table-cell>
          <table:table-cell table:style-name="ce17" office:value-type="float" office:value="3903330" calcext:value-type="float">
            <text:p><text:s/>3 903 330</text:p>
          </table:table-cell>
          <table:table-cell table:style-name="ce17" office:value-type="float" office:value="894327" calcext:value-type="float">
            <text:p><text:s text:c="2"/>894 327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equipamentos e artigos de uso pessoal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e doméstico</text:p>
          </table:table-cell>
          <table:table-cell table:style-name="ce17" office:value-type="float" office:value="62377622" calcext:value-type="float">
            <text:p><text:s/>62 377 622</text:p>
          </table:table-cell>
          <table:table-cell table:style-name="ce17" office:value-type="float" office:value="2343968" calcext:value-type="float">
            <text:p><text:s/>2 343 968</text:p>
          </table:table-cell>
          <table:table-cell table:style-name="ce17" office:value-type="float" office:value="4619788" calcext:value-type="float">
            <text:p><text:s/>4 619 788</text:p>
          </table:table-cell>
          <table:table-cell table:style-name="ce17" office:value-type="float" office:value="13559373" calcext:value-type="float">
            <text:p><text:s/>13 559 373</text:p>
          </table:table-cell>
          <table:table-cell table:style-name="ce17" office:value-type="float" office:value="741028" calcext:value-type="float">
            <text:p><text:s text:c="2"/>741 028</text:p>
          </table:table-cell>
          <table:table-cell table:style-name="ce17" office:value-type="float" office:value="969310" calcext:value-type="float">
            <text:p><text:s text:c="2"/>969 310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Tecidos, artefatos de tecidos e de armarinho,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10"/>vestuário, calçados e artigos de viagem</text:p>
          </table:table-cell>
          <table:table-cell table:style-name="ce17" office:value-type="float" office:value="7090678" calcext:value-type="float">
            <text:p><text:s/>7 090 678</text:p>
          </table:table-cell>
          <table:table-cell table:style-name="ce17" office:value-type="float" office:value="527223" calcext:value-type="float">
            <text:p><text:s text:c="2"/>527 223</text:p>
          </table:table-cell>
          <table:table-cell table:style-name="ce17" office:value-type="float" office:value="730616" calcext:value-type="float">
            <text:p><text:s text:c="2"/>730 616</text:p>
          </table:table-cell>
          <table:table-cell table:style-name="ce17" office:value-type="float" office:value="1000299" calcext:value-type="float">
            <text:p><text:s/>1 000 299</text:p>
          </table:table-cell>
          <table:table-cell table:style-name="ce17" office:value-type="float" office:value="40899" calcext:value-type="float">
            <text:p><text:s text:c="2"/>40 899</text:p>
          </table:table-cell>
          <table:table-cell table:style-name="ce17" office:value-type="float" office:value="43915" calcext:value-type="float">
            <text:p><text:s text:c="2"/>43 915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Tecidos, artefatos de tecidos e de armarinho <text:s/></text:p>
          </table:table-cell>
          <table:table-cell table:style-name="ce17" office:value-type="float" office:value="1885026" calcext:value-type="float">
            <text:p><text:s/>1 885 026</text:p>
          </table:table-cell>
          <table:table-cell table:style-name="ce17" office:value-type="float" office:value="182995" calcext:value-type="float">
            <text:p><text:s text:c="2"/>182 995</text:p>
          </table:table-cell>
          <table:table-cell table:style-name="ce17" office:value-type="float" office:value="309391" calcext:value-type="float">
            <text:p><text:s text:c="2"/>309 391</text:p>
          </table:table-cell>
          <table:table-cell table:style-name="ce17" office:value-type="float" office:value="50598" calcext:value-type="float">
            <text:p><text:s text:c="2"/>50 598</text:p>
          </table:table-cell>
          <table:table-cell table:style-name="ce17" office:value-type="float" office:value="16369" calcext:value-type="float">
            <text:p><text:s text:c="2"/>16 369</text:p>
          </table:table-cell>
          <table:table-cell table:style-name="ce17" office:value-type="float" office:value="12574" calcext:value-type="float">
            <text:p><text:s text:c="2"/>12 574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Artigos do vestuário e acessórios</text:p>
          </table:table-cell>
          <table:table-cell table:style-name="ce17" office:value-type="float" office:value="1893291" calcext:value-type="float">
            <text:p><text:s/>1 893 291</text:p>
          </table:table-cell>
          <table:table-cell table:style-name="ce17" office:value-type="float" office:value="162924" calcext:value-type="float">
            <text:p><text:s text:c="2"/>162 924</text:p>
          </table:table-cell>
          <table:table-cell table:style-name="ce17" office:value-type="float" office:value="137937" calcext:value-type="float">
            <text:p><text:s text:c="2"/>137 937</text:p>
          </table:table-cell>
          <table:table-cell table:style-name="ce17" office:value-type="float" office:value="216496" calcext:value-type="float">
            <text:p><text:s text:c="2"/>216 496</text:p>
          </table:table-cell>
          <table:table-cell table:style-name="ce17" office:value-type="float" office:value="16160" calcext:value-type="float">
            <text:p><text:s text:c="2"/>16 160</text:p>
          </table:table-cell>
          <table:table-cell table:style-name="ce17" office:value-type="float" office:value="21881" calcext:value-type="float">
            <text:p><text:s text:c="2"/>21 881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Calçados e artigos de viagem</text:p>
          </table:table-cell>
          <table:table-cell table:style-name="ce17" office:value-type="float" office:value="3312361" calcext:value-type="float">
            <text:p><text:s/>3 312 361</text:p>
          </table:table-cell>
          <table:table-cell table:style-name="ce17" office:value-type="float" office:value="181304" calcext:value-type="float">
            <text:p><text:s text:c="2"/>181 304</text:p>
          </table:table-cell>
          <table:table-cell table:style-name="ce17" office:value-type="float" office:value="283288" calcext:value-type="float">
            <text:p><text:s text:c="2"/>283 288</text:p>
          </table:table-cell>
          <table:table-cell table:style-name="ce17" office:value-type="float" office:value="733205" calcext:value-type="float">
            <text:p><text:s text:c="2"/>733 205</text:p>
          </table:table-cell>
          <table:table-cell table:style-name="ce17" office:value-type="float" office:value="8370" calcext:value-type="float">
            <text:p><text:s text:c="2"/>8 370</text:p>
          </table:table-cell>
          <table:table-cell table:style-name="ce17" office:value-type="float" office:value="9460" calcext:value-type="float">
            <text:p><text:s text:c="2"/>9 460</text:p>
          </table:table-cell>
          <table:table-cell table:style-name="ce18" table:number-columns-repeated="16377"/>
        </table:table-row>
        <table:table-row table:style-name="ro2">
          <table:table-cell table:style-name="ce10" office:value-type="string" calcext:value-type="string">
            <text:p><text:s text:c="8"/>Produtos farmacêuticos, perfumaria, cosméticos,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10" office:value-type="string" calcext:value-type="string">
            <text:p><text:s text:c="10"/>médicos, ortopédicos, odontológicos e veterinários</text:p>
          </table:table-cell>
          <table:table-cell table:style-name="ce17" office:value-type="float" office:value="43762131" calcext:value-type="float">
            <text:p><text:s/>43 762 131</text:p>
          </table:table-cell>
          <table:table-cell table:style-name="ce17" office:value-type="float" office:value="1192993" calcext:value-type="float">
            <text:p><text:s/>1 192 993</text:p>
          </table:table-cell>
          <table:table-cell table:style-name="ce17" office:value-type="float" office:value="2536658" calcext:value-type="float">
            <text:p><text:s/>2 536 658</text:p>
          </table:table-cell>
          <table:table-cell table:style-name="ce17" office:value-type="float" office:value="10879258" calcext:value-type="float">
            <text:p><text:s/>10 879 258</text:p>
          </table:table-cell>
          <table:table-cell table:style-name="ce17" office:value-type="float" office:value="486036" calcext:value-type="float">
            <text:p><text:s text:c="2"/>486 036</text:p>
          </table:table-cell>
          <table:table-cell table:style-name="ce17" office:value-type="float" office:value="782075" calcext:value-type="float">
            <text:p><text:s text:c="2"/>782 075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Artigos de escritório e de papelaria; papel, pape- <text:s/>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7">
          <table:table-cell table:style-name="ce7" office:value-type="string" calcext:value-type="string">
            <text:p><text:s text:c="10"/>lão e seus artefatos; livros, jornais e outras pu-</text:p>
          </table:table-cell>
          <table:table-cell table:style-name="ce18" table:number-columns-repeated="16383"/>
        </table:table-row>
        <table:table-row table:style-name="ro7">
          <table:table-cell table:style-name="ce7" office:value-type="string" calcext:value-type="string">
            <text:p><text:s text:c="10"/>blicações</text:p>
          </table:table-cell>
          <table:table-cell table:style-name="ce17" office:value-type="float" office:value="2324643" calcext:value-type="float">
            <text:p><text:s/>2 324 643</text:p>
          </table:table-cell>
          <table:table-cell table:style-name="ce17" office:value-type="float" office:value="116344" calcext:value-type="float">
            <text:p><text:s text:c="2"/>116 344</text:p>
          </table:table-cell>
          <table:table-cell table:style-name="ce17" office:value-type="float" office:value="217489" calcext:value-type="float">
            <text:p><text:s text:c="2"/>217 489</text:p>
          </table:table-cell>
          <table:table-cell table:style-name="ce17" office:value-type="float" office:value="192388" calcext:value-type="float">
            <text:p><text:s text:c="2"/>192 388</text:p>
          </table:table-cell>
          <table:table-cell table:style-name="ce17" office:value-type="float" office:value="65821" calcext:value-type="float">
            <text:p><text:s text:c="2"/>65 821</text:p>
          </table:table-cell>
          <table:table-cell table:style-name="ce17" office:value-type="float" office:value="41477" calcext:value-type="float">
            <text:p><text:s text:c="2"/>41 477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Outros equipamentos e artigos de uso pessoal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7" office:value-type="string" calcext:value-type="string">
            <text:p><text:s text:c="10"/>e doméstico (3)</text:p>
          </table:table-cell>
          <table:table-cell table:style-name="ce17" office:value-type="float" office:value="9200170" calcext:value-type="float">
            <text:p><text:s/>9 200 170</text:p>
          </table:table-cell>
          <table:table-cell table:style-name="ce17" office:value-type="float" office:value="507408" calcext:value-type="float">
            <text:p><text:s text:c="2"/>507 408</text:p>
          </table:table-cell>
          <table:table-cell table:style-name="ce17" office:value-type="float" office:value="1135025" calcext:value-type="float">
            <text:p><text:s/>1 135 025</text:p>
          </table:table-cell>
          <table:table-cell table:style-name="ce17" office:value-type="float" office:value="1487428" calcext:value-type="float">
            <text:p><text:s/>1 487 428</text:p>
          </table:table-cell>
          <table:table-cell table:style-name="ce17" office:value-type="float" office:value="148272" calcext:value-type="float">
            <text:p><text:s text:c="2"/>148 272</text:p>
          </table:table-cell>
          <table:table-cell table:style-name="ce17" office:value-type="float" office:value="101843" calcext:value-type="float">
            <text:p><text:s text:c="2"/>101 843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produtos intermediários, resíduos <text:s text:c="2"/>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e sucatas</text:p>
          </table:table-cell>
          <table:table-cell table:style-name="ce17" office:value-type="float" office:value="51522505" calcext:value-type="float">
            <text:p><text:s/>51 522 505</text:p>
          </table:table-cell>
          <table:table-cell table:style-name="ce17" office:value-type="float" office:value="2110969" calcext:value-type="float">
            <text:p><text:s/>2 110 969</text:p>
          </table:table-cell>
          <table:table-cell table:style-name="ce17" office:value-type="float" office:value="2769293" calcext:value-type="float">
            <text:p><text:s/>2 769 293</text:p>
          </table:table-cell>
          <table:table-cell table:style-name="ce17" office:value-type="float" office:value="1954970" calcext:value-type="float">
            <text:p><text:s/>1 954 970</text:p>
          </table:table-cell>
          <table:table-cell table:style-name="ce17" office:value-type="float" office:value="3560075" calcext:value-type="float">
            <text:p><text:s/>3 560 075</text:p>
          </table:table-cell>
          <table:table-cell table:style-name="ce17" office:value-type="float" office:value="939910" calcext:value-type="float">
            <text:p><text:s text:c="2"/>939 910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Combustíveis e lubrificantes</text:p>
          </table:table-cell>
          <table:table-cell table:style-name="ce17" office:value-type="float" office:value="19461597" calcext:value-type="float">
            <text:p><text:s/>19 461 597</text:p>
          </table:table-cell>
          <table:table-cell table:style-name="ce17" office:value-type="float" office:value="661957" calcext:value-type="float">
            <text:p><text:s text:c="2"/>661 957</text:p>
          </table:table-cell>
          <table:table-cell table:style-name="ce17" office:value-type="float" office:value="250891" calcext:value-type="float">
            <text:p><text:s text:c="2"/>250 891</text:p>
          </table:table-cell>
          <table:table-cell table:style-name="ce17" office:value-type="float" office:value="936037" calcext:value-type="float">
            <text:p><text:s text:c="2"/>936 037</text:p>
          </table:table-cell>
          <table:table-cell table:style-name="ce17" office:value-type="float" office:value="1419486" calcext:value-type="float">
            <text:p><text:s/>1 419 486</text:p>
          </table:table-cell>
          <table:table-cell table:style-name="ce17" office:value-type="float" office:value="360083" calcext:value-type="float">
            <text:p><text:s text:c="2"/>360 083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Madeira, ferragens, ferramentas, material elétrico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10"/>e material de construção</text:p>
          </table:table-cell>
          <table:table-cell table:style-name="ce17" office:value-type="float" office:value="9381581" calcext:value-type="float">
            <text:p><text:s/>9 381 581</text:p>
          </table:table-cell>
          <table:table-cell table:style-name="ce17" office:value-type="float" office:value="564986" calcext:value-type="float">
            <text:p><text:s text:c="2"/>564 986</text:p>
          </table:table-cell>
          <table:table-cell table:style-name="ce17" office:value-type="float" office:value="1065646" calcext:value-type="float">
            <text:p><text:s/>1 065 646</text:p>
          </table:table-cell>
          <table:table-cell table:style-name="ce17" office:value-type="float" office:value="343620" calcext:value-type="float">
            <text:p><text:s text:c="2"/>343 620</text:p>
          </table:table-cell>
          <table:table-cell table:style-name="ce17" office:value-type="float" office:value="626095" calcext:value-type="float">
            <text:p><text:s text:c="2"/>626 095</text:p>
          </table:table-cell>
          <table:table-cell table:style-name="ce17" office:value-type="float" office:value="172566" calcext:value-type="float">
            <text:p><text:s text:c="2"/>172 566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Produtos químicos, adubos e fertilizantes</text:p>
          </table:table-cell>
          <table:table-cell table:style-name="ce17" office:value-type="float" office:value="14538754" calcext:value-type="float">
            <text:p><text:s/>14 538 754</text:p>
          </table:table-cell>
          <table:table-cell table:style-name="ce17" office:value-type="float" office:value="349520" calcext:value-type="float">
            <text:p><text:s text:c="2"/>349 520</text:p>
          </table:table-cell>
          <table:table-cell table:style-name="ce17" office:value-type="float" office:value="907206" calcext:value-type="float">
            <text:p><text:s text:c="2"/>907 206</text:p>
          </table:table-cell>
          <table:table-cell table:style-name="ce17" office:value-type="float" office:value="437268" calcext:value-type="float">
            <text:p><text:s text:c="2"/>437 268</text:p>
          </table:table-cell>
          <table:table-cell table:style-name="ce17" office:value-type="float" office:value="802836" calcext:value-type="float">
            <text:p><text:s text:c="2"/>802 836</text:p>
          </table:table-cell>
          <table:table-cell table:style-name="ce17" office:value-type="float" office:value="167833" calcext:value-type="float">
            <text:p><text:s text:c="2"/>167 833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Produtos siderúrgicos e metalúrgicos</text:p>
          </table:table-cell>
          <table:table-cell table:style-name="ce17" office:value-type="float" office:value="1975566" calcext:value-type="float">
            <text:p><text:s/>1 975 566</text:p>
          </table:table-cell>
          <table:table-cell table:style-name="ce17" office:value-type="float" office:value="185403" calcext:value-type="float">
            <text:p><text:s text:c="2"/>185 403</text:p>
          </table:table-cell>
          <table:table-cell table:style-name="ce17" office:value-type="float" office:value="184494" calcext:value-type="float">
            <text:p><text:s text:c="2"/>184 494</text:p>
          </table:table-cell>
          <table:table-cell table:style-name="ce17" office:value-type="float" office:value="27612" calcext:value-type="float">
            <text:p><text:s text:c="2"/>27 612</text:p>
          </table:table-cell>
          <table:table-cell table:style-name="ce17" office:value-type="float" office:value="92940" calcext:value-type="float">
            <text:p><text:s text:c="2"/>92 940</text:p>
          </table:table-cell>
          <table:table-cell table:style-name="ce17" office:value-type="float" office:value="45486" calcext:value-type="float">
            <text:p><text:s text:c="2"/>45 486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Papel e papelão em bruto e de embalagens</text:p>
          </table:table-cell>
          <table:table-cell table:style-name="ce17" office:value-type="float" office:value="1047560" calcext:value-type="float">
            <text:p><text:s/>1 047 560</text:p>
          </table:table-cell>
          <table:table-cell table:style-name="ce17" office:value-type="float" office:value="89826" calcext:value-type="float">
            <text:p><text:s text:c="2"/>89 826</text:p>
          </table:table-cell>
          <table:table-cell table:style-name="ce17" office:value-type="float" office:value="71159" calcext:value-type="float">
            <text:p><text:s text:c="2"/>71 159</text:p>
          </table:table-cell>
          <table:table-cell table:style-name="ce17" office:value-type="float" office:value="21263" calcext:value-type="float">
            <text:p><text:s text:c="2"/>21 263</text:p>
          </table:table-cell>
          <table:table-cell table:style-name="ce17" office:value-type="float" office:value="45926" calcext:value-type="float">
            <text:p><text:s text:c="2"/>45 926</text:p>
          </table:table-cell>
          <table:table-cell table:style-name="ce17" office:value-type="float" office:value="49307" calcext:value-type="float">
            <text:p><text:s text:c="2"/>49 307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Resíduos, sucatas e outros produtos</text:p>
          </table:table-cell>
          <table:table-cell table:style-name="ce17" office:value-type="float" office:value="5117447" calcext:value-type="float">
            <text:p><text:s/>5 117 447</text:p>
          </table:table-cell>
          <table:table-cell table:style-name="ce17" office:value-type="float" office:value="259277" calcext:value-type="float">
            <text:p><text:s text:c="2"/>259 277</text:p>
          </table:table-cell>
          <table:table-cell table:style-name="ce17" office:value-type="float" office:value="289897" calcext:value-type="float">
            <text:p><text:s text:c="2"/>289 897</text:p>
          </table:table-cell>
          <table:table-cell table:style-name="ce17" office:value-type="float" office:value="189170" calcext:value-type="float">
            <text:p><text:s text:c="2"/>189 170</text:p>
          </table:table-cell>
          <table:table-cell table:style-name="ce17" office:value-type="float" office:value="572792" calcext:value-type="float">
            <text:p><text:s text:c="2"/>572 792</text:p>
          </table:table-cell>
          <table:table-cell table:style-name="ce17" office:value-type="float" office:value="144635" calcext:value-type="float">
            <text:p><text:s text:c="2"/>144 635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Resíduos e sucatas</text:p>
          </table:table-cell>
          <table:table-cell table:style-name="ce17" office:value-type="float" office:value="2528601" calcext:value-type="float">
            <text:p><text:s/>2 528 601</text:p>
          </table:table-cell>
          <table:table-cell table:style-name="ce17" office:value-type="float" office:value="113823" calcext:value-type="float">
            <text:p><text:s text:c="2"/>113 823</text:p>
          </table:table-cell>
          <table:table-cell table:style-name="ce17" office:value-type="float" office:value="20121" calcext:value-type="float">
            <text:p><text:s text:c="2"/>20 121</text:p>
          </table:table-cell>
          <table:table-cell table:style-name="ce17" office:value-type="float" office:value="54892" calcext:value-type="float">
            <text:p><text:s text:c="2"/>54 892</text:p>
          </table:table-cell>
          <table:table-cell table:style-name="ce17" office:value-type="float" office:value="504962" calcext:value-type="float">
            <text:p><text:s text:c="2"/>504 962</text:p>
          </table:table-cell>
          <table:table-cell table:style-name="ce17" office:value-type="float" office:value="103168" calcext:value-type="float">
            <text:p><text:s text:c="2"/>103 168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Outros produtos (4)</text:p>
          </table:table-cell>
          <table:table-cell table:style-name="ce17" office:value-type="float" office:value="2588846" calcext:value-type="float">
            <text:p><text:s/>2 588 846</text:p>
          </table:table-cell>
          <table:table-cell table:style-name="ce17" office:value-type="float" office:value="145454" calcext:value-type="float">
            <text:p><text:s text:c="2"/>145 454</text:p>
          </table:table-cell>
          <table:table-cell table:style-name="ce17" office:value-type="float" office:value="269776" calcext:value-type="float">
            <text:p><text:s text:c="2"/>269 776</text:p>
          </table:table-cell>
          <table:table-cell table:style-name="ce17" office:value-type="float" office:value="134278" calcext:value-type="float">
            <text:p><text:s text:c="2"/>134 278</text:p>
          </table:table-cell>
          <table:table-cell table:style-name="ce17" office:value-type="float" office:value="67830" calcext:value-type="float">
            <text:p><text:s text:c="2"/>67 830</text:p>
          </table:table-cell>
          <table:table-cell table:style-name="ce17" office:value-type="float" office:value="41467" calcext:value-type="float">
            <text:p><text:s text:c="2"/>41 467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equipamentos e produtos de tecnologia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de informação e comunicação</text:p>
          </table:table-cell>
          <table:table-cell table:style-name="ce17" office:value-type="float" office:value="7861031" calcext:value-type="float">
            <text:p><text:s/>7 861 031</text:p>
          </table:table-cell>
          <table:table-cell table:style-name="ce17" office:value-type="float" office:value="251876" calcext:value-type="float">
            <text:p><text:s text:c="2"/>251 876</text:p>
          </table:table-cell>
          <table:table-cell table:style-name="ce17" office:value-type="float" office:value="948406" calcext:value-type="float">
            <text:p><text:s text:c="2"/>948 406</text:p>
          </table:table-cell>
          <table:table-cell table:style-name="ce17" office:value-type="float" office:value="1064325" calcext:value-type="float">
            <text:p><text:s/>1 064 325</text:p>
          </table:table-cell>
          <table:table-cell table:style-name="ce17" office:value-type="float" office:value="61411" calcext:value-type="float">
            <text:p><text:s text:c="2"/>61 411</text:p>
          </table:table-cell>
          <table:table-cell table:style-name="ce17" office:value-type="float" office:value="88420" calcext:value-type="float">
            <text:p><text:s text:c="2"/>88 420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máquinas, aparelhos e equipamentos </text:p>
          </table:table-cell>
          <table:table-cell table:style-name="ce17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(exceto de tecnologia de informação e comunicação)</text:p>
          </table:table-cell>
          <table:table-cell table:style-name="ce17" office:value-type="float" office:value="20054953" calcext:value-type="float">
            <text:p><text:s/>20 054 953</text:p>
          </table:table-cell>
          <table:table-cell table:style-name="ce17" office:value-type="float" office:value="875573" calcext:value-type="float">
            <text:p><text:s text:c="2"/>875 573</text:p>
          </table:table-cell>
          <table:table-cell table:style-name="ce17" office:value-type="float" office:value="1527691" calcext:value-type="float">
            <text:p><text:s/>1 527 691</text:p>
          </table:table-cell>
          <table:table-cell table:style-name="ce17" office:value-type="float" office:value="836960" calcext:value-type="float">
            <text:p><text:s text:c="2"/>836 960</text:p>
          </table:table-cell>
          <table:table-cell table:style-name="ce17" office:value-type="float" office:value="1009204" calcext:value-type="float">
            <text:p><text:s/>1 009 204</text:p>
          </table:table-cell>
          <table:table-cell table:style-name="ce17" office:value-type="float" office:value="250813" calcext:value-type="float">
            <text:p><text:s text:c="2"/>250 813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não especializado</text:p>
          </table:table-cell>
          <table:table-cell table:style-name="ce19" office:value-type="float" office:value="18716617" calcext:value-type="float">
            <text:p><text:s/>18 716 617</text:p>
          </table:table-cell>
          <table:table-cell table:style-name="ce19" office:value-type="float" office:value="896210" calcext:value-type="float">
            <text:p><text:s text:c="2"/>896 210</text:p>
          </table:table-cell>
          <table:table-cell table:style-name="ce19" office:value-type="float" office:value="1890158" calcext:value-type="float">
            <text:p><text:s/>1 890 158</text:p>
          </table:table-cell>
          <table:table-cell table:style-name="ce19" office:value-type="float" office:value="803698" calcext:value-type="float">
            <text:p><text:s text:c="2"/>803 698</text:p>
          </table:table-cell>
          <table:table-cell table:style-name="ce19" office:value-type="float" office:value="1008699" calcext:value-type="float">
            <text:p><text:s/>1 008 699</text:p>
          </table:table-cell>
          <table:table-cell table:style-name="ce19" office:value-type="float" office:value="345294" calcext:value-type="float">
            <text:p><text:s text:c="2"/>345 294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number-columns-repeated="14"/>
          <table:table-cell table:style-name="ce18"/>
          <table:table-cell table:number-columns-repeated="16369"/>
        </table:table-row>
        <table:table-row table:style-name="ro7">
          <table:table-cell table:number-columns-repeated="14"/>
          <table:table-cell table:style-name="ce30"/>
          <table:table-cell table:number-columns-repeated="16369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AB17B" table:style-name="ta2">
        <table:table-column table:style-name="co1" table:default-cell-style-name="ce11"/>
        <table:table-column table:style-name="co2" table:default-cell-style-name="ce11"/>
        <table:table-column table:style-name="co2" table:number-columns-repeated="5" table:default-cell-style-name="ce22"/>
        <table:table-column table:style-name="co3" table:number-columns-repeated="16377" table:default-cell-style-name="ce22"/>
        <table:table-row table:style-name="ro1">
          <table:table-cell table:style-name="ce1" office:value-type="string" calcext:value-type="string" table:number-columns-spanned="7" table:number-rows-spanned="1">
            <text:p>Tabela 17 - Despesas operacionais das empresas comerciais com 20 ou mais pessoas ocupadas, <text:s/></text:p>
          </table:table-cell>
          <table:covered-table-cell table:number-columns-repeated="6" table:style-name="ce1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31" office:value-type="string" calcext:value-type="string" table:number-columns-spanned="7" table:number-rows-spanned="1">
            <text:p>segundo as divisões, grupos e classes de atividades - Brasil - 2023</text:p>
          </table:table-cell>
          <table:covered-table-cell table:number-columns-repeated="6" table:style-name="ce31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3" table:number-columns-repeated="2"/>
          <table:table-cell table:style-name="ce18" table:number-columns-repeated="3"/>
          <table:table-cell table:style-name="ce23"/>
          <table:table-cell table:style-name="ce24" office:value-type="string" calcext:value-type="string">
            <text:p>(continuação)</text:p>
          </table:table-cell>
          <table:table-cell table:style-name="ce23" table:number-columns-repeated="7"/>
          <table:table-cell table:style-name="ce26"/>
          <table:table-cell table:style-name="ce23" table:number-columns-repeated="16369"/>
        </table:table-row>
        <table:table-row table:style-name="ro2">
          <table:table-cell table:style-name="ce32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6" table:number-rows-spanned="1">
            <text:p>Despesas operacionais das empresas comerciais com 20 ou mais pessoas ocupadas</text:p>
          </table:table-cell>
          <table:covered-table-cell table:number-columns-repeated="5" table:style-name="ce20"/>
          <table:table-cell table:style-name="ce23" table:number-columns-repeated="16377"/>
        </table:table-row>
        <table:table-row table:style-name="ro2">
          <table:covered-table-cell table:style-name="ce32"/>
          <table:table-cell table:style-name="ce13" office:value-type="string" calcext:value-type="string" table:number-columns-spanned="1" table:number-rows-spanned="2">
            <text:p>Total</text:p>
          </table:table-cell>
          <table:table-cell table:style-name="ce13" office:value-type="string" calcext:value-type="string" table:number-columns-spanned="1" table:number-rows-spanned="2">
            <text:p>Aluguéis,</text:p>
            <text:p>arrenda-</text:p>
            <text:p>mento de</text:p>
            <text:p>imóveis e</text:p>
            <text:p>condo-</text:p>
            <text:p>mínios</text:p>
          </table:table-cell>
          <table:table-cell table:style-name="ce13" office:value-type="string" calcext:value-type="string" table:number-columns-spanned="1" table:number-rows-spanned="2">
            <text:p>Comissões</text:p>
            <text:p>pagas a re-</text:p>
            <text:p>presentantes</text:p>
            <text:p>comerciais</text:p>
            <text:p>e outros</text:p>
            <text:p>interme-</text:p>
            <text:p>diários</text:p>
          </table:table-cell>
          <table:table-cell table:style-name="ce13" office:value-type="string" calcext:value-type="string" table:number-columns-spanned="1" table:number-rows-spanned="2">
            <text:p>Publicidade</text:p>
            <text:p>e</text:p>
            <text:p>propaganda</text:p>
          </table:table-cell>
          <table:table-cell table:style-name="ce13" office:value-type="string" calcext:value-type="string" table:number-columns-spanned="1" table:number-rows-spanned="2">
            <text:p>Combustíveis,</text:p>
            <text:p>peças e</text:p>
            <text:p>acessórios</text:p>
            <text:p>consumidos</text:p>
            <text:p>nos meios de</text:p>
            <text:p>transporte</text:p>
            <text:p>próprios</text:p>
          </table:table-cell>
          <table:table-cell table:style-name="ce25" office:value-type="string" calcext:value-type="string" table:number-columns-spanned="1" table:number-rows-spanned="2">
            <text:p>Serviços</text:p>
            <text:p>prestados por</text:p>
            <text:p>profissionais</text:p>
            <text:p>liberais ou</text:p>
            <text:p>autônomos</text:p>
            <text:p>(pessoas</text:p>
            <text:p>físicas)</text:p>
          </table:table-cell>
          <table:table-cell table:style-name="ce23" table:number-columns-repeated="16377"/>
        </table:table-row>
        <table:table-row table:style-name="ro3">
          <table:covered-table-cell table:style-name="ce32"/>
          <table:covered-table-cell table:number-columns-repeated="5" table:style-name="ce13"/>
          <table:covered-table-cell table:style-name="ce25"/>
          <table:table-cell table:style-name="ce23" table:number-columns-repeated="16377"/>
        </table:table-row>
        <table:table-row table:style-name="ro2">
          <table:covered-table-cell table:style-name="ce32"/>
          <table:table-cell table:style-name="ce14" office:value-type="string" calcext:value-type="string" table:number-columns-spanned="6" table:number-rows-spanned="1">
            <text:p>1 000 R$</text:p>
          </table:table-cell>
          <table:covered-table-cell table:number-columns-repeated="3" table:style-name="ce21"/>
          <table:covered-table-cell table:style-name="ce21">
            <draw:custom-shape table:end-cell-address="TAB17B.F8" table:end-x="0.211cm" table:end-y="0.316cm" draw:z-index="0" draw:name="Text Box 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B.F8" table:end-x="0.211cm" table:end-y="0.316cm" draw:z-index="1" draw:name="Text Box 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B.F8" table:end-x="0.211cm" table:end-y="0.316cm" draw:z-index="2" draw:name="Text Box 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21"/>
          <table:table-cell table:style-name="ce23" table:number-columns-repeated="16377"/>
        </table:table-row>
        <table:table-row table:style-name="ro2">
          <table:table-cell table:style-name="ce33" office:value-type="string" calcext:value-type="string">
            <text:p>Comércio varejista</text:p>
          </table:table-cell>
          <table:table-cell table:style-name="ce37" office:value-type="float" office:value="207801976" calcext:value-type="float">
            <text:p><text:s/>207 801 976</text:p>
          </table:table-cell>
          <table:table-cell table:style-name="ce37" office:value-type="float" office:value="27527933" calcext:value-type="float">
            <text:p><text:s/>27 527 933</text:p>
          </table:table-cell>
          <table:table-cell table:style-name="ce37" office:value-type="float" office:value="4942135" calcext:value-type="float">
            <text:p><text:s/>4 942 135</text:p>
          </table:table-cell>
          <table:table-cell table:style-name="ce37" office:value-type="float" office:value="20117640" calcext:value-type="float">
            <text:p><text:s/>20 117 640</text:p>
          </table:table-cell>
          <table:table-cell table:style-name="ce37" office:value-type="float" office:value="5351220" calcext:value-type="float">
            <text:p><text:s/>5 351 220</text:p>
          </table:table-cell>
          <table:table-cell table:style-name="ce37" office:value-type="float" office:value="2792038" calcext:value-type="float">
            <text:p><text:s/>2 792 038</text:p>
          </table:table-cell>
          <table:table-cell table:style-name="ce27" table:number-columns-repeated="7"/>
          <table:table-cell table:style-name="ce23"/>
          <table:table-cell table:style-name="ce27" table:number-columns-repeated="16369"/>
        </table:table-row>
        <table:table-row table:style-name="ro8">
          <table:table-cell table:style-name="ce9" office:value-type="string" calcext:value-type="string">
            <text:p><text:s text:c="4"/>Comércio não especializado</text:p>
          </table:table-cell>
          <table:table-cell table:style-name="ce38" office:value-type="float" office:value="97856097" calcext:value-type="float">
            <text:p><text:s/>97 856 097</text:p>
          </table:table-cell>
          <table:table-cell table:style-name="ce38" office:value-type="float" office:value="10620029" calcext:value-type="float">
            <text:p><text:s/>10 620 029</text:p>
          </table:table-cell>
          <table:table-cell table:style-name="ce38" office:value-type="float" office:value="1208313" calcext:value-type="float">
            <text:p><text:s/>1 208 313</text:p>
          </table:table-cell>
          <table:table-cell table:style-name="ce38" office:value-type="float" office:value="10894382" calcext:value-type="float">
            <text:p><text:s/>10 894 382</text:p>
          </table:table-cell>
          <table:table-cell table:style-name="ce38" office:value-type="float" office:value="1924748" calcext:value-type="float">
            <text:p><text:s/>1 924 748</text:p>
          </table:table-cell>
          <table:table-cell table:style-name="ce38" office:value-type="float" office:value="857582" calcext:value-type="float">
            <text:p><text:s text:c="2"/>857 582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9">
          <table:table-cell table:style-name="ce34" office:value-type="string" calcext:value-type="string">
            <text:p><text:s text:c="8"/>Hipermercados e supermercados</text:p>
          </table:table-cell>
          <table:table-cell table:style-name="ce38" office:value-type="float" office:value="61598563" calcext:value-type="float">
            <text:p><text:s/>61 598 563</text:p>
          </table:table-cell>
          <table:table-cell table:style-name="ce38" office:value-type="float" office:value="7775404" calcext:value-type="float">
            <text:p><text:s/>7 775 404</text:p>
          </table:table-cell>
          <table:table-cell table:style-name="ce38" office:value-type="float" office:value="213513" calcext:value-type="float">
            <text:p><text:s text:c="2"/>213 513</text:p>
          </table:table-cell>
          <table:table-cell table:style-name="ce38" office:value-type="float" office:value="3843580" calcext:value-type="float">
            <text:p><text:s/>3 843 580</text:p>
          </table:table-cell>
          <table:table-cell table:style-name="ce38" office:value-type="float" office:value="1643092" calcext:value-type="float">
            <text:p><text:s/>1 643 092</text:p>
          </table:table-cell>
          <table:table-cell table:style-name="ce38" office:value-type="float" office:value="691982" calcext:value-type="float">
            <text:p><text:s text:c="2"/>691 982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9">
          <table:table-cell table:style-name="ce35" office:value-type="string" calcext:value-type="string">
            <text:p><text:s text:c="8"/>Outros tipos de comércio não especializado com</text:p>
          </table:table-cell>
          <table:table-cell table:style-name="ce38" table:number-columns-repeated="6"/>
          <table:table-cell table:style-name="ce18" table:number-columns-repeated="16377"/>
        </table:table-row>
        <table:table-row table:style-name="ro7">
          <table:table-cell table:style-name="ce35" office:value-type="string" calcext:value-type="string">
            <text:p><text:s text:c="10"/>predominância de produtos alimentícios (5)</text:p>
          </table:table-cell>
          <table:table-cell table:style-name="ce38" office:value-type="float" office:value="3907373" calcext:value-type="float">
            <text:p><text:s/>3 907 373</text:p>
          </table:table-cell>
          <table:table-cell table:style-name="ce38" office:value-type="float" office:value="423718" calcext:value-type="float">
            <text:p><text:s text:c="2"/>423 718</text:p>
          </table:table-cell>
          <table:table-cell table:style-name="ce38" office:value-type="float" office:value="10354" calcext:value-type="float">
            <text:p><text:s text:c="2"/>10 354</text:p>
          </table:table-cell>
          <table:table-cell table:style-name="ce38" office:value-type="float" office:value="103601" calcext:value-type="float">
            <text:p><text:s text:c="2"/>103 601</text:p>
          </table:table-cell>
          <table:table-cell table:style-name="ce38" office:value-type="float" office:value="170387" calcext:value-type="float">
            <text:p><text:s text:c="2"/>170 387</text:p>
          </table:table-cell>
          <table:table-cell table:style-name="ce38" office:value-type="float" office:value="113040" calcext:value-type="float">
            <text:p><text:s text:c="2"/>113 040</text:p>
          </table:table-cell>
          <table:table-cell table:style-name="ce18" table:number-columns-repeated="16377"/>
        </table:table-row>
        <table:table-row table:style-name="ro9">
          <table:table-cell table:style-name="ce35" office:value-type="string" calcext:value-type="string">
            <text:p><text:s text:c="8"/>Comércio não especializado sem predominân- </text:p>
          </table:table-cell>
          <table:table-cell table:style-name="ce38" table:number-columns-repeated="6"/>
          <table:table-cell table:style-name="ce18" table:number-columns-repeated="16377"/>
        </table:table-row>
        <table:table-row table:style-name="ro7">
          <table:table-cell table:style-name="ce35" office:value-type="string" calcext:value-type="string">
            <text:p><text:s text:c="10"/>cia de produtos alimentícios (6)</text:p>
          </table:table-cell>
          <table:table-cell table:style-name="ce38" office:value-type="float" office:value="32350161" calcext:value-type="float">
            <text:p><text:s/>32 350 161</text:p>
          </table:table-cell>
          <table:table-cell table:style-name="ce38" office:value-type="float" office:value="2420907" calcext:value-type="float">
            <text:p><text:s/>2 420 907</text:p>
          </table:table-cell>
          <table:table-cell table:style-name="ce38" office:value-type="float" office:value="984446" calcext:value-type="float">
            <text:p><text:s text:c="2"/>984 446</text:p>
          </table:table-cell>
          <table:table-cell table:style-name="ce38" office:value-type="float" office:value="6947201" calcext:value-type="float">
            <text:p><text:s/>6 947 201</text:p>
          </table:table-cell>
          <table:table-cell table:style-name="ce38" office:value-type="float" office:value="111269" calcext:value-type="float">
            <text:p><text:s text:c="2"/>111 269</text:p>
          </table:table-cell>
          <table:table-cell table:style-name="ce38" office:value-type="float" office:value="52560" calcext:value-type="float">
            <text:p><text:s text:c="2"/>52 560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8">
          <table:table-cell table:style-name="ce9" office:value-type="string" calcext:value-type="string">
            <text:p><text:s text:c="4"/>Comércio de produtos alimentícios, bebidas e fumo <text:s/></text:p>
          </table:table-cell>
          <table:table-cell table:style-name="ce38" office:value-type="float" office:value="6681455" calcext:value-type="float">
            <text:p><text:s/>6 681 455</text:p>
          </table:table-cell>
          <table:table-cell table:style-name="ce38" office:value-type="float" office:value="894951" calcext:value-type="float">
            <text:p><text:s text:c="2"/>894 951</text:p>
          </table:table-cell>
          <table:table-cell table:style-name="ce38" office:value-type="float" office:value="205146" calcext:value-type="float">
            <text:p><text:s text:c="2"/>205 146</text:p>
          </table:table-cell>
          <table:table-cell table:style-name="ce38" office:value-type="float" office:value="365436" calcext:value-type="float">
            <text:p><text:s text:c="2"/>365 436</text:p>
          </table:table-cell>
          <table:table-cell table:style-name="ce38" office:value-type="float" office:value="275282" calcext:value-type="float">
            <text:p><text:s text:c="2"/>275 282</text:p>
          </table:table-cell>
          <table:table-cell table:style-name="ce38" office:value-type="float" office:value="168000" calcext:value-type="float">
            <text:p><text:s text:c="2"/>168 000</text:p>
          </table:table-cell>
          <table:table-cell table:style-name="ce18" table:number-columns-repeated="16377"/>
        </table:table-row>
        <table:table-row table:style-name="ro8">
          <table:table-cell table:style-name="ce9" office:value-type="string" calcext:value-type="string">
            <text:p><text:s text:c="4"/>Comércio de tecidos, artigos de armarinho, vestuá- <text:s/></text:p>
          </table:table-cell>
          <table:table-cell table:style-name="ce38" table:number-columns-repeated="6"/>
          <table:table-cell table:style-name="ce18" table:number-columns-repeated="16377"/>
        </table:table-row>
        <table:table-row table:style-name="ro7">
          <table:table-cell table:style-name="ce34" office:value-type="string" calcext:value-type="string">
            <text:p><text:s text:c="6"/>rio e calçados</text:p>
          </table:table-cell>
          <table:table-cell table:style-name="ce38" office:value-type="float" office:value="17719377" calcext:value-type="float">
            <text:p><text:s/>17 719 377</text:p>
          </table:table-cell>
          <table:table-cell table:style-name="ce38" office:value-type="float" office:value="4728146" calcext:value-type="float">
            <text:p><text:s/>4 728 146</text:p>
          </table:table-cell>
          <table:table-cell table:style-name="ce38" office:value-type="float" office:value="334055" calcext:value-type="float">
            <text:p><text:s text:c="2"/>334 055</text:p>
          </table:table-cell>
          <table:table-cell table:style-name="ce38" office:value-type="float" office:value="2126817" calcext:value-type="float">
            <text:p><text:s/>2 126 817</text:p>
          </table:table-cell>
          <table:table-cell table:style-name="ce38" office:value-type="float" office:value="73119" calcext:value-type="float">
            <text:p><text:s text:c="2"/>73 119</text:p>
          </table:table-cell>
          <table:table-cell table:style-name="ce38" office:value-type="float" office:value="422988" calcext:value-type="float">
            <text:p><text:s text:c="2"/>422 988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Tecidos e artigos de armarinho</text:p>
          </table:table-cell>
          <table:table-cell table:style-name="ce38" office:value-type="float" office:value="1266262" calcext:value-type="float">
            <text:p><text:s/>1 266 262</text:p>
          </table:table-cell>
          <table:table-cell table:style-name="ce38" office:value-type="float" office:value="316364" calcext:value-type="float">
            <text:p><text:s text:c="2"/>316 364</text:p>
          </table:table-cell>
          <table:table-cell table:style-name="ce38" office:value-type="float" office:value="16482" calcext:value-type="float">
            <text:p><text:s text:c="2"/>16 482</text:p>
          </table:table-cell>
          <table:table-cell table:style-name="ce38" office:value-type="float" office:value="85761" calcext:value-type="float">
            <text:p><text:s text:c="2"/>85 761</text:p>
          </table:table-cell>
          <table:table-cell table:style-name="ce38" office:value-type="float" office:value="18699" calcext:value-type="float">
            <text:p><text:s text:c="2"/>18 699</text:p>
          </table:table-cell>
          <table:table-cell table:style-name="ce38" office:value-type="float" office:value="39308" calcext:value-type="float">
            <text:p><text:s text:c="2"/>39 308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Artigos do vestuário e complementos</text:p>
          </table:table-cell>
          <table:table-cell table:style-name="ce38" office:value-type="float" office:value="13080657" calcext:value-type="float">
            <text:p><text:s/>13 080 657</text:p>
          </table:table-cell>
          <table:table-cell table:style-name="ce38" office:value-type="float" office:value="3335785" calcext:value-type="float">
            <text:p><text:s/>3 335 785</text:p>
          </table:table-cell>
          <table:table-cell table:style-name="ce38" office:value-type="float" office:value="256175" calcext:value-type="float">
            <text:p><text:s text:c="2"/>256 175</text:p>
          </table:table-cell>
          <table:table-cell table:style-name="ce38" office:value-type="float" office:value="1549558" calcext:value-type="float">
            <text:p><text:s/>1 549 558</text:p>
          </table:table-cell>
          <table:table-cell table:style-name="ce38" office:value-type="float" office:value="43229" calcext:value-type="float">
            <text:p><text:s text:c="2"/>43 229</text:p>
          </table:table-cell>
          <table:table-cell table:style-name="ce38" office:value-type="float" office:value="347589" calcext:value-type="float">
            <text:p><text:s text:c="2"/>347 589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Calçados, artigos de couro e viagem</text:p>
          </table:table-cell>
          <table:table-cell table:style-name="ce38" office:value-type="float" office:value="3372458" calcext:value-type="float">
            <text:p><text:s/>3 372 458</text:p>
          </table:table-cell>
          <table:table-cell table:style-name="ce38" office:value-type="float" office:value="1075997" calcext:value-type="float">
            <text:p><text:s/>1 075 997</text:p>
          </table:table-cell>
          <table:table-cell table:style-name="ce38" office:value-type="float" office:value="61398" calcext:value-type="float">
            <text:p><text:s text:c="2"/>61 398</text:p>
          </table:table-cell>
          <table:table-cell table:style-name="ce38" office:value-type="float" office:value="491498" calcext:value-type="float">
            <text:p><text:s text:c="2"/>491 498</text:p>
          </table:table-cell>
          <table:table-cell table:style-name="ce38" office:value-type="float" office:value="11191" calcext:value-type="float">
            <text:p><text:s text:c="2"/>11 191</text:p>
          </table:table-cell>
          <table:table-cell table:style-name="ce38" office:value-type="float" office:value="36091" calcext:value-type="float">
            <text:p><text:s text:c="2"/>36 091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8">
          <table:table-cell table:style-name="ce34" office:value-type="string" calcext:value-type="string">
            <text:p><text:s text:c="4"/>Combustíveis e lubrificantes</text:p>
          </table:table-cell>
          <table:table-cell table:style-name="ce38" office:value-type="float" office:value="11129388" calcext:value-type="float">
            <text:p><text:s/>11 129 388</text:p>
          </table:table-cell>
          <table:table-cell table:style-name="ce38" office:value-type="float" office:value="1781823" calcext:value-type="float">
            <text:p><text:s/>1 781 823</text:p>
          </table:table-cell>
          <table:table-cell table:style-name="ce38" office:value-type="float" office:value="76884" calcext:value-type="float">
            <text:p><text:s text:c="2"/>76 884</text:p>
          </table:table-cell>
          <table:table-cell table:style-name="ce38" office:value-type="float" office:value="228347" calcext:value-type="float">
            <text:p><text:s text:c="2"/>228 347</text:p>
          </table:table-cell>
          <table:table-cell table:style-name="ce38" office:value-type="float" office:value="682867" calcext:value-type="float">
            <text:p><text:s text:c="2"/>682 867</text:p>
          </table:table-cell>
          <table:table-cell table:style-name="ce38" office:value-type="float" office:value="262977" calcext:value-type="float">
            <text:p><text:s text:c="2"/>262 977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8">
          <table:table-cell table:style-name="ce34" office:value-type="string" calcext:value-type="string">
            <text:p><text:s text:c="4"/>Comércio de outros produtos em lojas especiali-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4" office:value-type="string" calcext:value-type="string">
            <text:p><text:s text:c="6"/>zadas</text:p>
          </table:table-cell>
          <table:table-cell table:style-name="ce38" office:value-type="float" office:value="74393077" calcext:value-type="float">
            <text:p><text:s/>74 393 077</text:p>
          </table:table-cell>
          <table:table-cell table:style-name="ce38" office:value-type="float" office:value="9496063" calcext:value-type="float">
            <text:p><text:s/>9 496 063</text:p>
          </table:table-cell>
          <table:table-cell table:style-name="ce38" office:value-type="float" office:value="3117567" calcext:value-type="float">
            <text:p><text:s/>3 117 567</text:p>
          </table:table-cell>
          <table:table-cell table:style-name="ce38" office:value-type="float" office:value="6501838" calcext:value-type="float">
            <text:p><text:s/>6 501 838</text:p>
          </table:table-cell>
          <table:table-cell table:style-name="ce38" office:value-type="float" office:value="2394471" calcext:value-type="float">
            <text:p><text:s/>2 394 471</text:p>
          </table:table-cell>
          <table:table-cell table:style-name="ce38" office:value-type="float" office:value="1080259" calcext:value-type="float">
            <text:p><text:s/>1 080 259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Produtos farmacêuticos, perfumaria e cosméti- <text:s/>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5" office:value-type="string" calcext:value-type="string">
            <text:p><text:s text:c="10"/>cos e artigos médicos, ortopédicos e de óptica</text:p>
          </table:table-cell>
          <table:table-cell table:style-name="ce38" office:value-type="float" office:value="26522731" calcext:value-type="float">
            <text:p><text:s/>26 522 731</text:p>
          </table:table-cell>
          <table:table-cell table:style-name="ce38" office:value-type="float" office:value="3375953" calcext:value-type="float">
            <text:p><text:s/>3 375 953</text:p>
          </table:table-cell>
          <table:table-cell table:style-name="ce38" office:value-type="float" office:value="1031649" calcext:value-type="float">
            <text:p><text:s/>1 031 649</text:p>
          </table:table-cell>
          <table:table-cell table:style-name="ce38" office:value-type="float" office:value="3092818" calcext:value-type="float">
            <text:p><text:s/>3 092 818</text:p>
          </table:table-cell>
          <table:table-cell table:style-name="ce38" office:value-type="float" office:value="244922" calcext:value-type="float">
            <text:p><text:s text:c="2"/>244 922</text:p>
          </table:table-cell>
          <table:table-cell table:style-name="ce38" office:value-type="float" office:value="356242" calcext:value-type="float">
            <text:p><text:s text:c="2"/>356 242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Eletrodomésticos, equipamentos de áudio e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5" office:value-type="string" calcext:value-type="string">
            <text:p><text:s text:c="10"/>vídeo, instrumentos musicais e acessórios</text:p>
          </table:table-cell>
          <table:table-cell table:style-name="ce38" office:value-type="float" office:value="11498247" calcext:value-type="float">
            <text:p><text:s/>11 498 247</text:p>
          </table:table-cell>
          <table:table-cell table:style-name="ce38" office:value-type="float" office:value="771547" calcext:value-type="float">
            <text:p><text:s text:c="2"/>771 547</text:p>
          </table:table-cell>
          <table:table-cell table:style-name="ce38" office:value-type="float" office:value="601713" calcext:value-type="float">
            <text:p><text:s text:c="2"/>601 713</text:p>
          </table:table-cell>
          <table:table-cell table:style-name="ce38" office:value-type="float" office:value="663173" calcext:value-type="float">
            <text:p><text:s text:c="2"/>663 173</text:p>
          </table:table-cell>
          <table:table-cell table:style-name="ce38" office:value-type="float" office:value="92317" calcext:value-type="float">
            <text:p><text:s text:c="2"/>92 317</text:p>
          </table:table-cell>
          <table:table-cell table:style-name="ce38" office:value-type="float" office:value="66391" calcext:value-type="float">
            <text:p><text:s text:c="2"/>66 391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Móveis, artigos de iluminação, peças e acessó-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5" office:value-type="string" calcext:value-type="string">
            <text:p><text:s text:c="10"/>rios e outros artigos de uso doméstico</text:p>
          </table:table-cell>
          <table:table-cell table:style-name="ce38" office:value-type="float" office:value="5860269" calcext:value-type="float">
            <text:p><text:s/>5 860 269</text:p>
          </table:table-cell>
          <table:table-cell table:style-name="ce38" office:value-type="float" office:value="1164964" calcext:value-type="float">
            <text:p><text:s/>1 164 964</text:p>
          </table:table-cell>
          <table:table-cell table:style-name="ce38" office:value-type="float" office:value="331426" calcext:value-type="float">
            <text:p><text:s text:c="2"/>331 426</text:p>
          </table:table-cell>
          <table:table-cell table:style-name="ce38" office:value-type="float" office:value="522114" calcext:value-type="float">
            <text:p><text:s text:c="2"/>522 114</text:p>
          </table:table-cell>
          <table:table-cell table:style-name="ce38" office:value-type="float" office:value="116118" calcext:value-type="float">
            <text:p><text:s text:c="2"/>116 118</text:p>
          </table:table-cell>
          <table:table-cell table:style-name="ce38" office:value-type="float" office:value="83328" calcext:value-type="float">
            <text:p><text:s text:c="2"/>83 328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Material de construção</text:p>
          </table:table-cell>
          <table:table-cell table:style-name="ce38" office:value-type="float" office:value="15401998" calcext:value-type="float">
            <text:p><text:s/>15 401 998</text:p>
          </table:table-cell>
          <table:table-cell table:style-name="ce38" office:value-type="float" office:value="1826950" calcext:value-type="float">
            <text:p><text:s/>1 826 950</text:p>
          </table:table-cell>
          <table:table-cell table:style-name="ce38" office:value-type="float" office:value="454861" calcext:value-type="float">
            <text:p><text:s text:c="2"/>454 861</text:p>
          </table:table-cell>
          <table:table-cell table:style-name="ce38" office:value-type="float" office:value="865086" calcext:value-type="float">
            <text:p><text:s text:c="2"/>865 086</text:p>
          </table:table-cell>
          <table:table-cell table:style-name="ce38" office:value-type="float" office:value="1499021" calcext:value-type="float">
            <text:p><text:s/>1 499 021</text:p>
          </table:table-cell>
          <table:table-cell table:style-name="ce38" office:value-type="float" office:value="314426" calcext:value-type="float">
            <text:p><text:s text:c="2"/>314 426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Equipamentos de informática e comunicação</text:p>
          </table:table-cell>
          <table:table-cell table:style-name="ce38" office:value-type="float" office:value="3229688" calcext:value-type="float">
            <text:p><text:s/>3 229 688</text:p>
          </table:table-cell>
          <table:table-cell table:style-name="ce38" office:value-type="float" office:value="445780" calcext:value-type="float">
            <text:p><text:s text:c="2"/>445 780</text:p>
          </table:table-cell>
          <table:table-cell table:style-name="ce38" office:value-type="float" office:value="234266" calcext:value-type="float">
            <text:p><text:s text:c="2"/>234 266</text:p>
          </table:table-cell>
          <table:table-cell table:style-name="ce38" office:value-type="float" office:value="265275" calcext:value-type="float">
            <text:p><text:s text:c="2"/>265 275</text:p>
          </table:table-cell>
          <table:table-cell table:style-name="ce38" office:value-type="float" office:value="42312" calcext:value-type="float">
            <text:p><text:s text:c="2"/>42 312</text:p>
          </table:table-cell>
          <table:table-cell table:style-name="ce38" office:value-type="float" office:value="48126" calcext:value-type="float">
            <text:p><text:s text:c="2"/>48 126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Artigos culturais, recreativos e esportivos</text:p>
          </table:table-cell>
          <table:table-cell table:style-name="ce38" office:value-type="float" office:value="4038304" calcext:value-type="float">
            <text:p><text:s/>4 038 304</text:p>
          </table:table-cell>
          <table:table-cell table:style-name="ce38" office:value-type="float" office:value="928321" calcext:value-type="float">
            <text:p><text:s text:c="2"/>928 321</text:p>
          </table:table-cell>
          <table:table-cell table:style-name="ce38" office:value-type="float" office:value="78073" calcext:value-type="float">
            <text:p><text:s text:c="2"/>78 073</text:p>
          </table:table-cell>
          <table:table-cell table:style-name="ce38" office:value-type="float" office:value="364205" calcext:value-type="float">
            <text:p><text:s text:c="2"/>364 205</text:p>
          </table:table-cell>
          <table:table-cell table:style-name="ce38" office:value-type="float" office:value="20635" calcext:value-type="float">
            <text:p><text:s text:c="2"/>20 635</text:p>
          </table:table-cell>
          <table:table-cell table:style-name="ce38" office:value-type="float" office:value="67579" calcext:value-type="float">
            <text:p><text:s text:c="2"/>67 579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Gás liquefeito de petróleo (GLP)</text:p>
          </table:table-cell>
          <table:table-cell table:style-name="ce38" office:value-type="float" office:value="1662118" calcext:value-type="float">
            <text:p><text:s/>1 662 118</text:p>
          </table:table-cell>
          <table:table-cell table:style-name="ce38" office:value-type="float" office:value="12100" calcext:value-type="float">
            <text:p><text:s text:c="2"/>12 100</text:p>
          </table:table-cell>
          <table:table-cell table:style-name="ce38" office:value-type="float" office:value="72145" calcext:value-type="float">
            <text:p><text:s text:c="2"/>72 145</text:p>
          </table:table-cell>
          <table:table-cell table:style-name="ce38" office:value-type="float" office:value="29278" calcext:value-type="float">
            <text:p><text:s text:c="2"/>29 278</text:p>
          </table:table-cell>
          <table:table-cell table:style-name="ce38" office:value-type="float" office:value="185191" calcext:value-type="float">
            <text:p><text:s text:c="2"/>185 191</text:p>
          </table:table-cell>
          <table:table-cell table:style-name="ce38" office:value-type="float" office:value="7342" calcext:value-type="float">
            <text:p><text:s text:c="2"/>7 342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Outros produtos novos (7)</text:p>
          </table:table-cell>
          <table:table-cell table:style-name="ce38" office:value-type="float" office:value="6179722" calcext:value-type="float">
            <text:p><text:s/>6 179 722</text:p>
          </table:table-cell>
          <table:table-cell table:style-name="ce38" office:value-type="float" office:value="970448" calcext:value-type="float">
            <text:p><text:s text:c="2"/>970 448</text:p>
          </table:table-cell>
          <table:table-cell table:style-name="ce38" office:value-type="float" office:value="313434" calcext:value-type="float">
            <text:p><text:s text:c="2"/>313 434</text:p>
          </table:table-cell>
          <table:table-cell table:style-name="ce38" office:value-type="float" office:value="699889" calcext:value-type="float">
            <text:p><text:s text:c="2"/>699 889</text:p>
          </table:table-cell>
          <table:table-cell table:style-name="ce38" office:value-type="float" office:value="193955" calcext:value-type="float">
            <text:p><text:s text:c="2"/>193 955</text:p>
          </table:table-cell>
          <table:table-cell table:style-name="ce38" office:value-type="float" office:value="136825" calcext:value-type="float">
            <text:p><text:s text:c="2"/>136 825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8">
          <table:table-cell table:style-name="ce34" office:value-type="string" calcext:value-type="string">
            <text:p><text:s text:c="4"/>Comércio de artigos usados</text:p>
          </table:table-cell>
          <table:table-cell table:style-name="ce38" office:value-type="float" office:value="22582" calcext:value-type="float">
            <text:p><text:s text:c="2"/>22 582</text:p>
          </table:table-cell>
          <table:table-cell table:style-name="ce38" office:value-type="float" office:value="6921" calcext:value-type="float">
            <text:p><text:s text:c="2"/>6 92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33" calcext:value-type="float">
            <text:p><text:s text:c="3"/>733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10">
          <table:table-cell table:style-name="ce36"/>
          <table:table-cell table:style-name="ce39" table:number-columns-spanned="4" table:number-rows-spanned="1"/>
          <table:covered-table-cell table:number-columns-repeated="3" table:style-name="ce39"/>
          <table:table-cell table:style-name="ce40" table:number-columns-repeated="2"/>
          <table:table-cell table:style-name="ce41" table:number-columns-repeated="7"/>
          <table:table-cell table:style-name="ce18"/>
          <table:table-cell table:style-name="ce41" table:number-columns-repeated="16369"/>
        </table:table-row>
        <table:table-row table:style-name="ro11" table:number-rows-repeated="13">
          <table:table-cell table:number-columns-repeated="14"/>
          <table:table-cell table:style-name="ce18"/>
          <table:table-cell table:number-columns-repeated="16369"/>
        </table:table-row>
        <table:table-row table:style-name="ro11">
          <table:table-cell table:number-columns-repeated="14"/>
          <table:table-cell table:style-name="ce30"/>
          <table:table-cell table:number-columns-repeated="16369"/>
        </table:table-row>
        <table:table-row table:style-name="ro11" table:number-rows-repeated="1048525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17C" table:style-name="ta3">
        <table:table-column table:style-name="co1" table:default-cell-style-name="ce11"/>
        <table:table-column table:style-name="co2" table:default-cell-style-name="ce11"/>
        <table:table-column table:style-name="co2" table:number-columns-repeated="2" table:default-cell-style-name="ce22"/>
        <table:table-column table:style-name="co4" table:default-cell-style-name="ce22"/>
        <table:table-column table:style-name="co3" table:number-columns-repeated="16379" table:default-cell-style-name="ce22"/>
        <table:table-row table:style-name="ro1">
          <table:table-cell table:style-name="ce1" office:value-type="string" calcext:value-type="string" table:number-columns-spanned="7" table:number-rows-spanned="1">
            <text:p>Tabela 17 - Despesas operacionais das empresas comerciais com 20 ou mais pessoas ocupadas, <text:s/></text:p>
          </table:table-cell>
          <table:covered-table-cell table:number-columns-repeated="6" table:style-name="ce1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31" office:value-type="string" calcext:value-type="string" table:number-columns-spanned="7" table:number-rows-spanned="1">
            <text:p>segundo as divisões, grupos e classes de atividades - Brasil - 2023</text:p>
          </table:table-cell>
          <table:covered-table-cell table:number-columns-repeated="6" table:style-name="ce31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3" table:number-columns-repeated="2"/>
          <table:table-cell table:style-name="ce18" table:number-columns-repeated="3"/>
          <table:table-cell table:style-name="ce23"/>
          <table:table-cell table:style-name="ce24" office:value-type="string" calcext:value-type="string">
            <text:p>(continuação)</text:p>
          </table:table-cell>
          <table:table-cell table:style-name="ce23" table:number-columns-repeated="7"/>
          <table:table-cell table:style-name="ce26"/>
          <table:table-cell table:style-name="ce23" table:number-columns-repeated="16369"/>
        </table:table-row>
        <table:table-row table:style-name="ro2">
          <table:table-cell table:style-name="ce4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6" table:number-rows-spanned="1">
            <text:p>Despesas operacionais das empresas comerciais com 20 ou mais pessoas ocupadas</text:p>
          </table:table-cell>
          <table:covered-table-cell table:number-columns-repeated="5" table:style-name="ce20"/>
          <table:table-cell table:style-name="ce23" table:number-columns-repeated="16377"/>
        </table:table-row>
        <table:table-row table:style-name="ro2">
          <table:covered-table-cell table:style-name="ce4"/>
          <table:table-cell table:style-name="ce25" office:value-type="string" calcext:value-type="string" table:number-columns-spanned="6" table:number-rows-spanned="1">
            <text:p>Serviços prestados por empresas (pessoas jurídicas)</text:p>
          </table:table-cell>
          <table:covered-table-cell table:number-columns-repeated="5" table:style-name="ce46"/>
          <table:table-cell table:style-name="ce23" table:number-columns-repeated="16377"/>
        </table:table-row>
        <table:table-row table:style-name="ro3">
          <table:covered-table-cell table:style-name="ce4"/>
          <table:table-cell table:style-name="ce42" office:value-type="string" calcext:value-type="string">
            <text:p>Serviços</text:p>
            <text:p>técnico-</text:p>
            <text:p>profissionais</text:p>
            <text:p>(1)</text:p>
          </table:table-cell>
          <table:table-cell table:style-name="ce42" office:value-type="string" calcext:value-type="string">
            <text:p>Vigilância,</text:p>
            <text:p>segurança e</text:p>
            <text:p>transporte</text:p>
            <text:p>de valores</text:p>
          </table:table-cell>
          <table:table-cell table:style-name="ce42" office:value-type="string" calcext:value-type="string">
            <text:p>Fretes</text:p>
            <text:p>e</text:p>
            <text:p>carretos</text:p>
          </table:table-cell>
          <table:table-cell table:style-name="ce42" office:value-type="string" calcext:value-type="string">
            <text:p>Mão de obra</text:p>
            <text:p>contratada</text:p>
            <text:p>temporariamente</text:p>
            <text:p>junto a empresas</text:p>
            <text:p>locadoras de</text:p>
            <text:p>mão de obra</text:p>
          </table:table-cell>
          <table:table-cell table:style-name="ce13" office:value-type="string" calcext:value-type="string">
            <text:p>Manutenção</text:p>
            <text:p>e</text:p>
            <text:p>reparação</text:p>
            <text:p>de bens</text:p>
          </table:table-cell>
          <table:table-cell table:style-name="ce25" office:value-type="string" calcext:value-type="string">
            <text:p>Outros</text:p>
            <text:p>serviços</text:p>
            <text:p>prestados</text:p>
            <text:p>por</text:p>
            <text:p>empresas</text:p>
            <text:p>(2)</text:p>
          </table:table-cell>
          <table:table-cell table:style-name="ce23" table:number-columns-repeated="16377"/>
        </table:table-row>
        <table:table-row table:style-name="ro2">
          <table:covered-table-cell table:style-name="ce4"/>
          <table:table-cell table:style-name="ce14" office:value-type="string" calcext:value-type="string" table:number-columns-spanned="6" table:number-rows-spanned="1">
            <text:p>1 000 R$</text:p>
          </table:table-cell>
          <table:covered-table-cell table:number-columns-repeated="3" table:style-name="ce21"/>
          <table:covered-table-cell table:style-name="ce21">
            <draw:custom-shape table:end-cell-address="TAB17C.F8" table:end-x="0.001cm" table:end-y="0.105cm" draw:z-index="0" draw:name="Text 1" draw:style-name="gr1" draw:text-style-name="P1" svg:width="0.001cm" svg:height="0.343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C.F8" table:end-x="0.001cm" table:end-y="0.105cm" draw:z-index="1" draw:name="Text 2" draw:style-name="gr1" draw:text-style-name="P1" svg:width="0.001cm" svg:height="0.343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C.F8" table:end-x="0.001cm" table:end-y="0.105cm" draw:z-index="2" draw:name="Text 3" draw:style-name="gr1" draw:text-style-name="P1" svg:width="0.001cm" svg:height="0.343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C.F8" table:end-x="0.001cm" table:end-y="0.105cm" draw:z-index="3" draw:name="Text 4" draw:style-name="gr1" draw:text-style-name="P1" svg:width="0.001cm" svg:height="0.343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C.F8" table:end-x="0.001cm" table:end-y="0.105cm" draw:z-index="4" draw:name="Text 5" draw:style-name="gr1" draw:text-style-name="P1" svg:width="0.001cm" svg:height="0.343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21"/>
          <table:table-cell table:style-name="ce23" table:number-columns-repeated="16377"/>
        </table:table-row>
        <table:table-row table:style-name="ro2">
          <table:table-cell table:style-name="ce5" office:value-type="string" calcext:value-type="string">
            <text:p><text:s text:c="11"/>Total</text:p>
          </table:table-cell>
          <table:table-cell table:style-name="ce43" office:value-type="float" office:value="59750728" calcext:value-type="float">
            <text:p><text:s/>59 750 728</text:p>
          </table:table-cell>
          <table:table-cell table:style-name="ce43" office:value-type="float" office:value="4793486" calcext:value-type="float">
            <text:p><text:s/>4 793 486</text:p>
          </table:table-cell>
          <table:table-cell table:style-name="ce43" office:value-type="float" office:value="59690055" calcext:value-type="float">
            <text:p><text:s/>59 690 055</text:p>
          </table:table-cell>
          <table:table-cell table:style-name="ce43" office:value-type="float" office:value="5685794" calcext:value-type="float">
            <text:p><text:s/>5 685 794</text:p>
          </table:table-cell>
          <table:table-cell table:style-name="ce43" office:value-type="float" office:value="20788451" calcext:value-type="float">
            <text:p><text:s/>20 788 451</text:p>
          </table:table-cell>
          <table:table-cell table:style-name="ce43" office:value-type="float" office:value="13011875" calcext:value-type="float">
            <text:p><text:s/>13 011 875</text:p>
          </table:table-cell>
          <table:table-cell table:style-name="ce27" table:number-columns-repeated="7"/>
          <table:table-cell table:style-name="ce23"/>
          <table:table-cell table:style-name="ce27" table:number-columns-repeated="16369"/>
        </table:table-row>
        <table:table-row table:style-name="ro4">
          <table:table-cell table:style-name="ce6" office:value-type="string" calcext:value-type="string">
            <text:p>Comércio de veículos, peças e motocicletas </text:p>
          </table:table-cell>
          <table:table-cell table:style-name="ce44" office:value-type="float" office:value="5473511" calcext:value-type="float">
            <text:p><text:s/>5 473 511</text:p>
          </table:table-cell>
          <table:table-cell table:style-name="ce44" office:value-type="float" office:value="469202" calcext:value-type="float">
            <text:p><text:s text:c="2"/>469 202</text:p>
          </table:table-cell>
          <table:table-cell table:style-name="ce44" office:value-type="float" office:value="2789899" calcext:value-type="float">
            <text:p><text:s/>2 789 899</text:p>
          </table:table-cell>
          <table:table-cell table:style-name="ce44" office:value-type="float" office:value="131010" calcext:value-type="float">
            <text:p><text:s text:c="2"/>131 010</text:p>
          </table:table-cell>
          <table:table-cell table:style-name="ce44" office:value-type="float" office:value="2134755" calcext:value-type="float">
            <text:p><text:s/>2 134 755</text:p>
          </table:table-cell>
          <table:table-cell table:style-name="ce44" office:value-type="float" office:value="1284072" calcext:value-type="float">
            <text:p><text:s/>1 284 072</text:p>
          </table:table-cell>
          <table:table-cell table:style-name="ce27" table:number-columns-repeated="16377"/>
        </table:table-row>
        <table:table-row table:style-name="ro5">
          <table:table-cell table:style-name="ce7" office:value-type="string" calcext:value-type="string">
            <text:p><text:s text:c="4"/>Veículos automotores</text:p>
          </table:table-cell>
          <table:table-cell table:style-name="ce45" office:value-type="float" office:value="2889931" calcext:value-type="float">
            <text:p><text:s/>2 889 931</text:p>
          </table:table-cell>
          <table:table-cell table:style-name="ce45" office:value-type="float" office:value="350764" calcext:value-type="float">
            <text:p><text:s text:c="2"/>350 764</text:p>
          </table:table-cell>
          <table:table-cell table:style-name="ce45" office:value-type="float" office:value="615457" calcext:value-type="float">
            <text:p><text:s text:c="2"/>615 457</text:p>
          </table:table-cell>
          <table:table-cell table:style-name="ce45" office:value-type="float" office:value="79252" calcext:value-type="float">
            <text:p><text:s text:c="2"/>79 252</text:p>
          </table:table-cell>
          <table:table-cell table:style-name="ce45" office:value-type="float" office:value="1398602" calcext:value-type="float">
            <text:p><text:s/>1 398 602</text:p>
          </table:table-cell>
          <table:table-cell table:style-name="ce45" office:value-type="float" office:value="827526" calcext:value-type="float">
            <text:p><text:s text:c="2"/>827 526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5">
          <table:table-cell table:style-name="ce7" office:value-type="string" calcext:value-type="string">
            <text:p><text:s text:c="4"/>Peças para veículos</text:p>
          </table:table-cell>
          <table:table-cell table:style-name="ce45" office:value-type="float" office:value="2066489" calcext:value-type="float">
            <text:p><text:s/>2 066 489</text:p>
          </table:table-cell>
          <table:table-cell table:style-name="ce45" office:value-type="float" office:value="91303" calcext:value-type="float">
            <text:p><text:s text:c="2"/>91 303</text:p>
          </table:table-cell>
          <table:table-cell table:style-name="ce45" office:value-type="float" office:value="2032550" calcext:value-type="float">
            <text:p><text:s/>2 032 550</text:p>
          </table:table-cell>
          <table:table-cell table:style-name="ce45" office:value-type="float" office:value="49549" calcext:value-type="float">
            <text:p><text:s text:c="2"/>49 549</text:p>
          </table:table-cell>
          <table:table-cell table:style-name="ce45" office:value-type="float" office:value="519746" calcext:value-type="float">
            <text:p><text:s text:c="2"/>519 746</text:p>
          </table:table-cell>
          <table:table-cell table:style-name="ce45" office:value-type="float" office:value="386247" calcext:value-type="float">
            <text:p><text:s text:c="2"/>386 247</text:p>
          </table:table-cell>
          <table:table-cell table:style-name="ce18" table:number-columns-repeated="16377"/>
        </table:table-row>
        <table:table-row table:style-name="ro5">
          <table:table-cell table:style-name="ce7" office:value-type="string" calcext:value-type="string">
            <text:p><text:s text:c="4"/>Motocicletas, peças e acessórios</text:p>
          </table:table-cell>
          <table:table-cell table:style-name="ce45" office:value-type="float" office:value="517091" calcext:value-type="float">
            <text:p><text:s text:c="2"/>517 091</text:p>
          </table:table-cell>
          <table:table-cell table:style-name="ce45" office:value-type="float" office:value="27135" calcext:value-type="float">
            <text:p><text:s text:c="2"/>27 135</text:p>
          </table:table-cell>
          <table:table-cell table:style-name="ce45" office:value-type="float" office:value="141892" calcext:value-type="float">
            <text:p><text:s text:c="2"/>141 892</text:p>
          </table:table-cell>
          <table:table-cell table:style-name="ce45" office:value-type="float" office:value="2209" calcext:value-type="float">
            <text:p><text:s text:c="2"/>2 209</text:p>
          </table:table-cell>
          <table:table-cell table:style-name="ce45" office:value-type="float" office:value="216407" calcext:value-type="float">
            <text:p><text:s text:c="2"/>216 407</text:p>
          </table:table-cell>
          <table:table-cell table:style-name="ce45" office:value-type="float" office:value="70299" calcext:value-type="float">
            <text:p><text:s text:c="2"/>70 299</text:p>
          </table:table-cell>
          <table:table-cell table:style-name="ce18" table:number-columns-repeated="16377"/>
        </table:table-row>
        <table:table-row table:style-name="ro4">
          <table:table-cell table:style-name="ce8" office:value-type="string" calcext:value-type="string">
            <text:p>Comércio por atacado</text:p>
          </table:table-cell>
          <table:table-cell table:style-name="ce44" office:value-type="float" office:value="27745811" calcext:value-type="float">
            <text:p><text:s/>27 745 811</text:p>
          </table:table-cell>
          <table:table-cell table:style-name="ce44" office:value-type="float" office:value="1446668" calcext:value-type="float">
            <text:p><text:s/>1 446 668</text:p>
          </table:table-cell>
          <table:table-cell table:style-name="ce44" office:value-type="float" office:value="43709741" calcext:value-type="float">
            <text:p><text:s/>43 709 741</text:p>
          </table:table-cell>
          <table:table-cell table:style-name="ce44" office:value-type="float" office:value="2259418" calcext:value-type="float">
            <text:p><text:s/>2 259 418</text:p>
          </table:table-cell>
          <table:table-cell table:style-name="ce44" office:value-type="float" office:value="8451400" calcext:value-type="float">
            <text:p><text:s/>8 451 400</text:p>
          </table:table-cell>
          <table:table-cell table:style-name="ce44" office:value-type="float" office:value="4864857" calcext:value-type="float">
            <text:p><text:s/>4 864 857</text:p>
          </table:table-cell>
          <table:table-cell table:style-name="ce27" table:number-columns-repeated="7"/>
          <table:table-cell table:style-name="ce18"/>
          <table:table-cell table:style-name="ce27" table:number-columns-repeated="16369"/>
        </table:table-row>
        <table:table-row table:style-name="ro5">
          <table:table-cell table:style-name="ce9" office:value-type="string" calcext:value-type="string">
            <text:p><text:s text:c="4"/>Representantes e agentes do comércio (exceto de veí-</text:p>
          </table:table-cell>
          <table:table-cell table:style-name="ce45" table:number-columns-repeated="6"/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6">
          <table:table-cell table:style-name="ce9" office:value-type="string" calcext:value-type="string">
            <text:p><text:s text:c="6"/>culos e motocicletas)</text:p>
          </table:table-cell>
          <table:table-cell table:style-name="ce45" office:value-type="float" office:value="133323" calcext:value-type="float">
            <text:p><text:s text:c="2"/>133 323</text:p>
          </table:table-cell>
          <table:table-cell table:style-name="ce45" office:value-type="float" office:value="3723" calcext:value-type="float">
            <text:p><text:s text:c="2"/>3 723</text:p>
          </table:table-cell>
          <table:table-cell table:style-name="ce45" office:value-type="float" office:value="50093" calcext:value-type="float">
            <text:p><text:s text:c="2"/>50 093</text:p>
          </table:table-cell>
          <table:table-cell table:style-name="ce45" office:value-type="float" office:value="4036" calcext:value-type="float">
            <text:p><text:s text:c="2"/>4 036</text:p>
          </table:table-cell>
          <table:table-cell table:style-name="ce45" office:value-type="float" office:value="14444" calcext:value-type="float">
            <text:p><text:s text:c="2"/>14 444</text:p>
          </table:table-cell>
          <table:table-cell table:style-name="ce45" office:value-type="float" office:value="18402" calcext:value-type="float">
            <text:p><text:s text:c="2"/>18 402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matérias-primas agrícolas e animais vivos <text:s/></text:p>
          </table:table-cell>
          <table:table-cell table:style-name="ce45" office:value-type="float" office:value="1259089" calcext:value-type="float">
            <text:p><text:s/>1 259 089</text:p>
          </table:table-cell>
          <table:table-cell table:style-name="ce45" office:value-type="float" office:value="82463" calcext:value-type="float">
            <text:p><text:s text:c="2"/>82 463</text:p>
          </table:table-cell>
          <table:table-cell table:style-name="ce45" office:value-type="float" office:value="10275917" calcext:value-type="float">
            <text:p><text:s/>10 275 917</text:p>
          </table:table-cell>
          <table:table-cell table:style-name="ce45" office:value-type="float" office:value="174304" calcext:value-type="float">
            <text:p><text:s text:c="2"/>174 304</text:p>
          </table:table-cell>
          <table:table-cell table:style-name="ce45" office:value-type="float" office:value="1241379" calcext:value-type="float">
            <text:p><text:s/>1 241 379</text:p>
          </table:table-cell>
          <table:table-cell table:style-name="ce45" office:value-type="float" office:value="225002" calcext:value-type="float">
            <text:p><text:s text:c="2"/>225 002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especializado em produtos alimentícios,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bebidas e fumo</text:p>
          </table:table-cell>
          <table:table-cell table:style-name="ce45" office:value-type="float" office:value="4709453" calcext:value-type="float">
            <text:p><text:s/>4 709 453</text:p>
          </table:table-cell>
          <table:table-cell table:style-name="ce45" office:value-type="float" office:value="212958" calcext:value-type="float">
            <text:p><text:s text:c="2"/>212 958</text:p>
          </table:table-cell>
          <table:table-cell table:style-name="ce45" office:value-type="float" office:value="10467018" calcext:value-type="float">
            <text:p><text:s/>10 467 018</text:p>
          </table:table-cell>
          <table:table-cell table:style-name="ce45" office:value-type="float" office:value="399783" calcext:value-type="float">
            <text:p><text:s text:c="2"/>399 783</text:p>
          </table:table-cell>
          <table:table-cell table:style-name="ce45" office:value-type="float" office:value="1763255" calcext:value-type="float">
            <text:p><text:s/>1 763 255</text:p>
          </table:table-cell>
          <table:table-cell table:style-name="ce45" office:value-type="float" office:value="725924" calcext:value-type="float">
            <text:p><text:s text:c="2"/>725 924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equipamentos e artigos de uso pessoal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e doméstico</text:p>
          </table:table-cell>
          <table:table-cell table:style-name="ce45" office:value-type="float" office:value="8635914" calcext:value-type="float">
            <text:p><text:s/>8 635 914</text:p>
          </table:table-cell>
          <table:table-cell table:style-name="ce45" office:value-type="float" office:value="319926" calcext:value-type="float">
            <text:p><text:s text:c="2"/>319 926</text:p>
          </table:table-cell>
          <table:table-cell table:style-name="ce45" office:value-type="float" office:value="7510115" calcext:value-type="float">
            <text:p><text:s/>7 510 115</text:p>
          </table:table-cell>
          <table:table-cell table:style-name="ce45" office:value-type="float" office:value="985894" calcext:value-type="float">
            <text:p><text:s text:c="2"/>985 894</text:p>
          </table:table-cell>
          <table:table-cell table:style-name="ce45" office:value-type="float" office:value="1167337" calcext:value-type="float">
            <text:p><text:s/>1 167 337</text:p>
          </table:table-cell>
          <table:table-cell table:style-name="ce45" office:value-type="float" office:value="1363652" calcext:value-type="float">
            <text:p><text:s/>1 363 652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Tecidos, artefatos de tecidos e de armarinho,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10"/>vestuário, calçados e artigos de viagem</text:p>
          </table:table-cell>
          <table:table-cell table:style-name="ce45" office:value-type="float" office:value="1111587" calcext:value-type="float">
            <text:p><text:s/>1 111 587</text:p>
          </table:table-cell>
          <table:table-cell table:style-name="ce45" office:value-type="float" office:value="36698" calcext:value-type="float">
            <text:p><text:s text:c="2"/>36 698</text:p>
          </table:table-cell>
          <table:table-cell table:style-name="ce45" office:value-type="float" office:value="1007901" calcext:value-type="float">
            <text:p><text:s/>1 007 901</text:p>
          </table:table-cell>
          <table:table-cell table:style-name="ce45" office:value-type="float" office:value="51348" calcext:value-type="float">
            <text:p><text:s text:c="2"/>51 348</text:p>
          </table:table-cell>
          <table:table-cell table:style-name="ce45" office:value-type="float" office:value="148056" calcext:value-type="float">
            <text:p><text:s text:c="2"/>148 056</text:p>
          </table:table-cell>
          <table:table-cell table:style-name="ce45" office:value-type="float" office:value="227258" calcext:value-type="float">
            <text:p><text:s text:c="2"/>227 258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Tecidos, artefatos de tecidos e de armarinho <text:s/></text:p>
          </table:table-cell>
          <table:table-cell table:style-name="ce45" office:value-type="float" office:value="222151" calcext:value-type="float">
            <text:p><text:s text:c="2"/>222 151</text:p>
          </table:table-cell>
          <table:table-cell table:style-name="ce45" office:value-type="float" office:value="9873" calcext:value-type="float">
            <text:p><text:s text:c="2"/>9 873</text:p>
          </table:table-cell>
          <table:table-cell table:style-name="ce45" office:value-type="float" office:value="383221" calcext:value-type="float">
            <text:p><text:s text:c="2"/>383 221</text:p>
          </table:table-cell>
          <table:table-cell table:style-name="ce45" office:value-type="float" office:value="5134" calcext:value-type="float">
            <text:p><text:s text:c="2"/>5 134</text:p>
          </table:table-cell>
          <table:table-cell table:style-name="ce45" office:value-type="float" office:value="32328" calcext:value-type="float">
            <text:p><text:s text:c="2"/>32 328</text:p>
          </table:table-cell>
          <table:table-cell table:style-name="ce45" office:value-type="float" office:value="65817" calcext:value-type="float">
            <text:p><text:s text:c="2"/>65 817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Artigos do vestuário e acessórios</text:p>
          </table:table-cell>
          <table:table-cell table:style-name="ce45" office:value-type="float" office:value="431538" calcext:value-type="float">
            <text:p><text:s text:c="2"/>431 538</text:p>
          </table:table-cell>
          <table:table-cell table:style-name="ce45" office:value-type="float" office:value="11603" calcext:value-type="float">
            <text:p><text:s text:c="2"/>11 603</text:p>
          </table:table-cell>
          <table:table-cell table:style-name="ce45" office:value-type="float" office:value="205036" calcext:value-type="float">
            <text:p><text:s text:c="2"/>205 036</text:p>
          </table:table-cell>
          <table:table-cell table:style-name="ce45" office:value-type="float" office:value="14087" calcext:value-type="float">
            <text:p><text:s text:c="2"/>14 087</text:p>
          </table:table-cell>
          <table:table-cell table:style-name="ce45" office:value-type="float" office:value="33593" calcext:value-type="float">
            <text:p><text:s text:c="2"/>33 593</text:p>
          </table:table-cell>
          <table:table-cell table:style-name="ce45" office:value-type="float" office:value="25372" calcext:value-type="float">
            <text:p><text:s text:c="2"/>25 372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Calçados e artigos de viagem</text:p>
          </table:table-cell>
          <table:table-cell table:style-name="ce45" office:value-type="float" office:value="457898" calcext:value-type="float">
            <text:p><text:s text:c="2"/>457 898</text:p>
          </table:table-cell>
          <table:table-cell table:style-name="ce45" office:value-type="float" office:value="15222" calcext:value-type="float">
            <text:p><text:s text:c="2"/>15 222</text:p>
          </table:table-cell>
          <table:table-cell table:style-name="ce45" office:value-type="float" office:value="419644" calcext:value-type="float">
            <text:p><text:s text:c="2"/>419 644</text:p>
          </table:table-cell>
          <table:table-cell table:style-name="ce45" office:value-type="float" office:value="32127" calcext:value-type="float">
            <text:p><text:s text:c="2"/>32 127</text:p>
          </table:table-cell>
          <table:table-cell table:style-name="ce45" office:value-type="float" office:value="82135" calcext:value-type="float">
            <text:p><text:s text:c="2"/>82 135</text:p>
          </table:table-cell>
          <table:table-cell table:style-name="ce45" office:value-type="float" office:value="136069" calcext:value-type="float">
            <text:p><text:s text:c="2"/>136 069</text:p>
          </table:table-cell>
          <table:table-cell table:style-name="ce18" table:number-columns-repeated="16377"/>
        </table:table-row>
        <table:table-row table:style-name="ro2">
          <table:table-cell table:style-name="ce10" office:value-type="string" calcext:value-type="string">
            <text:p><text:s text:c="8"/>Produtos farmacêuticos, perfumaria, cosméticos,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10" office:value-type="string" calcext:value-type="string">
            <text:p><text:s text:c="10"/>médicos, ortopédicos, odontológicos e veterinários</text:p>
          </table:table-cell>
          <table:table-cell table:style-name="ce45" office:value-type="float" office:value="6210798" calcext:value-type="float">
            <text:p><text:s/>6 210 798</text:p>
          </table:table-cell>
          <table:table-cell table:style-name="ce45" office:value-type="float" office:value="233477" calcext:value-type="float">
            <text:p><text:s text:c="2"/>233 477</text:p>
          </table:table-cell>
          <table:table-cell table:style-name="ce45" office:value-type="float" office:value="4821136" calcext:value-type="float">
            <text:p><text:s/>4 821 136</text:p>
          </table:table-cell>
          <table:table-cell table:style-name="ce45" office:value-type="float" office:value="844552" calcext:value-type="float">
            <text:p><text:s text:c="2"/>844 552</text:p>
          </table:table-cell>
          <table:table-cell table:style-name="ce45" office:value-type="float" office:value="763157" calcext:value-type="float">
            <text:p><text:s text:c="2"/>763 157</text:p>
          </table:table-cell>
          <table:table-cell table:style-name="ce45" office:value-type="float" office:value="924479" calcext:value-type="float">
            <text:p><text:s text:c="2"/>924 479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Artigos de escritório e de papelaria; papel, pape- <text:s/>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7">
          <table:table-cell table:style-name="ce7" office:value-type="string" calcext:value-type="string">
            <text:p><text:s text:c="10"/>lão e seus artefatos; livros, jornais e outras pu-</text:p>
          </table:table-cell>
          <table:table-cell table:style-name="ce18" table:number-columns-repeated="16383"/>
        </table:table-row>
        <table:table-row table:style-name="ro7">
          <table:table-cell table:style-name="ce7" office:value-type="string" calcext:value-type="string">
            <text:p><text:s text:c="10"/>blicações</text:p>
          </table:table-cell>
          <table:table-cell table:style-name="ce45" office:value-type="float" office:value="322132" calcext:value-type="float">
            <text:p><text:s text:c="2"/>322 132</text:p>
          </table:table-cell>
          <table:table-cell table:style-name="ce45" office:value-type="float" office:value="5757" calcext:value-type="float">
            <text:p><text:s text:c="2"/>5 757</text:p>
          </table:table-cell>
          <table:table-cell table:style-name="ce45" office:value-type="float" office:value="245437" calcext:value-type="float">
            <text:p><text:s text:c="2"/>245 437</text:p>
          </table:table-cell>
          <table:table-cell table:style-name="ce45" office:value-type="float" office:value="9412" calcext:value-type="float">
            <text:p><text:s text:c="2"/>9 412</text:p>
          </table:table-cell>
          <table:table-cell table:style-name="ce45" office:value-type="float" office:value="64890" calcext:value-type="float">
            <text:p><text:s text:c="2"/>64 890</text:p>
          </table:table-cell>
          <table:table-cell table:style-name="ce45" office:value-type="float" office:value="53609" calcext:value-type="float">
            <text:p><text:s text:c="2"/>53 609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Outros equipamentos e artigos de uso pessoal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7" office:value-type="string" calcext:value-type="string">
            <text:p><text:s text:c="10"/>e doméstico (3)</text:p>
          </table:table-cell>
          <table:table-cell table:style-name="ce45" office:value-type="float" office:value="991397" calcext:value-type="float">
            <text:p><text:s text:c="2"/>991 397</text:p>
          </table:table-cell>
          <table:table-cell table:style-name="ce45" office:value-type="float" office:value="43994" calcext:value-type="float">
            <text:p><text:s text:c="2"/>43 994</text:p>
          </table:table-cell>
          <table:table-cell table:style-name="ce45" office:value-type="float" office:value="1435641" calcext:value-type="float">
            <text:p><text:s/>1 435 641</text:p>
          </table:table-cell>
          <table:table-cell table:style-name="ce45" office:value-type="float" office:value="80582" calcext:value-type="float">
            <text:p><text:s text:c="2"/>80 582</text:p>
          </table:table-cell>
          <table:table-cell table:style-name="ce45" office:value-type="float" office:value="191234" calcext:value-type="float">
            <text:p><text:s text:c="2"/>191 234</text:p>
          </table:table-cell>
          <table:table-cell table:style-name="ce45" office:value-type="float" office:value="158306" calcext:value-type="float">
            <text:p><text:s text:c="2"/>158 306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produtos intermediários, resíduos <text:s text:c="2"/>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e sucatas</text:p>
          </table:table-cell>
          <table:table-cell table:style-name="ce45" office:value-type="float" office:value="6938598" calcext:value-type="float">
            <text:p><text:s/>6 938 598</text:p>
          </table:table-cell>
          <table:table-cell table:style-name="ce45" office:value-type="float" office:value="549964" calcext:value-type="float">
            <text:p><text:s text:c="2"/>549 964</text:p>
          </table:table-cell>
          <table:table-cell table:style-name="ce45" office:value-type="float" office:value="8929452" calcext:value-type="float">
            <text:p><text:s/>8 929 452</text:p>
          </table:table-cell>
          <table:table-cell table:style-name="ce45" office:value-type="float" office:value="410458" calcext:value-type="float">
            <text:p><text:s text:c="2"/>410 458</text:p>
          </table:table-cell>
          <table:table-cell table:style-name="ce45" office:value-type="float" office:value="2382648" calcext:value-type="float">
            <text:p><text:s/>2 382 648</text:p>
          </table:table-cell>
          <table:table-cell table:style-name="ce45" office:value-type="float" office:value="1266701" calcext:value-type="float">
            <text:p><text:s/>1 266 701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Combustíveis e lubrificantes</text:p>
          </table:table-cell>
          <table:table-cell table:style-name="ce45" office:value-type="float" office:value="2625565" calcext:value-type="float">
            <text:p><text:s/>2 625 565</text:p>
          </table:table-cell>
          <table:table-cell table:style-name="ce45" office:value-type="float" office:value="253260" calcext:value-type="float">
            <text:p><text:s text:c="2"/>253 260</text:p>
          </table:table-cell>
          <table:table-cell table:style-name="ce45" office:value-type="float" office:value="4014370" calcext:value-type="float">
            <text:p><text:s/>4 014 370</text:p>
          </table:table-cell>
          <table:table-cell table:style-name="ce45" office:value-type="float" office:value="181052" calcext:value-type="float">
            <text:p><text:s text:c="2"/>181 052</text:p>
          </table:table-cell>
          <table:table-cell table:style-name="ce45" office:value-type="float" office:value="1095074" calcext:value-type="float">
            <text:p><text:s/>1 095 074</text:p>
          </table:table-cell>
          <table:table-cell table:style-name="ce45" office:value-type="float" office:value="536428" calcext:value-type="float">
            <text:p><text:s text:c="2"/>536 428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Madeira, ferragens, ferramentas, material elétrico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10"/>e material de construção</text:p>
          </table:table-cell>
          <table:table-cell table:style-name="ce45" office:value-type="float" office:value="1401804" calcext:value-type="float">
            <text:p><text:s/>1 401 804</text:p>
          </table:table-cell>
          <table:table-cell table:style-name="ce45" office:value-type="float" office:value="72187" calcext:value-type="float">
            <text:p><text:s text:c="2"/>72 187</text:p>
          </table:table-cell>
          <table:table-cell table:style-name="ce45" office:value-type="float" office:value="1667215" calcext:value-type="float">
            <text:p><text:s/>1 667 215</text:p>
          </table:table-cell>
          <table:table-cell table:style-name="ce45" office:value-type="float" office:value="97631" calcext:value-type="float">
            <text:p><text:s text:c="2"/>97 631</text:p>
          </table:table-cell>
          <table:table-cell table:style-name="ce45" office:value-type="float" office:value="346986" calcext:value-type="float">
            <text:p><text:s text:c="2"/>346 986</text:p>
          </table:table-cell>
          <table:table-cell table:style-name="ce45" office:value-type="float" office:value="297916" calcext:value-type="float">
            <text:p><text:s text:c="2"/>297 916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Produtos químicos, adubos e fertilizantes</text:p>
          </table:table-cell>
          <table:table-cell table:style-name="ce45" office:value-type="float" office:value="1622752" calcext:value-type="float">
            <text:p><text:s/>1 622 752</text:p>
          </table:table-cell>
          <table:table-cell table:style-name="ce45" office:value-type="float" office:value="164531" calcext:value-type="float">
            <text:p><text:s text:c="2"/>164 531</text:p>
          </table:table-cell>
          <table:table-cell table:style-name="ce45" office:value-type="float" office:value="2126162" calcext:value-type="float">
            <text:p><text:s/>2 126 162</text:p>
          </table:table-cell>
          <table:table-cell table:style-name="ce45" office:value-type="float" office:value="61640" calcext:value-type="float">
            <text:p><text:s text:c="2"/>61 640</text:p>
          </table:table-cell>
          <table:table-cell table:style-name="ce45" office:value-type="float" office:value="434103" calcext:value-type="float">
            <text:p><text:s text:c="2"/>434 103</text:p>
          </table:table-cell>
          <table:table-cell table:style-name="ce45" office:value-type="float" office:value="256744" calcext:value-type="float">
            <text:p><text:s text:c="2"/>256 744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Produtos siderúrgicos e metalúrgicos</text:p>
          </table:table-cell>
          <table:table-cell table:style-name="ce45" office:value-type="float" office:value="367680" calcext:value-type="float">
            <text:p><text:s text:c="2"/>367 680</text:p>
          </table:table-cell>
          <table:table-cell table:style-name="ce45" office:value-type="float" office:value="17674" calcext:value-type="float">
            <text:p><text:s text:c="2"/>17 674</text:p>
          </table:table-cell>
          <table:table-cell table:style-name="ce45" office:value-type="float" office:value="279065" calcext:value-type="float">
            <text:p><text:s text:c="2"/>279 065</text:p>
          </table:table-cell>
          <table:table-cell table:style-name="ce45" office:value-type="float" office:value="8609" calcext:value-type="float">
            <text:p><text:s text:c="2"/>8 609</text:p>
          </table:table-cell>
          <table:table-cell table:style-name="ce45" office:value-type="float" office:value="111885" calcext:value-type="float">
            <text:p><text:s text:c="2"/>111 885</text:p>
          </table:table-cell>
          <table:table-cell table:style-name="ce45" office:value-type="float" office:value="23052" calcext:value-type="float">
            <text:p><text:s text:c="2"/>23 052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Papel e papelão em bruto e de embalagens</text:p>
          </table:table-cell>
          <table:table-cell table:style-name="ce45" office:value-type="float" office:value="141082" calcext:value-type="float">
            <text:p><text:s text:c="2"/>141 082</text:p>
          </table:table-cell>
          <table:table-cell table:style-name="ce45" office:value-type="float" office:value="4641" calcext:value-type="float">
            <text:p><text:s text:c="2"/>4 641</text:p>
          </table:table-cell>
          <table:table-cell table:style-name="ce45" office:value-type="float" office:value="235414" calcext:value-type="float">
            <text:p><text:s text:c="2"/>235 414</text:p>
          </table:table-cell>
          <table:table-cell table:style-name="ce45" office:value-type="float" office:value="12941" calcext:value-type="float">
            <text:p><text:s text:c="2"/>12 941</text:p>
          </table:table-cell>
          <table:table-cell table:style-name="ce45" office:value-type="float" office:value="30244" calcext:value-type="float">
            <text:p><text:s text:c="2"/>30 244</text:p>
          </table:table-cell>
          <table:table-cell table:style-name="ce45" office:value-type="float" office:value="24293" calcext:value-type="float">
            <text:p><text:s text:c="2"/>24 293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8"/>Resíduos, sucatas e outros produtos</text:p>
          </table:table-cell>
          <table:table-cell table:style-name="ce45" office:value-type="float" office:value="779715" calcext:value-type="float">
            <text:p><text:s text:c="2"/>779 715</text:p>
          </table:table-cell>
          <table:table-cell table:style-name="ce45" office:value-type="float" office:value="37671" calcext:value-type="float">
            <text:p><text:s text:c="2"/>37 671</text:p>
          </table:table-cell>
          <table:table-cell table:style-name="ce45" office:value-type="float" office:value="607226" calcext:value-type="float">
            <text:p><text:s text:c="2"/>607 226</text:p>
          </table:table-cell>
          <table:table-cell table:style-name="ce45" office:value-type="float" office:value="48585" calcext:value-type="float">
            <text:p><text:s text:c="2"/>48 585</text:p>
          </table:table-cell>
          <table:table-cell table:style-name="ce45" office:value-type="float" office:value="364356" calcext:value-type="float">
            <text:p><text:s text:c="2"/>364 356</text:p>
          </table:table-cell>
          <table:table-cell table:style-name="ce45" office:value-type="float" office:value="128268" calcext:value-type="float">
            <text:p><text:s text:c="2"/>128 268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Resíduos e sucatas</text:p>
          </table:table-cell>
          <table:table-cell table:style-name="ce45" office:value-type="float" office:value="310939" calcext:value-type="float">
            <text:p><text:s text:c="2"/>310 939</text:p>
          </table:table-cell>
          <table:table-cell table:style-name="ce45" office:value-type="float" office:value="19103" calcext:value-type="float">
            <text:p><text:s text:c="2"/>19 103</text:p>
          </table:table-cell>
          <table:table-cell table:style-name="ce45" office:value-type="float" office:value="250409" calcext:value-type="float">
            <text:p><text:s text:c="2"/>250 409</text:p>
          </table:table-cell>
          <table:table-cell table:style-name="ce45" office:value-type="float" office:value="36587" calcext:value-type="float">
            <text:p><text:s text:c="2"/>36 587</text:p>
          </table:table-cell>
          <table:table-cell table:style-name="ce45" office:value-type="float" office:value="271822" calcext:value-type="float">
            <text:p><text:s text:c="2"/>271 822</text:p>
          </table:table-cell>
          <table:table-cell table:style-name="ce45" office:value-type="float" office:value="50080" calcext:value-type="float">
            <text:p><text:s text:c="2"/>50 080</text:p>
          </table:table-cell>
          <table:table-cell table:style-name="ce18" table:number-columns-repeated="16377"/>
        </table:table-row>
        <table:table-row table:style-name="ro2">
          <table:table-cell table:style-name="ce9" office:value-type="string" calcext:value-type="string">
            <text:p><text:s text:c="12"/>Outros produtos (4)</text:p>
          </table:table-cell>
          <table:table-cell table:style-name="ce45" office:value-type="float" office:value="468776" calcext:value-type="float">
            <text:p><text:s text:c="2"/>468 776</text:p>
          </table:table-cell>
          <table:table-cell table:style-name="ce45" office:value-type="float" office:value="18568" calcext:value-type="float">
            <text:p><text:s text:c="2"/>18 568</text:p>
          </table:table-cell>
          <table:table-cell table:style-name="ce45" office:value-type="float" office:value="356817" calcext:value-type="float">
            <text:p><text:s text:c="2"/>356 817</text:p>
          </table:table-cell>
          <table:table-cell table:style-name="ce45" office:value-type="float" office:value="11998" calcext:value-type="float">
            <text:p><text:s text:c="2"/>11 998</text:p>
          </table:table-cell>
          <table:table-cell table:style-name="ce45" office:value-type="float" office:value="92534" calcext:value-type="float">
            <text:p><text:s text:c="2"/>92 534</text:p>
          </table:table-cell>
          <table:table-cell table:style-name="ce45" office:value-type="float" office:value="78188" calcext:value-type="float">
            <text:p><text:s text:c="2"/>78 188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equipamentos e produtos de tecnologia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6">
          <table:table-cell table:style-name="ce9" office:value-type="string" calcext:value-type="string">
            <text:p><text:s text:c="6"/>de informação e comunicação</text:p>
          </table:table-cell>
          <table:table-cell table:style-name="ce45" office:value-type="float" office:value="1535977" calcext:value-type="float">
            <text:p><text:s/>1 535 977</text:p>
          </table:table-cell>
          <table:table-cell table:style-name="ce45" office:value-type="float" office:value="29764" calcext:value-type="float">
            <text:p><text:s text:c="2"/>29 764</text:p>
          </table:table-cell>
          <table:table-cell table:style-name="ce45" office:value-type="float" office:value="462974" calcext:value-type="float">
            <text:p><text:s text:c="2"/>462 974</text:p>
          </table:table-cell>
          <table:table-cell table:style-name="ce45" office:value-type="float" office:value="97920" calcext:value-type="float">
            <text:p><text:s text:c="2"/>97 920</text:p>
          </table:table-cell>
          <table:table-cell table:style-name="ce45" office:value-type="float" office:value="149241" calcext:value-type="float">
            <text:p><text:s text:c="2"/>149 241</text:p>
          </table:table-cell>
          <table:table-cell table:style-name="ce45" office:value-type="float" office:value="121644" calcext:value-type="float">
            <text:p><text:s text:c="2"/>121 644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de máquinas, aparelhos e equipamentos </text:p>
          </table:table-cell>
          <table:table-cell table:style-name="ce45" table:number-columns-repeated="6"/>
          <table:table-cell table:style-name="ce18" table:number-columns-repeated="16377"/>
        </table:table-row>
        <table:table-row table:style-name="ro12">
          <table:table-cell table:style-name="ce9" office:value-type="string" calcext:value-type="string">
            <text:p><text:s text:c="6"/>(exceto de tecnologia de informação e comunicação)</text:p>
          </table:table-cell>
          <table:table-cell table:style-name="ce45" office:value-type="float" office:value="2789015" calcext:value-type="float">
            <text:p><text:s/>2 789 015</text:p>
          </table:table-cell>
          <table:table-cell table:style-name="ce45" office:value-type="float" office:value="113355" calcext:value-type="float">
            <text:p><text:s text:c="2"/>113 355</text:p>
          </table:table-cell>
          <table:table-cell table:style-name="ce45" office:value-type="float" office:value="1815024" calcext:value-type="float">
            <text:p><text:s/>1 815 024</text:p>
          </table:table-cell>
          <table:table-cell table:style-name="ce45" office:value-type="float" office:value="88778" calcext:value-type="float">
            <text:p><text:s text:c="2"/>88 778</text:p>
          </table:table-cell>
          <table:table-cell table:style-name="ce45" office:value-type="float" office:value="966893" calcext:value-type="float">
            <text:p><text:s text:c="2"/>966 893</text:p>
          </table:table-cell>
          <table:table-cell table:style-name="ce45" office:value-type="float" office:value="732325" calcext:value-type="float">
            <text:p><text:s text:c="2"/>732 325</text:p>
          </table:table-cell>
          <table:table-cell table:style-name="ce18" table:number-columns-repeated="16377"/>
        </table:table-row>
        <table:table-row table:style-name="ro5">
          <table:table-cell table:style-name="ce9" office:value-type="string" calcext:value-type="string">
            <text:p><text:s text:c="4"/>Comércio não especializado</text:p>
          </table:table-cell>
          <table:table-cell table:style-name="ce38" office:value-type="float" office:value="1744442" calcext:value-type="float">
            <text:p><text:s/>1 744 442</text:p>
          </table:table-cell>
          <table:table-cell table:style-name="ce38" office:value-type="float" office:value="134515" calcext:value-type="float">
            <text:p><text:s text:c="2"/>134 515</text:p>
          </table:table-cell>
          <table:table-cell table:style-name="ce38" office:value-type="float" office:value="4199148" calcext:value-type="float">
            <text:p><text:s/>4 199 148</text:p>
          </table:table-cell>
          <table:table-cell table:style-name="ce38" office:value-type="float" office:value="98245" calcext:value-type="float">
            <text:p><text:s text:c="2"/>98 245</text:p>
          </table:table-cell>
          <table:table-cell table:style-name="ce38" office:value-type="float" office:value="766203" calcext:value-type="float">
            <text:p><text:s text:c="2"/>766 203</text:p>
          </table:table-cell>
          <table:table-cell table:style-name="ce38" office:value-type="float" office:value="411207" calcext:value-type="float">
            <text:p><text:s text:c="2"/>411 207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number-columns-repeated="14"/>
          <table:table-cell table:style-name="ce18"/>
          <table:table-cell table:number-columns-repeated="16369"/>
        </table:table-row>
        <table:table-row table:style-name="ro7">
          <table:table-cell table:number-columns-repeated="14"/>
          <table:table-cell table:style-name="ce30"/>
          <table:table-cell table:number-columns-repeated="16369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AB17D" table:style-name="ta4">
        <table:table-column table:style-name="co1" table:default-cell-style-name="ce11"/>
        <table:table-column table:style-name="co2" table:default-cell-style-name="ce11"/>
        <table:table-column table:style-name="co2" table:number-columns-repeated="2" table:default-cell-style-name="ce22"/>
        <table:table-column table:style-name="co4" table:default-cell-style-name="ce22"/>
        <table:table-column table:style-name="co3" table:number-columns-repeated="16379" table:default-cell-style-name="ce22"/>
        <table:table-row table:style-name="ro1">
          <table:table-cell table:style-name="ce1" office:value-type="string" calcext:value-type="string" table:number-columns-spanned="7" table:number-rows-spanned="1">
            <text:p>Tabela 17 - Despesas operacionais das empresas comerciais com 20 ou mais pessoas ocupadas, <text:s/></text:p>
          </table:table-cell>
          <table:covered-table-cell table:number-columns-repeated="6" table:style-name="ce1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31" office:value-type="string" calcext:value-type="string" table:number-columns-spanned="7" table:number-rows-spanned="1">
            <text:p>segundo as divisões, grupos e classes de atividades - Brasil - 2023</text:p>
          </table:table-cell>
          <table:covered-table-cell table:number-columns-repeated="6" table:style-name="ce31"/>
          <table:table-cell table:style-name="ce26" table:number-columns-repeated="7"/>
          <table:table-cell table:style-name="ce29"/>
          <table:table-cell table:style-name="ce26" table:number-columns-repeated="16369"/>
        </table:table-row>
        <table:table-row table:style-name="ro1">
          <table:table-cell table:style-name="ce3" table:number-columns-repeated="2"/>
          <table:table-cell table:style-name="ce18" table:number-columns-repeated="3"/>
          <table:table-cell table:style-name="ce23"/>
          <table:table-cell table:style-name="ce24" office:value-type="string" calcext:value-type="string">
            <text:p>(continuação)</text:p>
          </table:table-cell>
          <table:table-cell table:style-name="ce23" table:number-columns-repeated="7"/>
          <table:table-cell table:style-name="ce26"/>
          <table:table-cell table:style-name="ce23" table:number-columns-repeated="16369"/>
        </table:table-row>
        <table:table-row table:style-name="ro2">
          <table:table-cell table:style-name="ce47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6" table:number-rows-spanned="1">
            <text:p>Despesas operacionais das empresas comerciais com 20 ou mais pessoas ocupadas</text:p>
          </table:table-cell>
          <table:covered-table-cell table:number-columns-repeated="5" table:style-name="ce20"/>
          <table:table-cell table:style-name="ce23" table:number-columns-repeated="16377"/>
        </table:table-row>
        <table:table-row table:style-name="ro2">
          <table:covered-table-cell table:style-name="ce47"/>
          <table:table-cell table:style-name="ce25" office:value-type="string" calcext:value-type="string" table:number-columns-spanned="6" table:number-rows-spanned="1">
            <text:p>Serviços prestados por empresas (pessoas jurídicas)</text:p>
          </table:table-cell>
          <table:covered-table-cell table:number-columns-repeated="5" table:style-name="ce46"/>
          <table:table-cell table:style-name="ce23" table:number-columns-repeated="16377"/>
        </table:table-row>
        <table:table-row table:style-name="ro3">
          <table:covered-table-cell table:style-name="ce47"/>
          <table:table-cell table:style-name="ce42" office:value-type="string" calcext:value-type="string">
            <text:p>Serviços</text:p>
            <text:p>técnico-</text:p>
            <text:p>profissionais</text:p>
            <text:p>(1)</text:p>
          </table:table-cell>
          <table:table-cell table:style-name="ce42" office:value-type="string" calcext:value-type="string">
            <text:p>Vigilância,</text:p>
            <text:p>segurança e</text:p>
            <text:p>transporte</text:p>
            <text:p>de valores</text:p>
          </table:table-cell>
          <table:table-cell table:style-name="ce42" office:value-type="string" calcext:value-type="string">
            <text:p>Fretes</text:p>
            <text:p>e</text:p>
            <text:p>carretos</text:p>
          </table:table-cell>
          <table:table-cell table:style-name="ce42" office:value-type="string" calcext:value-type="string">
            <text:p>Mão de obra</text:p>
            <text:p>contratada</text:p>
            <text:p>temporariamente</text:p>
            <text:p>junto a empresas</text:p>
            <text:p>locadoras de</text:p>
            <text:p>mão de obra</text:p>
          </table:table-cell>
          <table:table-cell table:style-name="ce48" office:value-type="string" calcext:value-type="string">
            <text:p>Manutenção</text:p>
            <text:p>e</text:p>
            <text:p>reparação</text:p>
            <text:p>de bens</text:p>
          </table:table-cell>
          <table:table-cell table:style-name="ce49" office:value-type="string" calcext:value-type="string">
            <text:p>Outros</text:p>
            <text:p>serviços</text:p>
            <text:p>prestados</text:p>
            <text:p>por</text:p>
            <text:p>empresas</text:p>
            <text:p>(2)</text:p>
          </table:table-cell>
          <table:table-cell table:style-name="ce23" table:number-columns-repeated="16377"/>
        </table:table-row>
        <table:table-row table:style-name="ro2">
          <table:covered-table-cell table:style-name="ce47"/>
          <table:table-cell table:style-name="ce14" office:value-type="string" calcext:value-type="string" table:number-columns-spanned="6" table:number-rows-spanned="1">
            <text:p>1 000 R$</text:p>
          </table:table-cell>
          <table:covered-table-cell table:number-columns-repeated="3" table:style-name="ce21"/>
          <table:covered-table-cell table:style-name="ce21">
            <draw:custom-shape table:end-cell-address="TAB17D.F8" table:end-x="0.001cm" table:end-y="0.316cm" draw:z-index="0" draw:name="Text 1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" draw:name="Text 2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" draw:name="Text 3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3" draw:name="Text 4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4" draw:name="Text 5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5" draw:name="Text 6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6" draw:name="Text 7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7" draw:name="Text 8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8" draw:name="Text 9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9" draw:name="Text 10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0" draw:name="Text 11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1" draw:name="Text 12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2" draw:name="Text 13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3" draw:name="Text 14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4" draw:name="Text 15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5" draw:name="Text 16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6" draw:name="Text 17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7" draw:name="Text 18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8" draw:name="Text 19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19" draw:name="Text 20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0" draw:name="Text 21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1" draw:name="Text 22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2" draw:name="Text 23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3" draw:name="Text 24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4" draw:name="Text 25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5" draw:name="Text 26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6" draw:name="Text 27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7" draw:name="Text 28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8" draw:name="Text 29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29" draw:name="Text 30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30" draw:name="Text 31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31" draw:name="Text 32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32" draw:name="Text 33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001cm" table:end-y="0.316cm" draw:z-index="33" draw:name="Text 34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34" draw:name="Text Box 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35" draw:name="Text Box 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36" draw:name="Text Box 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37" draw:name="Text Box 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38" draw:name="Text Box 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39" draw:name="Text Box 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0" draw:name="Text Box 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1" draw:name="Text Box 8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2" draw:name="Text Box 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3" draw:name="Text Box 1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4" draw:name="Text Box 1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5" draw:name="Text Box 1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6" draw:name="Text Box 1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7" draw:name="Text Box 1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8" draw:name="Text Box 2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49" draw:name="Text Box 2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50" draw:name="Text Box 2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51" draw:name="Text Box 2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52" draw:name="Text Box 3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53" draw:name="Text Box 3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7D.F8" table:end-x="0.211cm" table:end-y="0.316cm" draw:z-index="54" draw:name="Text Box 3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21"/>
          <table:table-cell table:style-name="ce23" table:number-columns-repeated="16377"/>
        </table:table-row>
        <table:table-row table:style-name="ro2">
          <table:table-cell table:style-name="ce33" office:value-type="string" calcext:value-type="string">
            <text:p>Comércio varejista</text:p>
          </table:table-cell>
          <table:table-cell table:style-name="ce37" office:value-type="float" office:value="26531406" calcext:value-type="float">
            <text:p><text:s/>26 531 406</text:p>
          </table:table-cell>
          <table:table-cell table:style-name="ce37" office:value-type="float" office:value="2877616" calcext:value-type="float">
            <text:p><text:s/>2 877 616</text:p>
          </table:table-cell>
          <table:table-cell table:style-name="ce37" office:value-type="float" office:value="13190415" calcext:value-type="float">
            <text:p><text:s/>13 190 415</text:p>
          </table:table-cell>
          <table:table-cell table:style-name="ce37" office:value-type="float" office:value="3295366" calcext:value-type="float">
            <text:p><text:s/>3 295 366</text:p>
          </table:table-cell>
          <table:table-cell table:style-name="ce37" office:value-type="float" office:value="10202296" calcext:value-type="float">
            <text:p><text:s/>10 202 296</text:p>
          </table:table-cell>
          <table:table-cell table:style-name="ce37" office:value-type="float" office:value="6862946" calcext:value-type="float">
            <text:p><text:s/>6 862 946</text:p>
          </table:table-cell>
          <table:table-cell table:style-name="ce27" table:number-columns-repeated="7"/>
          <table:table-cell table:style-name="ce23"/>
          <table:table-cell table:style-name="ce27" table:number-columns-repeated="16369"/>
        </table:table-row>
        <table:table-row table:style-name="ro8">
          <table:table-cell table:style-name="ce9" office:value-type="string" calcext:value-type="string">
            <text:p><text:s text:c="4"/>Comércio não especializado</text:p>
          </table:table-cell>
          <table:table-cell table:style-name="ce38" office:value-type="float" office:value="10774897" calcext:value-type="float">
            <text:p><text:s/>10 774 897</text:p>
          </table:table-cell>
          <table:table-cell table:style-name="ce38" office:value-type="float" office:value="1853455" calcext:value-type="float">
            <text:p><text:s/>1 853 455</text:p>
          </table:table-cell>
          <table:table-cell table:style-name="ce38" office:value-type="float" office:value="3864827" calcext:value-type="float">
            <text:p><text:s/>3 864 827</text:p>
          </table:table-cell>
          <table:table-cell table:style-name="ce38" office:value-type="float" office:value="2622736" calcext:value-type="float">
            <text:p><text:s/>2 622 736</text:p>
          </table:table-cell>
          <table:table-cell table:style-name="ce38" office:value-type="float" office:value="5216011" calcext:value-type="float">
            <text:p><text:s/>5 216 011</text:p>
          </table:table-cell>
          <table:table-cell table:style-name="ce38" office:value-type="float" office:value="2728166" calcext:value-type="float">
            <text:p><text:s/>2 728 166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9">
          <table:table-cell table:style-name="ce34" office:value-type="string" calcext:value-type="string">
            <text:p><text:s text:c="8"/>Hipermercados e supermercados</text:p>
          </table:table-cell>
          <table:table-cell table:style-name="ce38" office:value-type="float" office:value="6088031" calcext:value-type="float">
            <text:p><text:s/>6 088 031</text:p>
          </table:table-cell>
          <table:table-cell table:style-name="ce38" office:value-type="float" office:value="1463752" calcext:value-type="float">
            <text:p><text:s/>1 463 752</text:p>
          </table:table-cell>
          <table:table-cell table:style-name="ce38" office:value-type="float" office:value="2291844" calcext:value-type="float">
            <text:p><text:s/>2 291 844</text:p>
          </table:table-cell>
          <table:table-cell table:style-name="ce38" office:value-type="float" office:value="611236" calcext:value-type="float">
            <text:p><text:s text:c="2"/>611 236</text:p>
          </table:table-cell>
          <table:table-cell table:style-name="ce38" office:value-type="float" office:value="4324364" calcext:value-type="float">
            <text:p><text:s/>4 324 364</text:p>
          </table:table-cell>
          <table:table-cell table:style-name="ce38" office:value-type="float" office:value="2240490" calcext:value-type="float">
            <text:p><text:s/>2 240 490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9">
          <table:table-cell table:style-name="ce35" office:value-type="string" calcext:value-type="string">
            <text:p><text:s text:c="8"/>Outros tipos de comércio não especializado com</text:p>
          </table:table-cell>
          <table:table-cell table:style-name="ce38" table:number-columns-repeated="6"/>
          <table:table-cell table:style-name="ce18" table:number-columns-repeated="16377"/>
        </table:table-row>
        <table:table-row table:style-name="ro7">
          <table:table-cell table:style-name="ce35" office:value-type="string" calcext:value-type="string">
            <text:p><text:s text:c="10"/>predominância de produtos alimentícios (5)</text:p>
          </table:table-cell>
          <table:table-cell table:style-name="ce38" office:value-type="float" office:value="515643" calcext:value-type="float">
            <text:p><text:s text:c="2"/>515 643</text:p>
          </table:table-cell>
          <table:table-cell table:style-name="ce38" office:value-type="float" office:value="38821" calcext:value-type="float">
            <text:p><text:s text:c="2"/>38 821</text:p>
          </table:table-cell>
          <table:table-cell table:style-name="ce38" office:value-type="float" office:value="58697" calcext:value-type="float">
            <text:p><text:s text:c="2"/>58 697</text:p>
          </table:table-cell>
          <table:table-cell table:style-name="ce38" office:value-type="float" office:value="60324" calcext:value-type="float">
            <text:p><text:s text:c="2"/>60 324</text:p>
          </table:table-cell>
          <table:table-cell table:style-name="ce38" office:value-type="float" office:value="225854" calcext:value-type="float">
            <text:p><text:s text:c="2"/>225 854</text:p>
          </table:table-cell>
          <table:table-cell table:style-name="ce38" office:value-type="float" office:value="128631" calcext:value-type="float">
            <text:p><text:s text:c="2"/>128 631</text:p>
          </table:table-cell>
          <table:table-cell table:style-name="ce18" table:number-columns-repeated="16377"/>
        </table:table-row>
        <table:table-row table:style-name="ro9">
          <table:table-cell table:style-name="ce35" office:value-type="string" calcext:value-type="string">
            <text:p><text:s text:c="8"/>Comércio não especializado sem predominân- </text:p>
          </table:table-cell>
          <table:table-cell table:style-name="ce38" table:number-columns-repeated="6"/>
          <table:table-cell table:style-name="ce18" table:number-columns-repeated="16377"/>
        </table:table-row>
        <table:table-row table:style-name="ro7">
          <table:table-cell table:style-name="ce35" office:value-type="string" calcext:value-type="string">
            <text:p><text:s text:c="10"/>cia de produtos alimentícios (6)</text:p>
          </table:table-cell>
          <table:table-cell table:style-name="ce38" office:value-type="float" office:value="4171223" calcext:value-type="float">
            <text:p><text:s/>4 171 223</text:p>
          </table:table-cell>
          <table:table-cell table:style-name="ce38" office:value-type="float" office:value="350882" calcext:value-type="float">
            <text:p><text:s text:c="2"/>350 882</text:p>
          </table:table-cell>
          <table:table-cell table:style-name="ce38" office:value-type="float" office:value="1514286" calcext:value-type="float">
            <text:p><text:s/>1 514 286</text:p>
          </table:table-cell>
          <table:table-cell table:style-name="ce38" office:value-type="float" office:value="1951176" calcext:value-type="float">
            <text:p><text:s/>1 951 176</text:p>
          </table:table-cell>
          <table:table-cell table:style-name="ce38" office:value-type="float" office:value="665793" calcext:value-type="float">
            <text:p><text:s text:c="2"/>665 793</text:p>
          </table:table-cell>
          <table:table-cell table:style-name="ce38" office:value-type="float" office:value="359045" calcext:value-type="float">
            <text:p><text:s text:c="2"/>359 045</text:p>
          </table:table-cell>
          <table:table-cell table:style-name="ce18" table:number-columns-repeated="7"/>
          <table:table-cell table:style-name="ce27"/>
          <table:table-cell table:style-name="ce18" table:number-columns-repeated="16369"/>
        </table:table-row>
        <table:table-row table:style-name="ro8">
          <table:table-cell table:style-name="ce9" office:value-type="string" calcext:value-type="string">
            <text:p><text:s text:c="4"/>Comércio de produtos alimentícios, bebidas e fumo <text:s/></text:p>
          </table:table-cell>
          <table:table-cell table:style-name="ce38" office:value-type="float" office:value="855984" calcext:value-type="float">
            <text:p><text:s text:c="2"/>855 984</text:p>
          </table:table-cell>
          <table:table-cell table:style-name="ce38" office:value-type="float" office:value="40274" calcext:value-type="float">
            <text:p><text:s text:c="2"/>40 274</text:p>
          </table:table-cell>
          <table:table-cell table:style-name="ce38" office:value-type="float" office:value="369498" calcext:value-type="float">
            <text:p><text:s text:c="2"/>369 498</text:p>
          </table:table-cell>
          <table:table-cell table:style-name="ce38" office:value-type="float" office:value="61589" calcext:value-type="float">
            <text:p><text:s text:c="2"/>61 589</text:p>
          </table:table-cell>
          <table:table-cell table:style-name="ce38" office:value-type="float" office:value="289633" calcext:value-type="float">
            <text:p><text:s text:c="2"/>289 633</text:p>
          </table:table-cell>
          <table:table-cell table:style-name="ce38" office:value-type="float" office:value="206121" calcext:value-type="float">
            <text:p><text:s text:c="2"/>206 121</text:p>
          </table:table-cell>
          <table:table-cell table:style-name="ce18" table:number-columns-repeated="16377"/>
        </table:table-row>
        <table:table-row table:style-name="ro8">
          <table:table-cell table:style-name="ce9" office:value-type="string" calcext:value-type="string">
            <text:p><text:s text:c="4"/>Comércio de tecidos, artigos de armarinho, vestuá- <text:s/></text:p>
          </table:table-cell>
          <table:table-cell table:style-name="ce38" table:number-columns-repeated="6"/>
          <table:table-cell table:style-name="ce18" table:number-columns-repeated="16377"/>
        </table:table-row>
        <table:table-row table:style-name="ro7">
          <table:table-cell table:style-name="ce34" office:value-type="string" calcext:value-type="string">
            <text:p><text:s text:c="6"/>rio e calçados</text:p>
          </table:table-cell>
          <table:table-cell table:style-name="ce38" office:value-type="float" office:value="2229774" calcext:value-type="float">
            <text:p><text:s/>2 229 774</text:p>
          </table:table-cell>
          <table:table-cell table:style-name="ce38" office:value-type="float" office:value="156026" calcext:value-type="float">
            <text:p><text:s text:c="2"/>156 026</text:p>
          </table:table-cell>
          <table:table-cell table:style-name="ce38" office:value-type="float" office:value="1351914" calcext:value-type="float">
            <text:p><text:s/>1 351 914</text:p>
          </table:table-cell>
          <table:table-cell table:style-name="ce38" office:value-type="float" office:value="223723" calcext:value-type="float">
            <text:p><text:s text:c="2"/>223 723</text:p>
          </table:table-cell>
          <table:table-cell table:style-name="ce38" office:value-type="float" office:value="593072" calcext:value-type="float">
            <text:p><text:s text:c="2"/>593 072</text:p>
          </table:table-cell>
          <table:table-cell table:style-name="ce38" office:value-type="float" office:value="513400" calcext:value-type="float">
            <text:p><text:s text:c="2"/>513 400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Tecidos e artigos de armarinho</text:p>
          </table:table-cell>
          <table:table-cell table:style-name="ce38" office:value-type="float" office:value="210682" calcext:value-type="float">
            <text:p><text:s text:c="2"/>210 682</text:p>
          </table:table-cell>
          <table:table-cell table:style-name="ce38" office:value-type="float" office:value="10986" calcext:value-type="float">
            <text:p><text:s text:c="2"/>10 986</text:p>
          </table:table-cell>
          <table:table-cell table:style-name="ce38" office:value-type="float" office:value="84858" calcext:value-type="float">
            <text:p><text:s text:c="2"/>84 858</text:p>
          </table:table-cell>
          <table:table-cell table:style-name="ce38" office:value-type="float" office:value="3835" calcext:value-type="float">
            <text:p><text:s text:c="2"/>3 835</text:p>
          </table:table-cell>
          <table:table-cell table:style-name="ce38" office:value-type="float" office:value="36660" calcext:value-type="float">
            <text:p><text:s text:c="2"/>36 660</text:p>
          </table:table-cell>
          <table:table-cell table:style-name="ce38" office:value-type="float" office:value="27024" calcext:value-type="float">
            <text:p><text:s text:c="2"/>27 024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Artigos do vestuário e complementos</text:p>
          </table:table-cell>
          <table:table-cell table:style-name="ce38" office:value-type="float" office:value="1626696" calcext:value-type="float">
            <text:p><text:s/>1 626 696</text:p>
          </table:table-cell>
          <table:table-cell table:style-name="ce38" office:value-type="float" office:value="108044" calcext:value-type="float">
            <text:p><text:s text:c="2"/>108 044</text:p>
          </table:table-cell>
          <table:table-cell table:style-name="ce38" office:value-type="float" office:value="997204" calcext:value-type="float">
            <text:p><text:s text:c="2"/>997 204</text:p>
          </table:table-cell>
          <table:table-cell table:style-name="ce38" office:value-type="float" office:value="210882" calcext:value-type="float">
            <text:p><text:s text:c="2"/>210 882</text:p>
          </table:table-cell>
          <table:table-cell table:style-name="ce38" office:value-type="float" office:value="450355" calcext:value-type="float">
            <text:p><text:s text:c="2"/>450 355</text:p>
          </table:table-cell>
          <table:table-cell table:style-name="ce38" office:value-type="float" office:value="361808" calcext:value-type="float">
            <text:p><text:s text:c="2"/>361 808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Calçados, artigos de couro e viagem</text:p>
          </table:table-cell>
          <table:table-cell table:style-name="ce38" office:value-type="float" office:value="392396" calcext:value-type="float">
            <text:p><text:s text:c="2"/>392 396</text:p>
          </table:table-cell>
          <table:table-cell table:style-name="ce38" office:value-type="float" office:value="36996" calcext:value-type="float">
            <text:p><text:s text:c="2"/>36 996</text:p>
          </table:table-cell>
          <table:table-cell table:style-name="ce38" office:value-type="float" office:value="269852" calcext:value-type="float">
            <text:p><text:s text:c="2"/>269 852</text:p>
          </table:table-cell>
          <table:table-cell table:style-name="ce38" office:value-type="float" office:value="9006" calcext:value-type="float">
            <text:p><text:s text:c="2"/>9 006</text:p>
          </table:table-cell>
          <table:table-cell table:style-name="ce38" office:value-type="float" office:value="106057" calcext:value-type="float">
            <text:p><text:s text:c="2"/>106 057</text:p>
          </table:table-cell>
          <table:table-cell table:style-name="ce38" office:value-type="float" office:value="124568" calcext:value-type="float">
            <text:p><text:s text:c="2"/>124 568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8">
          <table:table-cell table:style-name="ce34" office:value-type="string" calcext:value-type="string">
            <text:p><text:s text:c="4"/>Combustíveis e lubrificantes</text:p>
          </table:table-cell>
          <table:table-cell table:style-name="ce38" office:value-type="float" office:value="1298395" calcext:value-type="float">
            <text:p><text:s/>1 298 395</text:p>
          </table:table-cell>
          <table:table-cell table:style-name="ce38" office:value-type="float" office:value="138954" calcext:value-type="float">
            <text:p><text:s text:c="2"/>138 954</text:p>
          </table:table-cell>
          <table:table-cell table:style-name="ce38" office:value-type="float" office:value="774115" calcext:value-type="float">
            <text:p><text:s text:c="2"/>774 115</text:p>
          </table:table-cell>
          <table:table-cell table:style-name="ce38" office:value-type="float" office:value="38546" calcext:value-type="float">
            <text:p><text:s text:c="2"/>38 546</text:p>
          </table:table-cell>
          <table:table-cell table:style-name="ce38" office:value-type="float" office:value="1056554" calcext:value-type="float">
            <text:p><text:s/>1 056 554</text:p>
          </table:table-cell>
          <table:table-cell table:style-name="ce38" office:value-type="float" office:value="313626" calcext:value-type="float">
            <text:p><text:s text:c="2"/>313 626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8">
          <table:table-cell table:style-name="ce34" office:value-type="string" calcext:value-type="string">
            <text:p><text:s text:c="4"/>Comércio de outros produtos em lojas especiali-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4" office:value-type="string" calcext:value-type="string">
            <text:p><text:s text:c="6"/>zadas</text:p>
          </table:table-cell>
          <table:table-cell table:style-name="ce38" office:value-type="float" office:value="11370357" calcext:value-type="float">
            <text:p><text:s/>11 370 357</text:p>
          </table:table-cell>
          <table:table-cell table:style-name="ce38" office:value-type="float" office:value="688120" calcext:value-type="float">
            <text:p><text:s text:c="2"/>688 120</text:p>
          </table:table-cell>
          <table:table-cell table:style-name="ce38" office:value-type="float" office:value="6829914" calcext:value-type="float">
            <text:p><text:s/>6 829 914</text:p>
          </table:table-cell>
          <table:table-cell table:style-name="ce38" office:value-type="float" office:value="348444" calcext:value-type="float">
            <text:p><text:s text:c="2"/>348 444</text:p>
          </table:table-cell>
          <table:table-cell table:style-name="ce38" office:value-type="float" office:value="3045793" calcext:value-type="float">
            <text:p><text:s/>3 045 793</text:p>
          </table:table-cell>
          <table:table-cell table:style-name="ce38" office:value-type="float" office:value="3101483" calcext:value-type="float">
            <text:p><text:s/>3 101 483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Produtos farmacêuticos, perfumaria e cosméti- <text:s/>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5" office:value-type="string" calcext:value-type="string">
            <text:p><text:s text:c="10"/>cos e artigos médicos, ortopédicos e de óptica</text:p>
          </table:table-cell>
          <table:table-cell table:style-name="ce38" office:value-type="float" office:value="5273793" calcext:value-type="float">
            <text:p><text:s/>5 273 793</text:p>
          </table:table-cell>
          <table:table-cell table:style-name="ce38" office:value-type="float" office:value="257697" calcext:value-type="float">
            <text:p><text:s text:c="2"/>257 697</text:p>
          </table:table-cell>
          <table:table-cell table:style-name="ce38" office:value-type="float" office:value="1899101" calcext:value-type="float">
            <text:p><text:s/>1 899 101</text:p>
          </table:table-cell>
          <table:table-cell table:style-name="ce38" office:value-type="float" office:value="122527" calcext:value-type="float">
            <text:p><text:s text:c="2"/>122 527</text:p>
          </table:table-cell>
          <table:table-cell table:style-name="ce38" office:value-type="float" office:value="916303" calcext:value-type="float">
            <text:p><text:s text:c="2"/>916 303</text:p>
          </table:table-cell>
          <table:table-cell table:style-name="ce38" office:value-type="float" office:value="670101" calcext:value-type="float">
            <text:p><text:s text:c="2"/>670 101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Eletrodomésticos, equipamentos de áudio e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5" office:value-type="string" calcext:value-type="string">
            <text:p><text:s text:c="10"/>vídeo, instrumentos musicais e acessórios</text:p>
          </table:table-cell>
          <table:table-cell table:style-name="ce38" office:value-type="float" office:value="915876" calcext:value-type="float">
            <text:p><text:s text:c="2"/>915 876</text:p>
          </table:table-cell>
          <table:table-cell table:style-name="ce38" office:value-type="float" office:value="50634" calcext:value-type="float">
            <text:p><text:s text:c="2"/>50 634</text:p>
          </table:table-cell>
          <table:table-cell table:style-name="ce38" office:value-type="float" office:value="1264298" calcext:value-type="float">
            <text:p><text:s/>1 264 298</text:p>
          </table:table-cell>
          <table:table-cell table:style-name="ce38" office:value-type="float" office:value="20877" calcext:value-type="float">
            <text:p><text:s text:c="2"/>20 877</text:p>
          </table:table-cell>
          <table:table-cell table:style-name="ce38" office:value-type="float" office:value="221139" calcext:value-type="float">
            <text:p><text:s text:c="2"/>221 139</text:p>
          </table:table-cell>
          <table:table-cell table:style-name="ce38" office:value-type="float" office:value="1446685" calcext:value-type="float">
            <text:p><text:s/>1 446 685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Móveis, artigos de iluminação, peças e acessó-</text:p>
          </table:table-cell>
          <table:table-cell table:style-name="ce38" table:number-columns-repeated="6"/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7">
          <table:table-cell table:style-name="ce35" office:value-type="string" calcext:value-type="string">
            <text:p><text:s text:c="10"/>rios e outros artigos de uso doméstico</text:p>
          </table:table-cell>
          <table:table-cell table:style-name="ce38" office:value-type="float" office:value="801270" calcext:value-type="float">
            <text:p><text:s text:c="2"/>801 270</text:p>
          </table:table-cell>
          <table:table-cell table:style-name="ce38" office:value-type="float" office:value="34657" calcext:value-type="float">
            <text:p><text:s text:c="2"/>34 657</text:p>
          </table:table-cell>
          <table:table-cell table:style-name="ce38" office:value-type="float" office:value="698250" calcext:value-type="float">
            <text:p><text:s text:c="2"/>698 250</text:p>
          </table:table-cell>
          <table:table-cell table:style-name="ce38" office:value-type="float" office:value="32711" calcext:value-type="float">
            <text:p><text:s text:c="2"/>32 711</text:p>
          </table:table-cell>
          <table:table-cell table:style-name="ce38" office:value-type="float" office:value="258548" calcext:value-type="float">
            <text:p><text:s text:c="2"/>258 548</text:p>
          </table:table-cell>
          <table:table-cell table:style-name="ce38" office:value-type="float" office:value="177920" calcext:value-type="float">
            <text:p><text:s text:c="2"/>177 920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Material de construção</text:p>
          </table:table-cell>
          <table:table-cell table:style-name="ce38" office:value-type="float" office:value="1942820" calcext:value-type="float">
            <text:p><text:s/>1 942 820</text:p>
          </table:table-cell>
          <table:table-cell table:style-name="ce38" office:value-type="float" office:value="215010" calcext:value-type="float">
            <text:p><text:s text:c="2"/>215 010</text:p>
          </table:table-cell>
          <table:table-cell table:style-name="ce38" office:value-type="float" office:value="1357036" calcext:value-type="float">
            <text:p><text:s/>1 357 036</text:p>
          </table:table-cell>
          <table:table-cell table:style-name="ce38" office:value-type="float" office:value="75858" calcext:value-type="float">
            <text:p><text:s text:c="2"/>75 858</text:p>
          </table:table-cell>
          <table:table-cell table:style-name="ce38" office:value-type="float" office:value="967905" calcext:value-type="float">
            <text:p><text:s text:c="2"/>967 905</text:p>
          </table:table-cell>
          <table:table-cell table:style-name="ce38" office:value-type="float" office:value="339624" calcext:value-type="float">
            <text:p><text:s text:c="2"/>339 624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Equipamentos de informática e comunicação</text:p>
          </table:table-cell>
          <table:table-cell table:style-name="ce38" office:value-type="float" office:value="678837" calcext:value-type="float">
            <text:p><text:s text:c="2"/>678 837</text:p>
          </table:table-cell>
          <table:table-cell table:style-name="ce38" office:value-type="float" office:value="20374" calcext:value-type="float">
            <text:p><text:s text:c="2"/>20 374</text:p>
          </table:table-cell>
          <table:table-cell table:style-name="ce38" office:value-type="float" office:value="302139" calcext:value-type="float">
            <text:p><text:s text:c="2"/>302 139</text:p>
          </table:table-cell>
          <table:table-cell table:style-name="ce38" office:value-type="float" office:value="39609" calcext:value-type="float">
            <text:p><text:s text:c="2"/>39 609</text:p>
          </table:table-cell>
          <table:table-cell table:style-name="ce38" office:value-type="float" office:value="92521" calcext:value-type="float">
            <text:p><text:s text:c="2"/>92 521</text:p>
          </table:table-cell>
          <table:table-cell table:style-name="ce38" office:value-type="float" office:value="88187" calcext:value-type="float">
            <text:p><text:s text:c="2"/>88 187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Artigos culturais, recreativos e esportivos</text:p>
          </table:table-cell>
          <table:table-cell table:style-name="ce38" office:value-type="float" office:value="636143" calcext:value-type="float">
            <text:p><text:s text:c="2"/>636 143</text:p>
          </table:table-cell>
          <table:table-cell table:style-name="ce38" office:value-type="float" office:value="29100" calcext:value-type="float">
            <text:p><text:s text:c="2"/>29 100</text:p>
          </table:table-cell>
          <table:table-cell table:style-name="ce38" office:value-type="float" office:value="218083" calcext:value-type="float">
            <text:p><text:s text:c="2"/>218 083</text:p>
          </table:table-cell>
          <table:table-cell table:style-name="ce38" office:value-type="float" office:value="28701" calcext:value-type="float">
            <text:p><text:s text:c="2"/>28 701</text:p>
          </table:table-cell>
          <table:table-cell table:style-name="ce38" office:value-type="float" office:value="145393" calcext:value-type="float">
            <text:p><text:s text:c="2"/>145 393</text:p>
          </table:table-cell>
          <table:table-cell table:style-name="ce38" office:value-type="float" office:value="123348" calcext:value-type="float">
            <text:p><text:s text:c="2"/>123 348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Gás liquefeito de petróleo (GLP)</text:p>
          </table:table-cell>
          <table:table-cell table:style-name="ce38" office:value-type="float" office:value="215333" calcext:value-type="float">
            <text:p><text:s text:c="2"/>215 333</text:p>
          </table:table-cell>
          <table:table-cell table:style-name="ce38" office:value-type="float" office:value="18315" calcext:value-type="float">
            <text:p><text:s text:c="2"/>18 315</text:p>
          </table:table-cell>
          <table:table-cell table:style-name="ce38" office:value-type="float" office:value="476555" calcext:value-type="float">
            <text:p><text:s text:c="2"/>476 555</text:p>
          </table:table-cell>
          <table:table-cell table:style-name="ce38" office:value-type="float" office:value="5116" calcext:value-type="float">
            <text:p><text:s text:c="2"/>5 116</text:p>
          </table:table-cell>
          <table:table-cell table:style-name="ce38" office:value-type="float" office:value="212577" calcext:value-type="float">
            <text:p><text:s text:c="2"/>212 577</text:p>
          </table:table-cell>
          <table:table-cell table:style-name="ce38" office:value-type="float" office:value="67394" calcext:value-type="float">
            <text:p><text:s text:c="2"/>67 394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9">
          <table:table-cell table:style-name="ce35" office:value-type="string" calcext:value-type="string">
            <text:p><text:s text:c="8"/>Outros produtos novos (7)</text:p>
          </table:table-cell>
          <table:table-cell table:style-name="ce38" office:value-type="float" office:value="906285" calcext:value-type="float">
            <text:p><text:s text:c="2"/>906 285</text:p>
          </table:table-cell>
          <table:table-cell table:style-name="ce38" office:value-type="float" office:value="62333" calcext:value-type="float">
            <text:p><text:s text:c="2"/>62 333</text:p>
          </table:table-cell>
          <table:table-cell table:style-name="ce38" office:value-type="float" office:value="614452" calcext:value-type="float">
            <text:p><text:s text:c="2"/>614 452</text:p>
          </table:table-cell>
          <table:table-cell table:style-name="ce38" office:value-type="float" office:value="23045" calcext:value-type="float">
            <text:p><text:s text:c="2"/>23 045</text:p>
          </table:table-cell>
          <table:table-cell table:style-name="ce38" office:value-type="float" office:value="231407" calcext:value-type="float">
            <text:p><text:s text:c="2"/>231 407</text:p>
          </table:table-cell>
          <table:table-cell table:style-name="ce38" office:value-type="float" office:value="188224" calcext:value-type="float">
            <text:p><text:s text:c="2"/>188 224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8">
          <table:table-cell table:style-name="ce34" office:value-type="string" calcext:value-type="string">
            <text:p><text:s text:c="4"/>Comércio de artigos usados</text:p>
          </table:table-cell>
          <table:table-cell table:style-name="ce38" office:value-type="float" office:value="1999" calcext:value-type="float">
            <text:p><text:s text:c="2"/>1 999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233" calcext:value-type="float">
            <text:p><text:s text:c="2"/>1 23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28" table:number-columns-repeated="7"/>
          <table:table-cell table:style-name="ce18"/>
          <table:table-cell table:style-name="ce28" table:number-columns-repeated="16369"/>
        </table:table-row>
        <table:table-row table:style-name="ro10">
          <table:table-cell table:style-name="ce36"/>
          <table:table-cell table:style-name="ce39" table:number-columns-repeated="4"/>
          <table:table-cell table:style-name="ce40" table:number-columns-repeated="2"/>
          <table:table-cell table:style-name="ce41" table:number-columns-repeated="7"/>
          <table:table-cell table:style-name="ce18"/>
          <table:table-cell table:style-name="ce41" table:number-columns-repeated="16369"/>
        </table:table-row>
        <table:table-row table:style-name="ro7" table:number-rows-repeated="13">
          <table:table-cell table:number-columns-repeated="14"/>
          <table:table-cell table:style-name="ce18"/>
          <table:table-cell table:number-columns-repeated="16369"/>
        </table:table-row>
        <table:table-row table:style-name="ro7">
          <table:table-cell table:number-columns-repeated="14"/>
          <table:table-cell table:style-name="ce30"/>
          <table:table-cell table:number-columns-repeated="16369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AB17E" table:style-name="ta5">
        <table:table-column table:style-name="co1" table:default-cell-style-name="ce11"/>
        <table:table-column table:style-name="co5" table:default-cell-style-name="ce11"/>
        <table:table-column table:style-name="co5" table:number-columns-repeated="3" table:default-cell-style-name="ce22"/>
        <table:table-column table:style-name="co3" table:number-columns-repeated="16379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Tabela 17 - Despesas operacionais das empresas comerciais com 20 ou mais pessoas ocupadas, <text:s/></text:p>
          </table:table-cell>
          <table:covered-table-cell table:number-columns-repeated="4" table:style-name="ce1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31" office:value-type="string" calcext:value-type="string" table:number-columns-spanned="5" table:number-rows-spanned="1">
            <text:p>segundo as divisões, grupos e classes de atividades - Brasil - 2023</text:p>
          </table:table-cell>
          <table:covered-table-cell table:number-columns-repeated="4" table:style-name="ce31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3" table:number-columns-repeated="2"/>
          <table:table-cell table:style-name="ce18" table:number-columns-repeated="2"/>
          <table:table-cell table:style-name="ce24" office:value-type="string" calcext:value-type="string">
            <text:p>(continuação)</text:p>
          </table:table-cell>
          <table:table-cell table:style-name="ce23" table:number-columns-repeated="7"/>
          <table:table-cell table:style-name="ce26"/>
          <table:table-cell table:style-name="ce23" table:number-columns-repeated="16371"/>
        </table:table-row>
        <table:table-row table:style-name="ro2">
          <table:table-cell table:style-name="ce4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4" table:number-rows-spanned="1">
            <text:p>Despesas operacionais das empresas comerciais com 20 ou mais pessoas ocupadas</text:p>
          </table:table-cell>
          <table:covered-table-cell table:number-columns-repeated="3" table:style-name="ce20"/>
          <table:table-cell table:style-name="ce23" table:number-columns-repeated="16379"/>
        </table:table-row>
        <table:table-row table:style-name="ro2">
          <table:covered-table-cell table:style-name="ce4"/>
          <table:table-cell table:style-name="ce13" office:value-type="string" calcext:value-type="string" table:number-columns-spanned="1" table:number-rows-spanned="2">
            <text:p>Serviços de</text:p>
            <text:p>comunicação</text:p>
            <text:p>(correio, fax,</text:p>
            <text:p>telefone e Internet),</text:p>
            <text:p>energia elétrica,</text:p>
            <text:p>gás, água</text:p>
            <text:p>e esgoto</text:p>
          </table:table-cell>
          <table:table-cell table:style-name="ce13" office:value-type="string" calcext:value-type="string" table:number-columns-spanned="1" table:number-rows-spanned="2">
            <text:p>Armazenagem</text:p>
            <text:p>e despesas</text:p>
            <text:p>portuárias e</text:p>
            <text:p>aeroportuárias </text:p>
          </table:table-cell>
          <table:table-cell table:style-name="ce13" office:value-type="string" calcext:value-type="string" table:number-columns-spanned="1" table:number-rows-spanned="2">
            <text:p>Prêmios</text:p>
            <text:p>de seguros </text:p>
            <text:p>(imóveis,</text:p>
            <text:p>veículos,</text:p>
            <text:p>mercadorias,</text:p>
            <text:p>etc.)</text:p>
          </table:table-cell>
          <table:table-cell table:style-name="ce46" office:value-type="string" calcext:value-type="string" table:number-columns-spanned="1" table:number-rows-spanned="2">
            <text:p>Impostos</text:p>
            <text:p>e taxas</text:p>
            <text:p>(IPTU, IPVA,</text:p>
            <text:p>CPMF,</text:p>
            <text:p>alvarás, etc.)</text:p>
          </table:table-cell>
          <table:table-cell table:style-name="ce23" table:number-columns-repeated="16379"/>
        </table:table-row>
        <table:table-row table:style-name="ro3">
          <table:covered-table-cell table:style-name="ce4"/>
          <table:covered-table-cell table:number-columns-repeated="3" table:style-name="ce13"/>
          <table:covered-table-cell table:style-name="ce46"/>
          <table:table-cell table:style-name="ce23" table:number-columns-repeated="16379"/>
        </table:table-row>
        <table:table-row table:style-name="ro2">
          <table:covered-table-cell table:style-name="ce4"/>
          <table:table-cell table:style-name="ce14" office:value-type="string" calcext:value-type="string" table:number-columns-spanned="4" table:number-rows-spanned="1">
            <text:p>1 000 R$</text:p>
          </table:table-cell>
          <table:covered-table-cell table:number-columns-repeated="3" table:style-name="ce21"/>
          <table:table-cell table:style-name="ce23" table:number-columns-repeated="16379"/>
        </table:table-row>
        <table:table-row table:style-name="ro2">
          <table:table-cell table:style-name="ce5" office:value-type="string" calcext:value-type="string">
            <text:p><text:s text:c="11"/>Total</text:p>
          </table:table-cell>
          <table:table-cell table:style-name="ce15" office:value-type="float" office:value="24595908" calcext:value-type="float">
            <text:p><text:s/>24 595 908</text:p>
          </table:table-cell>
          <table:table-cell table:style-name="ce15" office:value-type="float" office:value="9161915" calcext:value-type="float">
            <text:p><text:s/>9 161 915</text:p>
          </table:table-cell>
          <table:table-cell table:style-name="ce15" office:value-type="float" office:value="4253336" calcext:value-type="float">
            <text:p><text:s/>4 253 336</text:p>
          </table:table-cell>
          <table:table-cell table:style-name="ce15" office:value-type="float" office:value="16661985" calcext:value-type="float">
            <text:p><text:s/>16 661 985</text:p>
          </table:table-cell>
          <table:table-cell table:style-name="ce27" table:number-columns-repeated="7"/>
          <table:table-cell table:style-name="ce23"/>
          <table:table-cell table:style-name="ce27" table:number-columns-repeated="16371"/>
        </table:table-row>
        <table:table-row table:style-name="ro4">
          <table:table-cell table:style-name="ce6" office:value-type="string" calcext:value-type="string">
            <text:p>Comércio de veículos, peças e motocicletas </text:p>
          </table:table-cell>
          <table:table-cell table:style-name="ce44" office:value-type="float" office:value="1310581" calcext:value-type="float">
            <text:p><text:s/>1 310 581</text:p>
          </table:table-cell>
          <table:table-cell table:style-name="ce44" office:value-type="float" office:value="366752" calcext:value-type="float">
            <text:p><text:s text:c="2"/>366 752</text:p>
          </table:table-cell>
          <table:table-cell table:style-name="ce44" office:value-type="float" office:value="296197" calcext:value-type="float">
            <text:p><text:s text:c="2"/>296 197</text:p>
          </table:table-cell>
          <table:table-cell table:style-name="ce44" office:value-type="float" office:value="1904455" calcext:value-type="float">
            <text:p><text:s/>1 904 455</text:p>
          </table:table-cell>
          <table:table-cell table:style-name="ce27" table:number-columns-repeated="16379"/>
        </table:table-row>
        <table:table-row table:style-name="ro5">
          <table:table-cell table:style-name="ce7" office:value-type="string" calcext:value-type="string">
            <text:p><text:s text:c="4"/>Veículos automotores</text:p>
          </table:table-cell>
          <table:table-cell table:style-name="ce45" office:value-type="float" office:value="719706" calcext:value-type="float">
            <text:p><text:s text:c="2"/>719 706</text:p>
          </table:table-cell>
          <table:table-cell table:style-name="ce45" office:value-type="float" office:value="176457" calcext:value-type="float">
            <text:p><text:s text:c="2"/>176 457</text:p>
          </table:table-cell>
          <table:table-cell table:style-name="ce45" office:value-type="float" office:value="177491" calcext:value-type="float">
            <text:p><text:s text:c="2"/>177 491</text:p>
          </table:table-cell>
          <table:table-cell table:style-name="ce45" office:value-type="float" office:value="1282769" calcext:value-type="float">
            <text:p><text:s/>1 282 769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5">
          <table:table-cell table:style-name="ce7" office:value-type="string" calcext:value-type="string">
            <text:p><text:s text:c="4"/>Peças para veículos</text:p>
          </table:table-cell>
          <table:table-cell table:style-name="ce45" office:value-type="float" office:value="494145" calcext:value-type="float">
            <text:p><text:s text:c="2"/>494 145</text:p>
          </table:table-cell>
          <table:table-cell table:style-name="ce45" office:value-type="float" office:value="153762" calcext:value-type="float">
            <text:p><text:s text:c="2"/>153 762</text:p>
          </table:table-cell>
          <table:table-cell table:style-name="ce45" office:value-type="float" office:value="97493" calcext:value-type="float">
            <text:p><text:s text:c="2"/>97 493</text:p>
          </table:table-cell>
          <table:table-cell table:style-name="ce45" office:value-type="float" office:value="489498" calcext:value-type="float">
            <text:p><text:s text:c="2"/>489 498</text:p>
          </table:table-cell>
          <table:table-cell table:style-name="ce18" table:number-columns-repeated="16379"/>
        </table:table-row>
        <table:table-row table:style-name="ro5">
          <table:table-cell table:style-name="ce7" office:value-type="string" calcext:value-type="string">
            <text:p><text:s text:c="4"/>Motocicletas, peças e acessórios</text:p>
          </table:table-cell>
          <table:table-cell table:style-name="ce45" office:value-type="float" office:value="96730" calcext:value-type="float">
            <text:p><text:s text:c="2"/>96 730</text:p>
          </table:table-cell>
          <table:table-cell table:style-name="ce45" office:value-type="float" office:value="36533" calcext:value-type="float">
            <text:p><text:s text:c="2"/>36 533</text:p>
          </table:table-cell>
          <table:table-cell table:style-name="ce45" office:value-type="float" office:value="21213" calcext:value-type="float">
            <text:p><text:s text:c="2"/>21 213</text:p>
          </table:table-cell>
          <table:table-cell table:style-name="ce45" office:value-type="float" office:value="132188" calcext:value-type="float">
            <text:p><text:s text:c="2"/>132 188</text:p>
          </table:table-cell>
          <table:table-cell table:style-name="ce18" table:number-columns-repeated="16379"/>
        </table:table-row>
        <table:table-row table:style-name="ro4">
          <table:table-cell table:style-name="ce8" office:value-type="string" calcext:value-type="string">
            <text:p>Comércio por atacado</text:p>
          </table:table-cell>
          <table:table-cell table:style-name="ce44" office:value-type="float" office:value="4909555" calcext:value-type="float">
            <text:p><text:s/>4 909 555</text:p>
          </table:table-cell>
          <table:table-cell table:style-name="ce44" office:value-type="float" office:value="7683819" calcext:value-type="float">
            <text:p><text:s/>7 683 819</text:p>
          </table:table-cell>
          <table:table-cell table:style-name="ce44" office:value-type="float" office:value="2027373" calcext:value-type="float">
            <text:p><text:s/>2 027 373</text:p>
          </table:table-cell>
          <table:table-cell table:style-name="ce44" office:value-type="float" office:value="6588135" calcext:value-type="float">
            <text:p><text:s/>6 588 135</text:p>
          </table:table-cell>
          <table:table-cell table:style-name="ce27" table:number-columns-repeated="7"/>
          <table:table-cell table:style-name="ce18"/>
          <table:table-cell table:style-name="ce27" table:number-columns-repeated="16371"/>
        </table:table-row>
        <table:table-row table:style-name="ro5">
          <table:table-cell table:style-name="ce9" office:value-type="string" calcext:value-type="string">
            <text:p><text:s text:c="4"/>Representantes e agentes do comércio (exceto de veí-</text:p>
          </table:table-cell>
          <table:table-cell table:style-name="ce45" table:number-columns-repeated="4"/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12">
          <table:table-cell table:style-name="ce9" office:value-type="string" calcext:value-type="string">
            <text:p><text:s text:c="6"/>culos e motocicletas)</text:p>
          </table:table-cell>
          <table:table-cell table:style-name="ce45" office:value-type="float" office:value="16184" calcext:value-type="float">
            <text:p><text:s text:c="2"/>16 184</text:p>
          </table:table-cell>
          <table:table-cell table:style-name="ce45" office:value-type="float" office:value="18058" calcext:value-type="float">
            <text:p><text:s text:c="2"/>18 058</text:p>
          </table:table-cell>
          <table:table-cell table:style-name="ce45" office:value-type="float" office:value="5371" calcext:value-type="float">
            <text:p><text:s text:c="2"/>5 371</text:p>
          </table:table-cell>
          <table:table-cell table:style-name="ce45" office:value-type="float" office:value="25667" calcext:value-type="float">
            <text:p><text:s text:c="2"/>25 667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matérias-primas agrícolas e animais vivos <text:s/></text:p>
          </table:table-cell>
          <table:table-cell table:style-name="ce45" office:value-type="float" office:value="628746" calcext:value-type="float">
            <text:p><text:s text:c="2"/>628 746</text:p>
          </table:table-cell>
          <table:table-cell table:style-name="ce45" office:value-type="float" office:value="1484298" calcext:value-type="float">
            <text:p><text:s/>1 484 298</text:p>
          </table:table-cell>
          <table:table-cell table:style-name="ce45" office:value-type="float" office:value="200111" calcext:value-type="float">
            <text:p><text:s text:c="2"/>200 111</text:p>
          </table:table-cell>
          <table:table-cell table:style-name="ce45" office:value-type="float" office:value="429538" calcext:value-type="float">
            <text:p><text:s text:c="2"/>429 538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especializado em produtos alimentícios,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bebidas e fumo</text:p>
          </table:table-cell>
          <table:table-cell table:style-name="ce45" office:value-type="float" office:value="1145445" calcext:value-type="float">
            <text:p><text:s/>1 145 445</text:p>
          </table:table-cell>
          <table:table-cell table:style-name="ce45" office:value-type="float" office:value="1312953" calcext:value-type="float">
            <text:p><text:s/>1 312 953</text:p>
          </table:table-cell>
          <table:table-cell table:style-name="ce45" office:value-type="float" office:value="434552" calcext:value-type="float">
            <text:p><text:s text:c="2"/>434 552</text:p>
          </table:table-cell>
          <table:table-cell table:style-name="ce45" office:value-type="float" office:value="1052612" calcext:value-type="float">
            <text:p><text:s/>1 052 612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equipamentos e artigos de uso pessoal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e doméstico</text:p>
          </table:table-cell>
          <table:table-cell table:style-name="ce45" office:value-type="float" office:value="940417" calcext:value-type="float">
            <text:p><text:s text:c="2"/>940 417</text:p>
          </table:table-cell>
          <table:table-cell table:style-name="ce45" office:value-type="float" office:value="1376795" calcext:value-type="float">
            <text:p><text:s/>1 376 795</text:p>
          </table:table-cell>
          <table:table-cell table:style-name="ce45" office:value-type="float" office:value="320868" calcext:value-type="float">
            <text:p><text:s text:c="2"/>320 868</text:p>
          </table:table-cell>
          <table:table-cell table:style-name="ce45" office:value-type="float" office:value="1551547" calcext:value-type="float">
            <text:p><text:s/>1 551 547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Tecidos, artefatos de tecidos e de armarinho,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10"/>vestuário, calçados e artigos de viagem</text:p>
          </table:table-cell>
          <table:table-cell table:style-name="ce45" office:value-type="float" office:value="123920" calcext:value-type="float">
            <text:p><text:s text:c="2"/>123 920</text:p>
          </table:table-cell>
          <table:table-cell table:style-name="ce45" office:value-type="float" office:value="164784" calcext:value-type="float">
            <text:p><text:s text:c="2"/>164 784</text:p>
          </table:table-cell>
          <table:table-cell table:style-name="ce45" office:value-type="float" office:value="40746" calcext:value-type="float">
            <text:p><text:s text:c="2"/>40 746</text:p>
          </table:table-cell>
          <table:table-cell table:style-name="ce45" office:value-type="float" office:value="186885" calcext:value-type="float">
            <text:p><text:s text:c="2"/>186 885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Tecidos, artefatos de tecidos e de armarinho <text:s/></text:p>
          </table:table-cell>
          <table:table-cell table:style-name="ce45" office:value-type="float" office:value="45134" calcext:value-type="float">
            <text:p><text:s text:c="2"/>45 134</text:p>
          </table:table-cell>
          <table:table-cell table:style-name="ce45" office:value-type="float" office:value="82909" calcext:value-type="float">
            <text:p><text:s text:c="2"/>82 909</text:p>
          </table:table-cell>
          <table:table-cell table:style-name="ce45" office:value-type="float" office:value="19045" calcext:value-type="float">
            <text:p><text:s text:c="2"/>19 045</text:p>
          </table:table-cell>
          <table:table-cell table:style-name="ce45" office:value-type="float" office:value="61505" calcext:value-type="float">
            <text:p><text:s text:c="2"/>61 505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Artigos do vestuário e acessórios</text:p>
          </table:table-cell>
          <table:table-cell table:style-name="ce45" office:value-type="float" office:value="39156" calcext:value-type="float">
            <text:p><text:s text:c="2"/>39 156</text:p>
          </table:table-cell>
          <table:table-cell table:style-name="ce45" office:value-type="float" office:value="24682" calcext:value-type="float">
            <text:p><text:s text:c="2"/>24 682</text:p>
          </table:table-cell>
          <table:table-cell table:style-name="ce45" office:value-type="float" office:value="9331" calcext:value-type="float">
            <text:p><text:s text:c="2"/>9 331</text:p>
          </table:table-cell>
          <table:table-cell table:style-name="ce45" office:value-type="float" office:value="75120" calcext:value-type="float">
            <text:p><text:s text:c="2"/>75 120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Calçados e artigos de viagem</text:p>
          </table:table-cell>
          <table:table-cell table:style-name="ce45" office:value-type="float" office:value="39630" calcext:value-type="float">
            <text:p><text:s text:c="2"/>39 630</text:p>
          </table:table-cell>
          <table:table-cell table:style-name="ce45" office:value-type="float" office:value="57193" calcext:value-type="float">
            <text:p><text:s text:c="2"/>57 193</text:p>
          </table:table-cell>
          <table:table-cell table:style-name="ce45" office:value-type="float" office:value="12370" calcext:value-type="float">
            <text:p><text:s text:c="2"/>12 370</text:p>
          </table:table-cell>
          <table:table-cell table:style-name="ce45" office:value-type="float" office:value="50260" calcext:value-type="float">
            <text:p><text:s text:c="2"/>50 260</text:p>
          </table:table-cell>
          <table:table-cell table:style-name="ce18" table:number-columns-repeated="16379"/>
        </table:table-row>
        <table:table-row table:style-name="ro2">
          <table:table-cell table:style-name="ce10" office:value-type="string" calcext:value-type="string">
            <text:p><text:s text:c="8"/>Produtos farmacêuticos, perfumaria, cosméticos,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10" office:value-type="string" calcext:value-type="string">
            <text:p><text:s text:c="10"/>médicos, ortopédicos, odontológicos e veterinários</text:p>
          </table:table-cell>
          <table:table-cell table:style-name="ce45" office:value-type="float" office:value="593140" calcext:value-type="float">
            <text:p><text:s text:c="2"/>593 140</text:p>
          </table:table-cell>
          <table:table-cell table:style-name="ce45" office:value-type="float" office:value="927051" calcext:value-type="float">
            <text:p><text:s text:c="2"/>927 051</text:p>
          </table:table-cell>
          <table:table-cell table:style-name="ce45" office:value-type="float" office:value="203986" calcext:value-type="float">
            <text:p><text:s text:c="2"/>203 986</text:p>
          </table:table-cell>
          <table:table-cell table:style-name="ce45" office:value-type="float" office:value="1072084" calcext:value-type="float">
            <text:p><text:s/>1 072 084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Artigos de escritório e de papelaria; papel, pape- <text:s/>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7">
          <table:table-cell table:style-name="ce7" office:value-type="string" calcext:value-type="string">
            <text:p><text:s text:c="10"/>lão e seus artefatos; livros, jornais e outras pu-</text:p>
          </table:table-cell>
          <table:table-cell table:style-name="ce18" table:number-columns-repeated="16383"/>
        </table:table-row>
        <table:table-row table:style-name="ro7">
          <table:table-cell table:style-name="ce7" office:value-type="string" calcext:value-type="string">
            <text:p><text:s text:c="10"/>blicações</text:p>
          </table:table-cell>
          <table:table-cell table:style-name="ce45" office:value-type="float" office:value="46317" calcext:value-type="float">
            <text:p><text:s text:c="2"/>46 317</text:p>
          </table:table-cell>
          <table:table-cell table:style-name="ce45" office:value-type="float" office:value="52796" calcext:value-type="float">
            <text:p><text:s text:c="2"/>52 796</text:p>
          </table:table-cell>
          <table:table-cell table:style-name="ce45" office:value-type="float" office:value="13985" calcext:value-type="float">
            <text:p><text:s text:c="2"/>13 985</text:p>
          </table:table-cell>
          <table:table-cell table:style-name="ce45" office:value-type="float" office:value="66014" calcext:value-type="float">
            <text:p><text:s text:c="2"/>66 014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Outros equipamentos e artigos de uso pessoal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7" office:value-type="string" calcext:value-type="string">
            <text:p><text:s text:c="10"/>e doméstico (3)</text:p>
          </table:table-cell>
          <table:table-cell table:style-name="ce45" office:value-type="float" office:value="177040" calcext:value-type="float">
            <text:p><text:s text:c="2"/>177 040</text:p>
          </table:table-cell>
          <table:table-cell table:style-name="ce45" office:value-type="float" office:value="232164" calcext:value-type="float">
            <text:p><text:s text:c="2"/>232 164</text:p>
          </table:table-cell>
          <table:table-cell table:style-name="ce45" office:value-type="float" office:value="62151" calcext:value-type="float">
            <text:p><text:s text:c="2"/>62 151</text:p>
          </table:table-cell>
          <table:table-cell table:style-name="ce45" office:value-type="float" office:value="226564" calcext:value-type="float">
            <text:p><text:s text:c="2"/>226 564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produtos intermediários, resíduos <text:s text:c="2"/>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e sucatas</text:p>
          </table:table-cell>
          <table:table-cell table:style-name="ce45" office:value-type="float" office:value="1105568" calcext:value-type="float">
            <text:p><text:s/>1 105 568</text:p>
          </table:table-cell>
          <table:table-cell table:style-name="ce45" office:value-type="float" office:value="2467005" calcext:value-type="float">
            <text:p><text:s/>2 467 005</text:p>
          </table:table-cell>
          <table:table-cell table:style-name="ce45" office:value-type="float" office:value="597579" calcext:value-type="float">
            <text:p><text:s text:c="2"/>597 579</text:p>
          </table:table-cell>
          <table:table-cell table:style-name="ce45" office:value-type="float" office:value="1641130" calcext:value-type="float">
            <text:p><text:s/>1 641 130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Combustíveis e lubrificantes</text:p>
          </table:table-cell>
          <table:table-cell table:style-name="ce45" office:value-type="float" office:value="319827" calcext:value-type="float">
            <text:p><text:s text:c="2"/>319 827</text:p>
          </table:table-cell>
          <table:table-cell table:style-name="ce45" office:value-type="float" office:value="1171688" calcext:value-type="float">
            <text:p><text:s/>1 171 688</text:p>
          </table:table-cell>
          <table:table-cell table:style-name="ce45" office:value-type="float" office:value="221376" calcext:value-type="float">
            <text:p><text:s text:c="2"/>221 376</text:p>
          </table:table-cell>
          <table:table-cell table:style-name="ce45" office:value-type="float" office:value="484802" calcext:value-type="float">
            <text:p><text:s text:c="2"/>484 802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Madeira, ferragens, ferramentas, material elétrico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10"/>e material de construção</text:p>
          </table:table-cell>
          <table:table-cell table:style-name="ce45" office:value-type="float" office:value="246480" calcext:value-type="float">
            <text:p><text:s text:c="2"/>246 480</text:p>
          </table:table-cell>
          <table:table-cell table:style-name="ce45" office:value-type="float" office:value="241432" calcext:value-type="float">
            <text:p><text:s text:c="2"/>241 432</text:p>
          </table:table-cell>
          <table:table-cell table:style-name="ce45" office:value-type="float" office:value="86098" calcext:value-type="float">
            <text:p><text:s text:c="2"/>86 098</text:p>
          </table:table-cell>
          <table:table-cell table:style-name="ce45" office:value-type="float" office:value="456133" calcext:value-type="float">
            <text:p><text:s text:c="2"/>456 133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Produtos químicos, adubos e fertilizantes</text:p>
          </table:table-cell>
          <table:table-cell table:style-name="ce45" office:value-type="float" office:value="260875" calcext:value-type="float">
            <text:p><text:s text:c="2"/>260 875</text:p>
          </table:table-cell>
          <table:table-cell table:style-name="ce45" office:value-type="float" office:value="788423" calcext:value-type="float">
            <text:p><text:s text:c="2"/>788 423</text:p>
          </table:table-cell>
          <table:table-cell table:style-name="ce45" office:value-type="float" office:value="192699" calcext:value-type="float">
            <text:p><text:s text:c="2"/>192 699</text:p>
          </table:table-cell>
          <table:table-cell table:style-name="ce45" office:value-type="float" office:value="407076" calcext:value-type="float">
            <text:p><text:s text:c="2"/>407 076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Produtos siderúrgicos e metalúrgicos</text:p>
          </table:table-cell>
          <table:table-cell table:style-name="ce45" office:value-type="float" office:value="50257" calcext:value-type="float">
            <text:p><text:s text:c="2"/>50 257</text:p>
          </table:table-cell>
          <table:table-cell table:style-name="ce45" office:value-type="float" office:value="49051" calcext:value-type="float">
            <text:p><text:s text:c="2"/>49 051</text:p>
          </table:table-cell>
          <table:table-cell table:style-name="ce45" office:value-type="float" office:value="26594" calcext:value-type="float">
            <text:p><text:s text:c="2"/>26 594</text:p>
          </table:table-cell>
          <table:table-cell table:style-name="ce45" office:value-type="float" office:value="96389" calcext:value-type="float">
            <text:p><text:s text:c="2"/>96 389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Papel e papelão em bruto e de embalagens</text:p>
          </table:table-cell>
          <table:table-cell table:style-name="ce45" office:value-type="float" office:value="38814" calcext:value-type="float">
            <text:p><text:s text:c="2"/>38 814</text:p>
          </table:table-cell>
          <table:table-cell table:style-name="ce45" office:value-type="float" office:value="17985" calcext:value-type="float">
            <text:p><text:s text:c="2"/>17 985</text:p>
          </table:table-cell>
          <table:table-cell table:style-name="ce45" office:value-type="float" office:value="6734" calcext:value-type="float">
            <text:p><text:s text:c="2"/>6 734</text:p>
          </table:table-cell>
          <table:table-cell table:style-name="ce45" office:value-type="float" office:value="44141" calcext:value-type="float">
            <text:p><text:s text:c="2"/>44 141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Resíduos, sucatas e outros produtos</text:p>
          </table:table-cell>
          <table:table-cell table:style-name="ce45" office:value-type="float" office:value="189315" calcext:value-type="float">
            <text:p><text:s text:c="2"/>189 315</text:p>
          </table:table-cell>
          <table:table-cell table:style-name="ce45" office:value-type="float" office:value="198426" calcext:value-type="float">
            <text:p><text:s text:c="2"/>198 426</text:p>
          </table:table-cell>
          <table:table-cell table:style-name="ce45" office:value-type="float" office:value="64078" calcext:value-type="float">
            <text:p><text:s text:c="2"/>64 078</text:p>
          </table:table-cell>
          <table:table-cell table:style-name="ce45" office:value-type="float" office:value="152589" calcext:value-type="float">
            <text:p><text:s text:c="2"/>152 589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Resíduos e sucatas</text:p>
          </table:table-cell>
          <table:table-cell table:style-name="ce45" office:value-type="float" office:value="125521" calcext:value-type="float">
            <text:p><text:s text:c="2"/>125 521</text:p>
          </table:table-cell>
          <table:table-cell table:style-name="ce45" office:value-type="float" office:value="54080" calcext:value-type="float">
            <text:p><text:s text:c="2"/>54 080</text:p>
          </table:table-cell>
          <table:table-cell table:style-name="ce45" office:value-type="float" office:value="34025" calcext:value-type="float">
            <text:p><text:s text:c="2"/>34 025</text:p>
          </table:table-cell>
          <table:table-cell table:style-name="ce45" office:value-type="float" office:value="70910" calcext:value-type="float">
            <text:p><text:s text:c="2"/>70 910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Outros produtos (4)</text:p>
          </table:table-cell>
          <table:table-cell table:style-name="ce45" office:value-type="float" office:value="63794" calcext:value-type="float">
            <text:p><text:s text:c="2"/>63 794</text:p>
          </table:table-cell>
          <table:table-cell table:style-name="ce45" office:value-type="float" office:value="144346" calcext:value-type="float">
            <text:p><text:s text:c="2"/>144 346</text:p>
          </table:table-cell>
          <table:table-cell table:style-name="ce45" office:value-type="float" office:value="30053" calcext:value-type="float">
            <text:p><text:s text:c="2"/>30 053</text:p>
          </table:table-cell>
          <table:table-cell table:style-name="ce45" office:value-type="float" office:value="81679" calcext:value-type="float">
            <text:p><text:s text:c="2"/>81 679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equipamentos e produtos de tecnologia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de informação e comunicação</text:p>
          </table:table-cell>
          <table:table-cell table:style-name="ce45" office:value-type="float" office:value="119422" calcext:value-type="float">
            <text:p><text:s text:c="2"/>119 422</text:p>
          </table:table-cell>
          <table:table-cell table:style-name="ce45" office:value-type="float" office:value="104188" calcext:value-type="float">
            <text:p><text:s text:c="2"/>104 188</text:p>
          </table:table-cell>
          <table:table-cell table:style-name="ce45" office:value-type="float" office:value="61218" calcext:value-type="float">
            <text:p><text:s text:c="2"/>61 218</text:p>
          </table:table-cell>
          <table:table-cell table:style-name="ce45" office:value-type="float" office:value="152417" calcext:value-type="float">
            <text:p><text:s text:c="2"/>152 417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máquinas, aparelhos e equipamentos </text:p>
          </table:table-cell>
          <table:table-cell table:style-name="ce45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(exceto de tecnologia de informação e comunicação)</text:p>
          </table:table-cell>
          <table:table-cell table:style-name="ce45" office:value-type="float" office:value="399616" calcext:value-type="float">
            <text:p><text:s text:c="2"/>399 616</text:p>
          </table:table-cell>
          <table:table-cell table:style-name="ce45" office:value-type="float" office:value="425137" calcext:value-type="float">
            <text:p><text:s text:c="2"/>425 137</text:p>
          </table:table-cell>
          <table:table-cell table:style-name="ce45" office:value-type="float" office:value="203357" calcext:value-type="float">
            <text:p><text:s text:c="2"/>203 357</text:p>
          </table:table-cell>
          <table:table-cell table:style-name="ce45" office:value-type="float" office:value="1209270" calcext:value-type="float">
            <text:p><text:s/>1 209 270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não especializado</text:p>
          </table:table-cell>
          <table:table-cell table:style-name="ce38" office:value-type="float" office:value="554157" calcext:value-type="float">
            <text:p><text:s text:c="2"/>554 157</text:p>
          </table:table-cell>
          <table:table-cell table:style-name="ce38" office:value-type="float" office:value="495385" calcext:value-type="float">
            <text:p><text:s text:c="2"/>495 385</text:p>
          </table:table-cell>
          <table:table-cell table:style-name="ce38" office:value-type="float" office:value="204317" calcext:value-type="float">
            <text:p><text:s text:c="2"/>204 317</text:p>
          </table:table-cell>
          <table:table-cell table:style-name="ce38" office:value-type="float" office:value="525954" calcext:value-type="float">
            <text:p><text:s text:c="2"/>525 954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number-columns-repeated="12"/>
          <table:table-cell table:style-name="ce18"/>
          <table:table-cell table:number-columns-repeated="16371"/>
        </table:table-row>
        <table:table-row table:style-name="ro7">
          <table:table-cell table:number-columns-repeated="12"/>
          <table:table-cell table:style-name="ce30"/>
          <table:table-cell table:number-columns-repeated="16371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AB17F" table:style-name="ta6">
        <table:table-column table:style-name="co1" table:default-cell-style-name="ce11"/>
        <table:table-column table:style-name="co5" table:default-cell-style-name="ce11"/>
        <table:table-column table:style-name="co5" table:number-columns-repeated="3" table:default-cell-style-name="ce22"/>
        <table:table-column table:style-name="co3" table:number-columns-repeated="16379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Tabela 17 - Despesas operacionais das empresas comerciais com 20 ou mais pessoas ocupadas, <text:s/></text:p>
          </table:table-cell>
          <table:covered-table-cell table:number-columns-repeated="4" table:style-name="ce1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2" office:value-type="string" calcext:value-type="string" table:number-columns-spanned="5" table:number-rows-spanned="1">
            <text:p>segundo as divisões, grupos e classes de atividades - Brasil - 2023</text:p>
          </table:table-cell>
          <table:covered-table-cell table:number-columns-repeated="4" table:style-name="ce2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3" table:number-columns-repeated="2"/>
          <table:table-cell table:style-name="ce18" table:number-columns-repeated="2"/>
          <table:table-cell table:style-name="ce24" office:value-type="string" calcext:value-type="string">
            <text:p>(continuação)</text:p>
          </table:table-cell>
          <table:table-cell table:style-name="ce23" table:number-columns-repeated="7"/>
          <table:table-cell table:style-name="ce26"/>
          <table:table-cell table:style-name="ce23" table:number-columns-repeated="16371"/>
        </table:table-row>
        <table:table-row table:style-name="ro2">
          <table:table-cell table:style-name="ce4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4" table:number-rows-spanned="1">
            <text:p>Despesas operacionais das empresas comerciais com 20 ou mais pessoas ocupadas</text:p>
          </table:table-cell>
          <table:covered-table-cell table:number-columns-repeated="3" table:style-name="ce20"/>
          <table:table-cell table:style-name="ce23" table:number-columns-repeated="16379"/>
        </table:table-row>
        <table:table-row table:style-name="ro2">
          <table:covered-table-cell table:style-name="ce4"/>
          <table:table-cell table:style-name="ce13" office:value-type="string" calcext:value-type="string" table:number-columns-spanned="1" table:number-rows-spanned="2">
            <text:p>Serviços de</text:p>
            <text:p>comunicação</text:p>
            <text:p>(correio, fax,</text:p>
            <text:p>telefone e Internet),</text:p>
            <text:p>energia elétrica,</text:p>
            <text:p>gás, água</text:p>
            <text:p>e esgoto</text:p>
          </table:table-cell>
          <table:table-cell table:style-name="ce13" office:value-type="string" calcext:value-type="string" table:number-columns-spanned="1" table:number-rows-spanned="2">
            <text:p>Armazenagem</text:p>
            <text:p>e despesas</text:p>
            <text:p>portuárias e</text:p>
            <text:p>aeroportuárias </text:p>
          </table:table-cell>
          <table:table-cell table:style-name="ce13" office:value-type="string" calcext:value-type="string" table:number-columns-spanned="1" table:number-rows-spanned="2">
            <text:p>Prêmios</text:p>
            <text:p>de seguros </text:p>
            <text:p>(imóveis,</text:p>
            <text:p>veículos,</text:p>
            <text:p>mercadorias,</text:p>
            <text:p>etc.)</text:p>
          </table:table-cell>
          <table:table-cell table:style-name="ce46" office:value-type="string" calcext:value-type="string" table:number-columns-spanned="1" table:number-rows-spanned="2">
            <text:p>Impostos</text:p>
            <text:p>e taxas</text:p>
            <text:p>(IPTU, IPVA,</text:p>
            <text:p>CPMF,</text:p>
            <text:p>alvarás, etc.)</text:p>
          </table:table-cell>
          <table:table-cell table:style-name="ce23" table:number-columns-repeated="16379"/>
        </table:table-row>
        <table:table-row table:style-name="ro3">
          <table:covered-table-cell table:style-name="ce4"/>
          <table:covered-table-cell table:number-columns-repeated="3" table:style-name="ce13"/>
          <table:covered-table-cell table:style-name="ce46"/>
          <table:table-cell table:style-name="ce23" table:number-columns-repeated="16379"/>
        </table:table-row>
        <table:table-row table:style-name="ro2">
          <table:covered-table-cell table:style-name="ce4"/>
          <table:table-cell table:style-name="ce14" office:value-type="string" calcext:value-type="string" table:number-columns-spanned="4" table:number-rows-spanned="1">
            <text:p>1 000 R$</text:p>
          </table:table-cell>
          <table:covered-table-cell table:number-columns-repeated="3" table:style-name="ce21"/>
          <table:table-cell table:style-name="ce23" table:number-columns-repeated="16379"/>
        </table:table-row>
        <table:table-row table:style-name="ro2">
          <table:table-cell table:style-name="ce33" office:value-type="string" calcext:value-type="string">
            <text:p>Comércio varejista</text:p>
          </table:table-cell>
          <table:table-cell table:style-name="ce50" office:value-type="float" office:value="18375772" calcext:value-type="float">
            <text:p><text:s/>18 375 772</text:p>
          </table:table-cell>
          <table:table-cell table:style-name="ce50" office:value-type="float" office:value="1111344" calcext:value-type="float">
            <text:p><text:s/>1 111 344</text:p>
          </table:table-cell>
          <table:table-cell table:style-name="ce50" office:value-type="float" office:value="1929766" calcext:value-type="float">
            <text:p><text:s/>1 929 766</text:p>
          </table:table-cell>
          <table:table-cell table:style-name="ce50" office:value-type="float" office:value="8169395" calcext:value-type="float">
            <text:p><text:s/>8 169 395</text:p>
          </table:table-cell>
          <table:table-cell table:style-name="ce27" table:number-columns-repeated="7"/>
          <table:table-cell table:style-name="ce23"/>
          <table:table-cell table:style-name="ce27" table:number-columns-repeated="16371"/>
        </table:table-row>
        <table:table-row table:style-name="ro8">
          <table:table-cell table:style-name="ce9" office:value-type="string" calcext:value-type="string">
            <text:p><text:s text:c="4"/>Comércio não especializado</text:p>
          </table:table-cell>
          <table:table-cell table:style-name="ce38" office:value-type="float" office:value="11752536" calcext:value-type="float">
            <text:p><text:s/>11 752 536</text:p>
          </table:table-cell>
          <table:table-cell table:style-name="ce38" office:value-type="float" office:value="655611" calcext:value-type="float">
            <text:p><text:s text:c="2"/>655 611</text:p>
          </table:table-cell>
          <table:table-cell table:style-name="ce38" office:value-type="float" office:value="1297532" calcext:value-type="float">
            <text:p><text:s/>1 297 532</text:p>
          </table:table-cell>
          <table:table-cell table:style-name="ce38" office:value-type="float" office:value="4178851" calcext:value-type="float">
            <text:p><text:s/>4 178 851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9">
          <table:table-cell table:style-name="ce34" office:value-type="string" calcext:value-type="string">
            <text:p><text:s text:c="8"/>Hipermercados e supermercados</text:p>
          </table:table-cell>
          <table:table-cell table:style-name="ce38" office:value-type="float" office:value="9603940" calcext:value-type="float">
            <text:p><text:s/>9 603 940</text:p>
          </table:table-cell>
          <table:table-cell table:style-name="ce38" office:value-type="float" office:value="174570" calcext:value-type="float">
            <text:p><text:s text:c="2"/>174 570</text:p>
          </table:table-cell>
          <table:table-cell table:style-name="ce38" office:value-type="float" office:value="417042" calcext:value-type="float">
            <text:p><text:s text:c="2"/>417 042</text:p>
          </table:table-cell>
          <table:table-cell table:style-name="ce38" office:value-type="float" office:value="2727900" calcext:value-type="float">
            <text:p><text:s/>2 727 900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9">
          <table:table-cell table:style-name="ce35" office:value-type="string" calcext:value-type="string">
            <text:p><text:s text:c="8"/>Outros tipos de comércio não especializado com</text:p>
          </table:table-cell>
          <table:table-cell table:style-name="ce38" table:number-columns-repeated="4"/>
          <table:table-cell table:style-name="ce18" table:number-columns-repeated="16379"/>
        </table:table-row>
        <table:table-row table:style-name="ro7">
          <table:table-cell table:style-name="ce35" office:value-type="string" calcext:value-type="string">
            <text:p><text:s text:c="10"/>predominância de produtos alimentícios (5)</text:p>
          </table:table-cell>
          <table:table-cell table:style-name="ce38" office:value-type="float" office:value="609133" calcext:value-type="float">
            <text:p><text:s text:c="2"/>609 133</text:p>
          </table:table-cell>
          <table:table-cell table:style-name="ce38" office:value-type="float" office:value="11303" calcext:value-type="float">
            <text:p><text:s text:c="2"/>11 303</text:p>
          </table:table-cell>
          <table:table-cell table:style-name="ce38" office:value-type="float" office:value="29483" calcext:value-type="float">
            <text:p><text:s text:c="2"/>29 483</text:p>
          </table:table-cell>
          <table:table-cell table:style-name="ce38" office:value-type="float" office:value="159566" calcext:value-type="float">
            <text:p><text:s text:c="2"/>159 566</text:p>
          </table:table-cell>
          <table:table-cell table:style-name="ce18" table:number-columns-repeated="16379"/>
        </table:table-row>
        <table:table-row table:style-name="ro9">
          <table:table-cell table:style-name="ce35" office:value-type="string" calcext:value-type="string">
            <text:p><text:s text:c="8"/>Comércio não especializado sem predominân- </text:p>
          </table:table-cell>
          <table:table-cell table:style-name="ce38" table:number-columns-repeated="4"/>
          <table:table-cell table:style-name="ce18" table:number-columns-repeated="16379"/>
        </table:table-row>
        <table:table-row table:style-name="ro7">
          <table:table-cell table:style-name="ce35" office:value-type="string" calcext:value-type="string">
            <text:p><text:s text:c="10"/>cia de produtos alimentícios (6)</text:p>
          </table:table-cell>
          <table:table-cell table:style-name="ce38" office:value-type="float" office:value="1539463" calcext:value-type="float">
            <text:p><text:s/>1 539 463</text:p>
          </table:table-cell>
          <table:table-cell table:style-name="ce38" office:value-type="float" office:value="469738" calcext:value-type="float">
            <text:p><text:s text:c="2"/>469 738</text:p>
          </table:table-cell>
          <table:table-cell table:style-name="ce38" office:value-type="float" office:value="851007" calcext:value-type="float">
            <text:p><text:s text:c="2"/>851 007</text:p>
          </table:table-cell>
          <table:table-cell table:style-name="ce38" office:value-type="float" office:value="1291385" calcext:value-type="float">
            <text:p><text:s/>1 291 385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8">
          <table:table-cell table:style-name="ce9" office:value-type="string" calcext:value-type="string">
            <text:p><text:s text:c="4"/>Comércio de produtos alimentícios, bebidas e fumo <text:s/></text:p>
          </table:table-cell>
          <table:table-cell table:style-name="ce38" office:value-type="float" office:value="797662" calcext:value-type="float">
            <text:p><text:s text:c="2"/>797 662</text:p>
          </table:table-cell>
          <table:table-cell table:style-name="ce38" office:value-type="float" office:value="65148" calcext:value-type="float">
            <text:p><text:s text:c="2"/>65 148</text:p>
          </table:table-cell>
          <table:table-cell table:style-name="ce38" office:value-type="float" office:value="38787" calcext:value-type="float">
            <text:p><text:s text:c="2"/>38 787</text:p>
          </table:table-cell>
          <table:table-cell table:style-name="ce38" office:value-type="float" office:value="217701" calcext:value-type="float">
            <text:p><text:s text:c="2"/>217 701</text:p>
          </table:table-cell>
          <table:table-cell table:style-name="ce18" table:number-columns-repeated="16379"/>
        </table:table-row>
        <table:table-row table:style-name="ro8">
          <table:table-cell table:style-name="ce9" office:value-type="string" calcext:value-type="string">
            <text:p><text:s text:c="4"/>Comércio de tecidos, artigos de armarinho, vestuá- <text:s/></text:p>
          </table:table-cell>
          <table:table-cell table:style-name="ce38" table:number-columns-repeated="4"/>
          <table:table-cell table:style-name="ce18" table:number-columns-repeated="16379"/>
        </table:table-row>
        <table:table-row table:style-name="ro7">
          <table:table-cell table:style-name="ce34" office:value-type="string" calcext:value-type="string">
            <text:p><text:s text:c="6"/>rio e calçados</text:p>
          </table:table-cell>
          <table:table-cell table:style-name="ce38" office:value-type="float" office:value="1212179" calcext:value-type="float">
            <text:p><text:s/>1 212 179</text:p>
          </table:table-cell>
          <table:table-cell table:style-name="ce38" office:value-type="float" office:value="65663" calcext:value-type="float">
            <text:p><text:s text:c="2"/>65 663</text:p>
          </table:table-cell>
          <table:table-cell table:style-name="ce38" office:value-type="float" office:value="79621" calcext:value-type="float">
            <text:p><text:s text:c="2"/>79 621</text:p>
          </table:table-cell>
          <table:table-cell table:style-name="ce38" office:value-type="float" office:value="614597" calcext:value-type="float">
            <text:p><text:s text:c="2"/>614 597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Tecidos e artigos de armarinho</text:p>
          </table:table-cell>
          <table:table-cell table:style-name="ce38" office:value-type="float" office:value="93385" calcext:value-type="float">
            <text:p><text:s text:c="2"/>93 385</text:p>
          </table:table-cell>
          <table:table-cell table:style-name="ce38" office:value-type="float" office:value="5661" calcext:value-type="float">
            <text:p><text:s text:c="2"/>5 661</text:p>
          </table:table-cell>
          <table:table-cell table:style-name="ce38" office:value-type="float" office:value="7251" calcext:value-type="float">
            <text:p><text:s text:c="2"/>7 251</text:p>
          </table:table-cell>
          <table:table-cell table:style-name="ce38" office:value-type="float" office:value="69109" calcext:value-type="float">
            <text:p><text:s text:c="2"/>69 109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Artigos do vestuário e complementos</text:p>
          </table:table-cell>
          <table:table-cell table:style-name="ce38" office:value-type="float" office:value="942359" calcext:value-type="float">
            <text:p><text:s text:c="2"/>942 359</text:p>
          </table:table-cell>
          <table:table-cell table:style-name="ce38" office:value-type="float" office:value="56996" calcext:value-type="float">
            <text:p><text:s text:c="2"/>56 996</text:p>
          </table:table-cell>
          <table:table-cell table:style-name="ce38" office:value-type="float" office:value="58571" calcext:value-type="float">
            <text:p><text:s text:c="2"/>58 571</text:p>
          </table:table-cell>
          <table:table-cell table:style-name="ce38" office:value-type="float" office:value="455341" calcext:value-type="float">
            <text:p><text:s text:c="2"/>455 341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Calçados, artigos de couro e viagem</text:p>
          </table:table-cell>
          <table:table-cell table:style-name="ce38" office:value-type="float" office:value="176435" calcext:value-type="float">
            <text:p><text:s text:c="2"/>176 435</text:p>
          </table:table-cell>
          <table:table-cell table:style-name="ce38" office:value-type="float" office:value="3006" calcext:value-type="float">
            <text:p><text:s text:c="2"/>3 006</text:p>
          </table:table-cell>
          <table:table-cell table:style-name="ce38" office:value-type="float" office:value="13799" calcext:value-type="float">
            <text:p><text:s text:c="2"/>13 799</text:p>
          </table:table-cell>
          <table:table-cell table:style-name="ce38" office:value-type="float" office:value="90147" calcext:value-type="float">
            <text:p><text:s text:c="2"/>90 147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8">
          <table:table-cell table:style-name="ce34" office:value-type="string" calcext:value-type="string">
            <text:p><text:s text:c="4"/>Combustíveis e lubrificantes</text:p>
          </table:table-cell>
          <table:table-cell table:style-name="ce38" office:value-type="float" office:value="976436" calcext:value-type="float">
            <text:p><text:s text:c="2"/>976 436</text:p>
          </table:table-cell>
          <table:table-cell table:style-name="ce38" office:value-type="float" office:value="3957" calcext:value-type="float">
            <text:p><text:s text:c="2"/>3 957</text:p>
          </table:table-cell>
          <table:table-cell table:style-name="ce38" office:value-type="float" office:value="90878" calcext:value-type="float">
            <text:p><text:s text:c="2"/>90 878</text:p>
          </table:table-cell>
          <table:table-cell table:style-name="ce38" office:value-type="float" office:value="444470" calcext:value-type="float">
            <text:p><text:s text:c="2"/>444 470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8">
          <table:table-cell table:style-name="ce34" office:value-type="string" calcext:value-type="string">
            <text:p><text:s text:c="4"/>Comércio de outros produtos em lojas especiali-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34" office:value-type="string" calcext:value-type="string">
            <text:p><text:s text:c="6"/>zadas</text:p>
          </table:table-cell>
          <table:table-cell table:style-name="ce38" office:value-type="float" office:value="3635235" calcext:value-type="float">
            <text:p><text:s/>3 635 235</text:p>
          </table:table-cell>
          <table:table-cell table:style-name="ce38" office:value-type="float" office:value="320965" calcext:value-type="float">
            <text:p><text:s text:c="2"/>320 965</text:p>
          </table:table-cell>
          <table:table-cell table:style-name="ce38" office:value-type="float" office:value="422783" calcext:value-type="float">
            <text:p><text:s text:c="2"/>422 783</text:p>
          </table:table-cell>
          <table:table-cell table:style-name="ce38" office:value-type="float" office:value="2712268" calcext:value-type="float">
            <text:p><text:s/>2 712 268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Produtos farmacêuticos, perfumaria e cosméti- <text:s/>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35" office:value-type="string" calcext:value-type="string">
            <text:p><text:s text:c="10"/>cos e artigos médicos, ortopédicos e de óptica</text:p>
          </table:table-cell>
          <table:table-cell table:style-name="ce38" office:value-type="float" office:value="1546611" calcext:value-type="float">
            <text:p><text:s/>1 546 611</text:p>
          </table:table-cell>
          <table:table-cell table:style-name="ce38" office:value-type="float" office:value="96609" calcext:value-type="float">
            <text:p><text:s text:c="2"/>96 609</text:p>
          </table:table-cell>
          <table:table-cell table:style-name="ce38" office:value-type="float" office:value="93525" calcext:value-type="float">
            <text:p><text:s text:c="2"/>93 525</text:p>
          </table:table-cell>
          <table:table-cell table:style-name="ce38" office:value-type="float" office:value="786016" calcext:value-type="float">
            <text:p><text:s text:c="2"/>786 016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Eletrodomésticos, equipamentos de áudio e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35" office:value-type="string" calcext:value-type="string">
            <text:p><text:s text:c="10"/>vídeo, instrumentos musicais e acessórios</text:p>
          </table:table-cell>
          <table:table-cell table:style-name="ce38" office:value-type="float" office:value="404654" calcext:value-type="float">
            <text:p><text:s text:c="2"/>404 654</text:p>
          </table:table-cell>
          <table:table-cell table:style-name="ce38" office:value-type="float" office:value="43088" calcext:value-type="float">
            <text:p><text:s text:c="2"/>43 088</text:p>
          </table:table-cell>
          <table:table-cell table:style-name="ce38" office:value-type="float" office:value="49942" calcext:value-type="float">
            <text:p><text:s text:c="2"/>49 942</text:p>
          </table:table-cell>
          <table:table-cell table:style-name="ce38" office:value-type="float" office:value="233143" calcext:value-type="float">
            <text:p><text:s text:c="2"/>233 143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Móveis, artigos de iluminação, peças e acessó-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35" office:value-type="string" calcext:value-type="string">
            <text:p><text:s text:c="10"/>rios e outros artigos de uso doméstico</text:p>
          </table:table-cell>
          <table:table-cell table:style-name="ce38" office:value-type="float" office:value="242258" calcext:value-type="float">
            <text:p><text:s text:c="2"/>242 258</text:p>
          </table:table-cell>
          <table:table-cell table:style-name="ce38" office:value-type="float" office:value="51009" calcext:value-type="float">
            <text:p><text:s text:c="2"/>51 009</text:p>
          </table:table-cell>
          <table:table-cell table:style-name="ce38" office:value-type="float" office:value="28928" calcext:value-type="float">
            <text:p><text:s text:c="2"/>28 928</text:p>
          </table:table-cell>
          <table:table-cell table:style-name="ce38" office:value-type="float" office:value="202876" calcext:value-type="float">
            <text:p><text:s text:c="2"/>202 876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Material de construção</text:p>
          </table:table-cell>
          <table:table-cell table:style-name="ce38" office:value-type="float" office:value="774608" calcext:value-type="float">
            <text:p><text:s text:c="2"/>774 608</text:p>
          </table:table-cell>
          <table:table-cell table:style-name="ce38" office:value-type="float" office:value="68129" calcext:value-type="float">
            <text:p><text:s text:c="2"/>68 129</text:p>
          </table:table-cell>
          <table:table-cell table:style-name="ce38" office:value-type="float" office:value="155358" calcext:value-type="float">
            <text:p><text:s text:c="2"/>155 358</text:p>
          </table:table-cell>
          <table:table-cell table:style-name="ce38" office:value-type="float" office:value="810777" calcext:value-type="float">
            <text:p><text:s text:c="2"/>810 777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Equipamentos de informática e comunicação</text:p>
          </table:table-cell>
          <table:table-cell table:style-name="ce38" office:value-type="float" office:value="93404" calcext:value-type="float">
            <text:p><text:s text:c="2"/>93 404</text:p>
          </table:table-cell>
          <table:table-cell table:style-name="ce38" office:value-type="float" office:value="25713" calcext:value-type="float">
            <text:p><text:s text:c="2"/>25 713</text:p>
          </table:table-cell>
          <table:table-cell table:style-name="ce38" office:value-type="float" office:value="16087" calcext:value-type="float">
            <text:p><text:s text:c="2"/>16 087</text:p>
          </table:table-cell>
          <table:table-cell table:style-name="ce38" office:value-type="float" office:value="124388" calcext:value-type="float">
            <text:p><text:s text:c="2"/>124 388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Artigos culturais, recreativos e esportivos</text:p>
          </table:table-cell>
          <table:table-cell table:style-name="ce38" office:value-type="float" office:value="185232" calcext:value-type="float">
            <text:p><text:s text:c="2"/>185 232</text:p>
          </table:table-cell>
          <table:table-cell table:style-name="ce38" office:value-type="float" office:value="11457" calcext:value-type="float">
            <text:p><text:s text:c="2"/>11 457</text:p>
          </table:table-cell>
          <table:table-cell table:style-name="ce38" office:value-type="float" office:value="19568" calcext:value-type="float">
            <text:p><text:s text:c="2"/>19 568</text:p>
          </table:table-cell>
          <table:table-cell table:style-name="ce38" office:value-type="float" office:value="318036" calcext:value-type="float">
            <text:p><text:s text:c="2"/>318 036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Gás liquefeito de petróleo (GLP)</text:p>
          </table:table-cell>
          <table:table-cell table:style-name="ce38" office:value-type="float" office:value="49698" calcext:value-type="float">
            <text:p><text:s text:c="2"/>49 698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3289" calcext:value-type="float">
            <text:p><text:s text:c="2"/>13 289</text:p>
          </table:table-cell>
          <table:table-cell table:style-name="ce38" office:value-type="float" office:value="19982" calcext:value-type="float">
            <text:p><text:s text:c="2"/>19 982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9">
          <table:table-cell table:style-name="ce35" office:value-type="string" calcext:value-type="string">
            <text:p><text:s text:c="8"/>Outros produtos novos (7)</text:p>
          </table:table-cell>
          <table:table-cell table:style-name="ce38" office:value-type="float" office:value="338770" calcext:value-type="float">
            <text:p><text:s text:c="2"/>338 770</text:p>
          </table:table-cell>
          <table:table-cell table:style-name="ce38" office:value-type="float" office:value="24936" calcext:value-type="float">
            <text:p><text:s text:c="2"/>24 936</text:p>
          </table:table-cell>
          <table:table-cell table:style-name="ce38" office:value-type="float" office:value="46086" calcext:value-type="float">
            <text:p><text:s text:c="2"/>46 086</text:p>
          </table:table-cell>
          <table:table-cell table:style-name="ce38" office:value-type="float" office:value="217050" calcext:value-type="float">
            <text:p><text:s text:c="2"/>217 050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8">
          <table:table-cell table:style-name="ce34" office:value-type="string" calcext:value-type="string">
            <text:p><text:s text:c="4"/>Comércio de artigos usados</text:p>
          </table:table-cell>
          <table:table-cell table:style-name="ce38" office:value-type="float" office:value="1724" calcext:value-type="float">
            <text:p><text:s text:c="2"/>1 724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1508" calcext:value-type="float">
            <text:p><text:s text:c="2"/>1 508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0">
          <table:table-cell table:style-name="ce36"/>
          <table:table-cell table:style-name="ce39" table:number-columns-spanned="4" table:number-rows-spanned="1"/>
          <table:covered-table-cell table:number-columns-repeated="3" table:style-name="ce39"/>
          <table:table-cell table:style-name="ce41" table:number-columns-repeated="7"/>
          <table:table-cell table:style-name="ce18"/>
          <table:table-cell table:style-name="ce41" table:number-columns-repeated="16371"/>
        </table:table-row>
        <table:table-row table:style-name="ro7" table:number-rows-repeated="13">
          <table:table-cell table:number-columns-repeated="12"/>
          <table:table-cell table:style-name="ce18"/>
          <table:table-cell table:number-columns-repeated="16371"/>
        </table:table-row>
        <table:table-row table:style-name="ro7">
          <table:table-cell table:number-columns-repeated="12"/>
          <table:table-cell table:style-name="ce30"/>
          <table:table-cell table:number-columns-repeated="16371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AB17G" table:style-name="ta7">
        <table:table-column table:style-name="co1" table:default-cell-style-name="ce11"/>
        <table:table-column table:style-name="co5" table:default-cell-style-name="ce11"/>
        <table:table-column table:style-name="co5" table:number-columns-repeated="3" table:default-cell-style-name="ce22"/>
        <table:table-column table:style-name="co3" table:number-columns-repeated="16379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Tabela 17 - Despesas operacionais das empresas comerciais com 20 ou mais pessoas ocupadas, <text:s/></text:p>
          </table:table-cell>
          <table:covered-table-cell table:number-columns-repeated="4" table:style-name="ce1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31" office:value-type="string" calcext:value-type="string" table:number-columns-spanned="5" table:number-rows-spanned="1">
            <text:p>segundo as divisões, grupos e classes de atividades - Brasil - 2023</text:p>
          </table:table-cell>
          <table:covered-table-cell table:number-columns-repeated="4" table:style-name="ce31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3" table:number-columns-repeated="2"/>
          <table:table-cell table:style-name="ce18" table:number-columns-repeated="2"/>
          <table:table-cell table:style-name="ce24" office:value-type="string" calcext:value-type="string">
            <text:p>(continuação)</text:p>
          </table:table-cell>
          <table:table-cell table:style-name="ce23" table:number-columns-repeated="7"/>
          <table:table-cell table:style-name="ce26"/>
          <table:table-cell table:style-name="ce23" table:number-columns-repeated="16371"/>
        </table:table-row>
        <table:table-row table:style-name="ro2">
          <table:table-cell table:style-name="ce4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4" table:number-rows-spanned="1">
            <text:p>Despesas operacionais das empresas comerciais com 20 ou mais pessoas ocupadas</text:p>
          </table:table-cell>
          <table:covered-table-cell table:number-columns-repeated="3" table:style-name="ce20"/>
          <table:table-cell table:style-name="ce23" table:number-columns-repeated="16379"/>
        </table:table-row>
        <table:table-row table:style-name="ro2">
          <table:covered-table-cell table:style-name="ce4"/>
          <table:table-cell table:style-name="ce13" office:value-type="string" calcext:value-type="string" table:number-columns-spanned="1" table:number-rows-spanned="2">
            <text:p>Viagens e</text:p>
            <text:p>representações</text:p>
            <text:p>(inclusive</text:p>
            <text:p>diárias e</text:p>
            <text:p>estadias)</text:p>
          </table:table-cell>
          <table:table-cell table:style-name="ce13" office:value-type="string" calcext:value-type="string" table:number-columns-spanned="1" table:number-rows-spanned="2">
            <text:p>Material de</text:p>
            <text:p>expediente,</text:p>
            <text:p>de escritório</text:p>
            <text:p>e de limpeza</text:p>
          </table:table-cell>
          <table:table-cell table:style-name="ce54" office:value-type="string" calcext:value-type="string" table:number-columns-spanned="1" table:number-rows-spanned="2">
            <text:p>Royalties</text:p>
            <text:p>pelo uso de</text:p>
            <text:p>marcas,</text:p>
            <text:p>patentes e</text:p>
            <text:p>franquias </text:p>
          </table:table-cell>
          <table:table-cell table:style-name="ce46" office:value-type="string" calcext:value-type="string" table:number-columns-spanned="1" table:number-rows-spanned="2">
            <text:p>Outras</text:p>
            <text:p>despesas</text:p>
            <text:p>operacionais</text:p>
          </table:table-cell>
          <table:table-cell table:style-name="ce23" table:number-columns-repeated="16379"/>
        </table:table-row>
        <table:table-row table:style-name="ro3">
          <table:covered-table-cell table:style-name="ce4"/>
          <table:covered-table-cell table:number-columns-repeated="2" table:style-name="ce13"/>
          <table:covered-table-cell table:style-name="ce54"/>
          <table:covered-table-cell table:style-name="ce46"/>
          <table:table-cell table:style-name="ce23" table:number-columns-repeated="16379"/>
        </table:table-row>
        <table:table-row table:style-name="ro2">
          <table:covered-table-cell table:style-name="ce4"/>
          <table:table-cell table:style-name="ce14" office:value-type="string" calcext:value-type="string" table:number-columns-spanned="4" table:number-rows-spanned="1">
            <text:p>1 000 R$</text:p>
          </table:table-cell>
          <table:covered-table-cell table:number-columns-repeated="3" table:style-name="ce21"/>
          <table:table-cell table:style-name="ce23" table:number-columns-repeated="16379"/>
        </table:table-row>
        <table:table-row table:style-name="ro2">
          <table:table-cell table:style-name="ce5" office:value-type="string" calcext:value-type="string">
            <text:p><text:s text:c="11"/>Total</text:p>
          </table:table-cell>
          <table:table-cell table:style-name="ce15" office:value-type="float" office:value="8458384" calcext:value-type="float">
            <text:p><text:s/>8 458 384</text:p>
          </table:table-cell>
          <table:table-cell table:style-name="ce15" office:value-type="float" office:value="20538022" calcext:value-type="float">
            <text:p><text:s/>20 538 022</text:p>
          </table:table-cell>
          <table:table-cell table:style-name="ce15" office:value-type="float" office:value="6955184" calcext:value-type="float">
            <text:p><text:s/>6 955 184</text:p>
          </table:table-cell>
          <table:table-cell table:style-name="ce15" office:value-type="float" office:value="87502755" calcext:value-type="float">
            <text:p><text:s/>87 502 755</text:p>
          </table:table-cell>
          <table:table-cell table:style-name="ce27" table:number-columns-repeated="7"/>
          <table:table-cell table:style-name="ce23"/>
          <table:table-cell table:style-name="ce27" table:number-columns-repeated="16371"/>
        </table:table-row>
        <table:table-row table:style-name="ro4">
          <table:table-cell table:style-name="ce6" office:value-type="string" calcext:value-type="string">
            <text:p>Comércio de veículos, peças e motocicletas </text:p>
          </table:table-cell>
          <table:table-cell table:style-name="ce51" office:value-type="float" office:value="687304" calcext:value-type="float">
            <text:p><text:s text:c="2"/>687 304</text:p>
          </table:table-cell>
          <table:table-cell table:style-name="ce51" office:value-type="float" office:value="1428154" calcext:value-type="float">
            <text:p><text:s/>1 428 154</text:p>
          </table:table-cell>
          <table:table-cell table:style-name="ce51" office:value-type="float" office:value="160159" calcext:value-type="float">
            <text:p><text:s text:c="2"/>160 159</text:p>
          </table:table-cell>
          <table:table-cell table:style-name="ce51" office:value-type="float" office:value="8861076" calcext:value-type="float">
            <text:p><text:s/>8 861 076</text:p>
          </table:table-cell>
          <table:table-cell table:style-name="ce27" table:number-columns-repeated="16379"/>
        </table:table-row>
        <table:table-row table:style-name="ro5">
          <table:table-cell table:style-name="ce7" office:value-type="string" calcext:value-type="string">
            <text:p><text:s text:c="4"/>Veículos automotores</text:p>
          </table:table-cell>
          <table:table-cell table:style-name="ce52" office:value-type="float" office:value="408018" calcext:value-type="float">
            <text:p><text:s text:c="2"/>408 018</text:p>
          </table:table-cell>
          <table:table-cell table:style-name="ce52" office:value-type="float" office:value="699079" calcext:value-type="float">
            <text:p><text:s text:c="2"/>699 079</text:p>
          </table:table-cell>
          <table:table-cell table:style-name="ce52" office:value-type="float" office:value="16506" calcext:value-type="float">
            <text:p><text:s text:c="2"/>16 506</text:p>
          </table:table-cell>
          <table:table-cell table:style-name="ce52" office:value-type="float" office:value="5950719" calcext:value-type="float">
            <text:p><text:s/>5 950 719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5">
          <table:table-cell table:style-name="ce7" office:value-type="string" calcext:value-type="string">
            <text:p><text:s text:c="4"/>Peças para veículos</text:p>
          </table:table-cell>
          <table:table-cell table:style-name="ce52" office:value-type="float" office:value="234560" calcext:value-type="float">
            <text:p><text:s text:c="2"/>234 560</text:p>
          </table:table-cell>
          <table:table-cell table:style-name="ce52" office:value-type="float" office:value="614218" calcext:value-type="float">
            <text:p><text:s text:c="2"/>614 218</text:p>
          </table:table-cell>
          <table:table-cell table:style-name="ce52" office:value-type="float" office:value="134920" calcext:value-type="float">
            <text:p><text:s text:c="2"/>134 920</text:p>
          </table:table-cell>
          <table:table-cell table:style-name="ce52" office:value-type="float" office:value="2200697" calcext:value-type="float">
            <text:p><text:s/>2 200 697</text:p>
          </table:table-cell>
          <table:table-cell table:style-name="ce18" table:number-columns-repeated="16379"/>
        </table:table-row>
        <table:table-row table:style-name="ro5">
          <table:table-cell table:style-name="ce7" office:value-type="string" calcext:value-type="string">
            <text:p><text:s text:c="4"/>Motocicletas, peças e acessórios</text:p>
          </table:table-cell>
          <table:table-cell table:style-name="ce52" office:value-type="float" office:value="44726" calcext:value-type="float">
            <text:p><text:s text:c="2"/>44 726</text:p>
          </table:table-cell>
          <table:table-cell table:style-name="ce52" office:value-type="float" office:value="114857" calcext:value-type="float">
            <text:p><text:s text:c="2"/>114 857</text:p>
          </table:table-cell>
          <table:table-cell table:style-name="ce52" office:value-type="float" office:value="8733" calcext:value-type="float">
            <text:p><text:s text:c="2"/>8 733</text:p>
          </table:table-cell>
          <table:table-cell table:style-name="ce52" office:value-type="float" office:value="709660" calcext:value-type="float">
            <text:p><text:s text:c="2"/>709 660</text:p>
          </table:table-cell>
          <table:table-cell table:style-name="ce18" table:number-columns-repeated="16379"/>
        </table:table-row>
        <table:table-row table:style-name="ro4">
          <table:table-cell table:style-name="ce8" office:value-type="string" calcext:value-type="string">
            <text:p>Comércio por atacado</text:p>
          </table:table-cell>
          <table:table-cell table:style-name="ce51" office:value-type="float" office:value="5793088" calcext:value-type="float">
            <text:p><text:s/>5 793 088</text:p>
          </table:table-cell>
          <table:table-cell table:style-name="ce51" office:value-type="float" office:value="7339780" calcext:value-type="float">
            <text:p><text:s/>7 339 780</text:p>
          </table:table-cell>
          <table:table-cell table:style-name="ce51" office:value-type="float" office:value="4753734" calcext:value-type="float">
            <text:p><text:s/>4 753 734</text:p>
          </table:table-cell>
          <table:table-cell table:style-name="ce51" office:value-type="float" office:value="39906357" calcext:value-type="float">
            <text:p><text:s/>39 906 357</text:p>
          </table:table-cell>
          <table:table-cell table:style-name="ce27" table:number-columns-repeated="7"/>
          <table:table-cell table:style-name="ce18"/>
          <table:table-cell table:style-name="ce27" table:number-columns-repeated="16371"/>
        </table:table-row>
        <table:table-row table:style-name="ro5">
          <table:table-cell table:style-name="ce9" office:value-type="string" calcext:value-type="string">
            <text:p><text:s text:c="4"/>Representantes e agentes do comércio (exceto de veí-</text:p>
          </table:table-cell>
          <table:table-cell table:style-name="ce52" table:number-columns-repeated="4"/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6">
          <table:table-cell table:style-name="ce9" office:value-type="string" calcext:value-type="string">
            <text:p><text:s text:c="6"/>culos e motocicletas)</text:p>
          </table:table-cell>
          <table:table-cell table:style-name="ce52" office:value-type="float" office:value="64148" calcext:value-type="float">
            <text:p><text:s text:c="2"/>64 148</text:p>
          </table:table-cell>
          <table:table-cell table:style-name="ce52" office:value-type="float" office:value="19453" calcext:value-type="float">
            <text:p><text:s text:c="2"/>19 453</text:p>
          </table:table-cell>
          <table:table-cell table:style-name="ce52" office:value-type="float" office:value="5128" calcext:value-type="float">
            <text:p><text:s text:c="2"/>5 128</text:p>
          </table:table-cell>
          <table:table-cell table:style-name="ce52" office:value-type="float" office:value="127458" calcext:value-type="float">
            <text:p><text:s text:c="2"/>127 458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matérias-primas agrícolas e animais vivos <text:s/></text:p>
          </table:table-cell>
          <table:table-cell table:style-name="ce52" office:value-type="float" office:value="259713" calcext:value-type="float">
            <text:p><text:s text:c="2"/>259 713</text:p>
          </table:table-cell>
          <table:table-cell table:style-name="ce52" office:value-type="float" office:value="379665" calcext:value-type="float">
            <text:p><text:s text:c="2"/>379 665</text:p>
          </table:table-cell>
          <table:table-cell table:style-name="ce52" office:value-type="float" office:value="783469" calcext:value-type="float">
            <text:p><text:s text:c="2"/>783 469</text:p>
          </table:table-cell>
          <table:table-cell table:style-name="ce52" office:value-type="float" office:value="2399821" calcext:value-type="float">
            <text:p><text:s/>2 399 821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especializado em produtos alimentícios, 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bebidas e fumo</text:p>
          </table:table-cell>
          <table:table-cell table:style-name="ce52" office:value-type="float" office:value="680363" calcext:value-type="float">
            <text:p><text:s text:c="2"/>680 363</text:p>
          </table:table-cell>
          <table:table-cell table:style-name="ce52" office:value-type="float" office:value="1540318" calcext:value-type="float">
            <text:p><text:s/>1 540 318</text:p>
          </table:table-cell>
          <table:table-cell table:style-name="ce52" office:value-type="float" office:value="374098" calcext:value-type="float">
            <text:p><text:s text:c="2"/>374 098</text:p>
          </table:table-cell>
          <table:table-cell table:style-name="ce52" office:value-type="float" office:value="7226694" calcext:value-type="float">
            <text:p><text:s/>7 226 694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equipamentos e artigos de uso pessoal 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e doméstico</text:p>
          </table:table-cell>
          <table:table-cell table:style-name="ce52" office:value-type="float" office:value="2011659" calcext:value-type="float">
            <text:p><text:s/>2 011 659</text:p>
          </table:table-cell>
          <table:table-cell table:style-name="ce52" office:value-type="float" office:value="1214629" calcext:value-type="float">
            <text:p><text:s/>1 214 629</text:p>
          </table:table-cell>
          <table:table-cell table:style-name="ce52" office:value-type="float" office:value="2504382" calcext:value-type="float">
            <text:p><text:s/>2 504 382</text:p>
          </table:table-cell>
          <table:table-cell table:style-name="ce52" office:value-type="float" office:value="10241025" calcext:value-type="float">
            <text:p><text:s/>10 241 025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Tecidos, artefatos de tecidos e de armarinho, </text:p>
          </table:table-cell>
          <table:table-cell table:style-name="ce53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10"/>vestuário, calçados e artigos de viagem</text:p>
          </table:table-cell>
          <table:table-cell table:style-name="ce52" office:value-type="float" office:value="145188" calcext:value-type="float">
            <text:p><text:s text:c="2"/>145 188</text:p>
          </table:table-cell>
          <table:table-cell table:style-name="ce52" office:value-type="float" office:value="159552" calcext:value-type="float">
            <text:p><text:s text:c="2"/>159 552</text:p>
          </table:table-cell>
          <table:table-cell table:style-name="ce52" office:value-type="float" office:value="410181" calcext:value-type="float">
            <text:p><text:s text:c="2"/>410 181</text:p>
          </table:table-cell>
          <table:table-cell table:style-name="ce52" office:value-type="float" office:value="933625" calcext:value-type="float">
            <text:p><text:s text:c="2"/>933 625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Tecidos, artefatos de tecidos e de armarinho <text:s/></text:p>
          </table:table-cell>
          <table:table-cell table:style-name="ce52" office:value-type="float" office:value="30379" calcext:value-type="float">
            <text:p><text:s text:c="2"/>30 379</text:p>
          </table:table-cell>
          <table:table-cell table:style-name="ce52" office:value-type="float" office:value="61329" calcext:value-type="float">
            <text:p><text:s text:c="2"/>61 329</text:p>
          </table:table-cell>
          <table:table-cell table:style-name="ce52" office:value-type="float" office:value="12663" calcext:value-type="float">
            <text:p><text:s text:c="2"/>12 663</text:p>
          </table:table-cell>
          <table:table-cell table:style-name="ce52" office:value-type="float" office:value="281615" calcext:value-type="float">
            <text:p><text:s text:c="2"/>281 615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Artigos do vestuário e acessórios</text:p>
          </table:table-cell>
          <table:table-cell table:style-name="ce52" office:value-type="float" office:value="47192" calcext:value-type="float">
            <text:p><text:s text:c="2"/>47 192</text:p>
          </table:table-cell>
          <table:table-cell table:style-name="ce52" office:value-type="float" office:value="46358" calcext:value-type="float">
            <text:p><text:s text:c="2"/>46 358</text:p>
          </table:table-cell>
          <table:table-cell table:style-name="ce52" office:value-type="float" office:value="46916" calcext:value-type="float">
            <text:p><text:s text:c="2"/>46 916</text:p>
          </table:table-cell>
          <table:table-cell table:style-name="ce52" office:value-type="float" office:value="327910" calcext:value-type="float">
            <text:p><text:s text:c="2"/>327 910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Calçados e artigos de viagem</text:p>
          </table:table-cell>
          <table:table-cell table:style-name="ce52" office:value-type="float" office:value="67617" calcext:value-type="float">
            <text:p><text:s text:c="2"/>67 617</text:p>
          </table:table-cell>
          <table:table-cell table:style-name="ce52" office:value-type="float" office:value="51865" calcext:value-type="float">
            <text:p><text:s text:c="2"/>51 865</text:p>
          </table:table-cell>
          <table:table-cell table:style-name="ce52" office:value-type="float" office:value="350602" calcext:value-type="float">
            <text:p><text:s text:c="2"/>350 602</text:p>
          </table:table-cell>
          <table:table-cell table:style-name="ce52" office:value-type="float" office:value="324100" calcext:value-type="float">
            <text:p><text:s text:c="2"/>324 100</text:p>
          </table:table-cell>
          <table:table-cell table:style-name="ce18" table:number-columns-repeated="16379"/>
        </table:table-row>
        <table:table-row table:style-name="ro2">
          <table:table-cell table:style-name="ce10" office:value-type="string" calcext:value-type="string">
            <text:p><text:s text:c="8"/>Produtos farmacêuticos, perfumaria, cosméticos, 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10" office:value-type="string" calcext:value-type="string">
            <text:p><text:s text:c="10"/>médicos, ortopédicos, odontológicos e veterinários</text:p>
          </table:table-cell>
          <table:table-cell table:style-name="ce52" office:value-type="float" office:value="1586059" calcext:value-type="float">
            <text:p><text:s/>1 586 059</text:p>
          </table:table-cell>
          <table:table-cell table:style-name="ce52" office:value-type="float" office:value="811491" calcext:value-type="float">
            <text:p><text:s text:c="2"/>811 491</text:p>
          </table:table-cell>
          <table:table-cell table:style-name="ce52" office:value-type="float" office:value="1925357" calcext:value-type="float">
            <text:p><text:s/>1 925 357</text:p>
          </table:table-cell>
          <table:table-cell table:style-name="ce52" office:value-type="float" office:value="6968343" calcext:value-type="float">
            <text:p><text:s/>6 968 343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Artigos de escritório e de papelaria; papel, pape- <text:s/>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7">
          <table:table-cell table:style-name="ce7" office:value-type="string" calcext:value-type="string">
            <text:p><text:s text:c="10"/>lão e seus artefatos; livros, jornais e outras pu-</text:p>
          </table:table-cell>
          <table:table-cell table:style-name="ce18" table:number-columns-repeated="16383"/>
        </table:table-row>
        <table:table-row table:style-name="ro7">
          <table:table-cell table:style-name="ce7" office:value-type="string" calcext:value-type="string">
            <text:p><text:s text:c="10"/>blicações</text:p>
          </table:table-cell>
          <table:table-cell table:style-name="ce52" office:value-type="float" office:value="80614" calcext:value-type="float">
            <text:p><text:s text:c="2"/>80 614</text:p>
          </table:table-cell>
          <table:table-cell table:style-name="ce52" office:value-type="float" office:value="63874" calcext:value-type="float">
            <text:p><text:s text:c="2"/>63 874</text:p>
          </table:table-cell>
          <table:table-cell table:style-name="ce52" office:value-type="float" office:value="49119" calcext:value-type="float">
            <text:p><text:s text:c="2"/>49 119</text:p>
          </table:table-cell>
          <table:table-cell table:style-name="ce52" office:value-type="float" office:value="617169" calcext:value-type="float">
            <text:p><text:s text:c="2"/>617 169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Outros equipamentos e artigos de uso pessoal 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7" office:value-type="string" calcext:value-type="string">
            <text:p><text:s text:c="10"/>e doméstico (3)</text:p>
          </table:table-cell>
          <table:table-cell table:style-name="ce52" office:value-type="float" office:value="199798" calcext:value-type="float">
            <text:p><text:s text:c="2"/>199 798</text:p>
          </table:table-cell>
          <table:table-cell table:style-name="ce52" office:value-type="float" office:value="179712" calcext:value-type="float">
            <text:p><text:s text:c="2"/>179 712</text:p>
          </table:table-cell>
          <table:table-cell table:style-name="ce52" office:value-type="float" office:value="119725" calcext:value-type="float">
            <text:p><text:s text:c="2"/>119 725</text:p>
          </table:table-cell>
          <table:table-cell table:style-name="ce52" office:value-type="float" office:value="1721888" calcext:value-type="float">
            <text:p><text:s/>1 721 888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produtos intermediários, resíduos <text:s text:c="2"/>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e sucatas</text:p>
          </table:table-cell>
          <table:table-cell table:style-name="ce52" office:value-type="float" office:value="968368" calcext:value-type="float">
            <text:p><text:s text:c="2"/>968 368</text:p>
          </table:table-cell>
          <table:table-cell table:style-name="ce52" office:value-type="float" office:value="2669087" calcext:value-type="float">
            <text:p><text:s/>2 669 087</text:p>
          </table:table-cell>
          <table:table-cell table:style-name="ce52" office:value-type="float" office:value="537994" calcext:value-type="float">
            <text:p><text:s text:c="2"/>537 994</text:p>
          </table:table-cell>
          <table:table-cell table:style-name="ce52" office:value-type="float" office:value="9722734" calcext:value-type="float">
            <text:p><text:s/>9 722 734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Combustíveis e lubrificantes</text:p>
          </table:table-cell>
          <table:table-cell table:style-name="ce52" office:value-type="float" office:value="329125" calcext:value-type="float">
            <text:p><text:s text:c="2"/>329 125</text:p>
          </table:table-cell>
          <table:table-cell table:style-name="ce52" office:value-type="float" office:value="323737" calcext:value-type="float">
            <text:p><text:s text:c="2"/>323 737</text:p>
          </table:table-cell>
          <table:table-cell table:style-name="ce52" office:value-type="float" office:value="215655" calcext:value-type="float">
            <text:p><text:s text:c="2"/>215 655</text:p>
          </table:table-cell>
          <table:table-cell table:style-name="ce52" office:value-type="float" office:value="4061184" calcext:value-type="float">
            <text:p><text:s/>4 061 184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Madeira, ferragens, ferramentas, material elétrico 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10"/>e material de construção</text:p>
          </table:table-cell>
          <table:table-cell table:style-name="ce52" office:value-type="float" office:value="188295" calcext:value-type="float">
            <text:p><text:s text:c="2"/>188 295</text:p>
          </table:table-cell>
          <table:table-cell table:style-name="ce52" office:value-type="float" office:value="395767" calcext:value-type="float">
            <text:p><text:s text:c="2"/>395 767</text:p>
          </table:table-cell>
          <table:table-cell table:style-name="ce52" office:value-type="float" office:value="5051" calcext:value-type="float">
            <text:p><text:s text:c="2"/>5 051</text:p>
          </table:table-cell>
          <table:table-cell table:style-name="ce52" office:value-type="float" office:value="1105673" calcext:value-type="float">
            <text:p><text:s/>1 105 673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Produtos químicos, adubos e fertilizantes</text:p>
          </table:table-cell>
          <table:table-cell table:style-name="ce52" office:value-type="float" office:value="311220" calcext:value-type="float">
            <text:p><text:s text:c="2"/>311 220</text:p>
          </table:table-cell>
          <table:table-cell table:style-name="ce52" office:value-type="float" office:value="1519728" calcext:value-type="float">
            <text:p><text:s/>1 519 728</text:p>
          </table:table-cell>
          <table:table-cell table:style-name="ce52" office:value-type="float" office:value="308707" calcext:value-type="float">
            <text:p><text:s text:c="2"/>308 707</text:p>
          </table:table-cell>
          <table:table-cell table:style-name="ce52" office:value-type="float" office:value="3419429" calcext:value-type="float">
            <text:p><text:s/>3 419 429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Produtos siderúrgicos e metalúrgicos</text:p>
          </table:table-cell>
          <table:table-cell table:style-name="ce52" office:value-type="float" office:value="21434" calcext:value-type="float">
            <text:p><text:s text:c="2"/>21 434</text:p>
          </table:table-cell>
          <table:table-cell table:style-name="ce52" office:value-type="float" office:value="76318" calcext:value-type="float">
            <text:p><text:s text:c="2"/>76 318</text:p>
          </table:table-cell>
          <table:table-cell table:style-name="ce52" office:value-type="float" office:value="931" calcext:value-type="float">
            <text:p><text:s text:c="3"/>931</text:p>
          </table:table-cell>
          <table:table-cell table:style-name="ce52" office:value-type="float" office:value="310691" calcext:value-type="float">
            <text:p><text:s text:c="2"/>310 691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Papel e papelão em bruto e de embalagens</text:p>
          </table:table-cell>
          <table:table-cell table:style-name="ce52" office:value-type="float" office:value="16928" calcext:value-type="float">
            <text:p><text:s text:c="2"/>16 928</text:p>
          </table:table-cell>
          <table:table-cell table:style-name="ce52" office:value-type="float" office:value="56473" calcext:value-type="float">
            <text:p><text:s text:c="2"/>56 47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40389" calcext:value-type="float">
            <text:p><text:s text:c="2"/>140 389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8"/>Resíduos, sucatas e outros produtos</text:p>
          </table:table-cell>
          <table:table-cell table:style-name="ce52" office:value-type="float" office:value="101366" calcext:value-type="float">
            <text:p><text:s text:c="2"/>101 366</text:p>
          </table:table-cell>
          <table:table-cell table:style-name="ce52" office:value-type="float" office:value="297064" calcext:value-type="float">
            <text:p><text:s text:c="2"/>297 064</text:p>
          </table:table-cell>
          <table:table-cell table:style-name="ce52" office:value-type="float" office:value="7650" calcext:value-type="float">
            <text:p><text:s text:c="2"/>7 650</text:p>
          </table:table-cell>
          <table:table-cell table:style-name="ce52" office:value-type="float" office:value="685368" calcext:value-type="float">
            <text:p><text:s text:c="2"/>685 368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Resíduos e sucatas</text:p>
          </table:table-cell>
          <table:table-cell table:style-name="ce52" office:value-type="float" office:value="36792" calcext:value-type="float">
            <text:p><text:s text:c="2"/>36 792</text:p>
          </table:table-cell>
          <table:table-cell table:style-name="ce52" office:value-type="float" office:value="167823" calcext:value-type="float">
            <text:p><text:s text:c="2"/>167 823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303468" calcext:value-type="float">
            <text:p><text:s text:c="2"/>303 468</text:p>
          </table:table-cell>
          <table:table-cell table:style-name="ce18" table:number-columns-repeated="16379"/>
        </table:table-row>
        <table:table-row table:style-name="ro2">
          <table:table-cell table:style-name="ce9" office:value-type="string" calcext:value-type="string">
            <text:p><text:s text:c="12"/>Outros produtos (4)</text:p>
          </table:table-cell>
          <table:table-cell table:style-name="ce52" office:value-type="float" office:value="64574" calcext:value-type="float">
            <text:p><text:s text:c="2"/>64 574</text:p>
          </table:table-cell>
          <table:table-cell table:style-name="ce52" office:value-type="float" office:value="129241" calcext:value-type="float">
            <text:p><text:s text:c="2"/>129 241</text:p>
          </table:table-cell>
          <table:table-cell table:style-name="ce52" office:value-type="float" office:value="7574" calcext:value-type="float">
            <text:p><text:s text:c="2"/>7 574</text:p>
          </table:table-cell>
          <table:table-cell table:style-name="ce52" office:value-type="float" office:value="381900" calcext:value-type="float">
            <text:p><text:s text:c="2"/>381 900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equipamentos e produtos de tecnologia 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de informação e comunicação</text:p>
          </table:table-cell>
          <table:table-cell table:style-name="ce52" office:value-type="float" office:value="189927" calcext:value-type="float">
            <text:p><text:s text:c="2"/>189 927</text:p>
          </table:table-cell>
          <table:table-cell table:style-name="ce52" office:value-type="float" office:value="150890" calcext:value-type="float">
            <text:p><text:s text:c="2"/>150 890</text:p>
          </table:table-cell>
          <table:table-cell table:style-name="ce52" office:value-type="float" office:value="330176" calcext:value-type="float">
            <text:p><text:s text:c="2"/>330 176</text:p>
          </table:table-cell>
          <table:table-cell table:style-name="ce52" office:value-type="float" office:value="1940834" calcext:value-type="float">
            <text:p><text:s/>1 940 834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de máquinas, aparelhos e equipamentos </text:p>
          </table:table-cell>
          <table:table-cell table:style-name="ce52" table:number-columns-repeated="4"/>
          <table:table-cell table:style-name="ce18" table:number-columns-repeated="16379"/>
        </table:table-row>
        <table:table-row table:style-name="ro6">
          <table:table-cell table:style-name="ce9" office:value-type="string" calcext:value-type="string">
            <text:p><text:s text:c="6"/>(exceto de tecnologia de informação e comunicação)</text:p>
          </table:table-cell>
          <table:table-cell table:style-name="ce52" office:value-type="float" office:value="1193427" calcext:value-type="float">
            <text:p><text:s/>1 193 427</text:p>
          </table:table-cell>
          <table:table-cell table:style-name="ce52" office:value-type="float" office:value="751841" calcext:value-type="float">
            <text:p><text:s text:c="2"/>751 841</text:p>
          </table:table-cell>
          <table:table-cell table:style-name="ce52" office:value-type="float" office:value="70292" calcext:value-type="float">
            <text:p><text:s text:c="2"/>70 292</text:p>
          </table:table-cell>
          <table:table-cell table:style-name="ce52" office:value-type="float" office:value="4796383" calcext:value-type="float">
            <text:p><text:s/>4 796 383</text:p>
          </table:table-cell>
          <table:table-cell table:style-name="ce18" table:number-columns-repeated="16379"/>
        </table:table-row>
        <table:table-row table:style-name="ro5">
          <table:table-cell table:style-name="ce9" office:value-type="string" calcext:value-type="string">
            <text:p><text:s text:c="4"/>Comércio não especializado</text:p>
          </table:table-cell>
          <table:table-cell table:style-name="ce53" office:value-type="float" office:value="425483" calcext:value-type="float">
            <text:p><text:s text:c="2"/>425 483</text:p>
          </table:table-cell>
          <table:table-cell table:style-name="ce53" office:value-type="float" office:value="613897" calcext:value-type="float">
            <text:p><text:s text:c="2"/>613 897</text:p>
          </table:table-cell>
          <table:table-cell table:style-name="ce53" office:value-type="float" office:value="148195" calcext:value-type="float">
            <text:p><text:s text:c="2"/>148 195</text:p>
          </table:table-cell>
          <table:table-cell table:style-name="ce53" office:value-type="float" office:value="3451408" calcext:value-type="float">
            <text:p><text:s/>3 451 408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number-columns-repeated="12"/>
          <table:table-cell table:style-name="ce18"/>
          <table:table-cell table:number-columns-repeated="16371"/>
        </table:table-row>
        <table:table-row table:style-name="ro7">
          <table:table-cell table:number-columns-repeated="12"/>
          <table:table-cell table:style-name="ce30"/>
          <table:table-cell table:number-columns-repeated="16371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AB17H" table:style-name="ta8">
        <table:table-column table:style-name="co1" table:default-cell-style-name="ce11"/>
        <table:table-column table:style-name="co5" table:default-cell-style-name="ce11"/>
        <table:table-column table:style-name="co5" table:number-columns-repeated="3" table:default-cell-style-name="ce22"/>
        <table:table-column table:style-name="co3" table:number-columns-repeated="16379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Tabela 17 - Despesas operacionais das empresas comerciais com 20 ou mais pessoas ocupadas, <text:s/></text:p>
          </table:table-cell>
          <table:covered-table-cell table:number-columns-repeated="4" table:style-name="ce1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2" office:value-type="string" calcext:value-type="string" table:number-columns-spanned="5" table:number-rows-spanned="1">
            <text:p>segundo as divisões, grupos e classes de atividades - Brasil - 2023</text:p>
          </table:table-cell>
          <table:covered-table-cell table:number-columns-repeated="4" table:style-name="ce2"/>
          <table:table-cell table:style-name="ce26" table:number-columns-repeated="7"/>
          <table:table-cell table:style-name="ce29"/>
          <table:table-cell table:style-name="ce26" table:number-columns-repeated="16371"/>
        </table:table-row>
        <table:table-row table:style-name="ro1">
          <table:table-cell table:style-name="ce3" table:number-columns-repeated="2"/>
          <table:table-cell table:style-name="ce18" table:number-columns-repeated="2"/>
          <table:table-cell table:style-name="ce24" office:value-type="string" calcext:value-type="string">
            <text:p>(conclusão)</text:p>
          </table:table-cell>
          <table:table-cell table:style-name="ce23" table:number-columns-repeated="7"/>
          <table:table-cell table:style-name="ce26"/>
          <table:table-cell table:style-name="ce23" table:number-columns-repeated="16371"/>
        </table:table-row>
        <table:table-row table:style-name="ro2">
          <table:table-cell table:style-name="ce32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2" office:value-type="string" calcext:value-type="string" table:number-columns-spanned="4" table:number-rows-spanned="1">
            <text:p>Despesas operacionais das empresas comerciais com 20 ou mais pessoas ocupadas</text:p>
          </table:table-cell>
          <table:covered-table-cell table:number-columns-repeated="3" table:style-name="ce20"/>
          <table:table-cell table:style-name="ce23" table:number-columns-repeated="16379"/>
        </table:table-row>
        <table:table-row table:style-name="ro2">
          <table:covered-table-cell table:style-name="ce32"/>
          <table:table-cell table:style-name="ce13" office:value-type="string" calcext:value-type="string" table:number-columns-spanned="1" table:number-rows-spanned="2">
            <text:p>Viagens e</text:p>
            <text:p>representações</text:p>
            <text:p>(inclusive</text:p>
            <text:p>diárias e</text:p>
            <text:p>estadias)</text:p>
          </table:table-cell>
          <table:table-cell table:style-name="ce13" office:value-type="string" calcext:value-type="string" table:number-columns-spanned="1" table:number-rows-spanned="2">
            <text:p>Material de</text:p>
            <text:p>expediente,</text:p>
            <text:p>de escritório</text:p>
            <text:p>e de limpeza</text:p>
          </table:table-cell>
          <table:table-cell table:style-name="ce54" office:value-type="string" calcext:value-type="string" table:number-columns-spanned="1" table:number-rows-spanned="2">
            <text:p>Royalties</text:p>
            <text:p>pelo uso de</text:p>
            <text:p>marcas,</text:p>
            <text:p>patentes e</text:p>
            <text:p>franquias </text:p>
          </table:table-cell>
          <table:table-cell table:style-name="ce25" office:value-type="string" calcext:value-type="string" table:number-columns-spanned="1" table:number-rows-spanned="2">
            <text:p>Outras</text:p>
            <text:p>despesas</text:p>
            <text:p>operacionais</text:p>
          </table:table-cell>
          <table:table-cell table:style-name="ce23" table:number-columns-repeated="16379"/>
        </table:table-row>
        <table:table-row table:style-name="ro3">
          <table:covered-table-cell table:style-name="ce32"/>
          <table:covered-table-cell table:number-columns-repeated="2" table:style-name="ce13"/>
          <table:covered-table-cell table:style-name="ce54"/>
          <table:covered-table-cell table:style-name="ce25"/>
          <table:table-cell table:style-name="ce23" table:number-columns-repeated="16379"/>
        </table:table-row>
        <table:table-row table:style-name="ro2">
          <table:covered-table-cell table:style-name="ce32"/>
          <table:table-cell table:style-name="ce14" office:value-type="string" calcext:value-type="string" table:number-columns-spanned="4" table:number-rows-spanned="1">
            <text:p>1 000 R$</text:p>
          </table:table-cell>
          <table:covered-table-cell table:number-columns-repeated="3" table:style-name="ce21"/>
          <table:table-cell table:style-name="ce23" table:number-columns-repeated="16379"/>
        </table:table-row>
        <table:table-row table:style-name="ro2">
          <table:table-cell table:style-name="ce33" office:value-type="string" calcext:value-type="string">
            <text:p>Comércio varejista</text:p>
          </table:table-cell>
          <table:table-cell table:style-name="ce50" office:value-type="float" office:value="1977992" calcext:value-type="float">
            <text:p><text:s/>1 977 992</text:p>
          </table:table-cell>
          <table:table-cell table:style-name="ce50" office:value-type="float" office:value="11770088" calcext:value-type="float">
            <text:p><text:s/>11 770 088</text:p>
          </table:table-cell>
          <table:table-cell table:style-name="ce50" office:value-type="float" office:value="2041291" calcext:value-type="float">
            <text:p><text:s/>2 041 291</text:p>
          </table:table-cell>
          <table:table-cell table:style-name="ce50" office:value-type="float" office:value="38735322" calcext:value-type="float">
            <text:p><text:s/>38 735 322</text:p>
          </table:table-cell>
          <table:table-cell table:style-name="ce27" table:number-columns-repeated="7"/>
          <table:table-cell table:style-name="ce23"/>
          <table:table-cell table:style-name="ce27" table:number-columns-repeated="16371"/>
        </table:table-row>
        <table:table-row table:style-name="ro13">
          <table:table-cell table:style-name="ce9" office:value-type="string" calcext:value-type="string">
            <text:p><text:s text:c="4"/>Comércio não especializado</text:p>
          </table:table-cell>
          <table:table-cell table:style-name="ce38" office:value-type="float" office:value="643467" calcext:value-type="float">
            <text:p><text:s text:c="2"/>643 467</text:p>
          </table:table-cell>
          <table:table-cell table:style-name="ce38" office:value-type="float" office:value="6461734" calcext:value-type="float">
            <text:p><text:s/>6 461 734</text:p>
          </table:table-cell>
          <table:table-cell table:style-name="ce38" office:value-type="float" office:value="167879" calcext:value-type="float">
            <text:p><text:s text:c="2"/>167 879</text:p>
          </table:table-cell>
          <table:table-cell table:style-name="ce38" office:value-type="float" office:value="20133341" calcext:value-type="float">
            <text:p><text:s/>20 133 341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14">
          <table:table-cell table:style-name="ce34" office:value-type="string" calcext:value-type="string">
            <text:p><text:s text:c="8"/>Hipermercados e supermercados</text:p>
          </table:table-cell>
          <table:table-cell table:style-name="ce38" office:value-type="float" office:value="454412" calcext:value-type="float">
            <text:p><text:s text:c="2"/>454 412</text:p>
          </table:table-cell>
          <table:table-cell table:style-name="ce38" office:value-type="float" office:value="5556410" calcext:value-type="float">
            <text:p><text:s/>5 556 410</text:p>
          </table:table-cell>
          <table:table-cell table:style-name="ce38" office:value-type="float" office:value="137229" calcext:value-type="float">
            <text:p><text:s text:c="2"/>137 229</text:p>
          </table:table-cell>
          <table:table-cell table:style-name="ce38" office:value-type="float" office:value="11339773" calcext:value-type="float">
            <text:p><text:s/>11 339 773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14">
          <table:table-cell table:style-name="ce35" office:value-type="string" calcext:value-type="string">
            <text:p><text:s text:c="8"/>Outros tipos de comércio não especializado com</text:p>
          </table:table-cell>
          <table:table-cell table:style-name="ce38" table:number-columns-repeated="4"/>
          <table:table-cell table:style-name="ce18" table:number-columns-repeated="16379"/>
        </table:table-row>
        <table:table-row table:style-name="ro6">
          <table:table-cell table:style-name="ce35" office:value-type="string" calcext:value-type="string">
            <text:p><text:s text:c="10"/>predominância de produtos alimentícios (5)</text:p>
          </table:table-cell>
          <table:table-cell table:style-name="ce38" office:value-type="float" office:value="7241" calcext:value-type="float">
            <text:p><text:s text:c="2"/>7 241</text:p>
          </table:table-cell>
          <table:table-cell table:style-name="ce38" office:value-type="float" office:value="635368" calcext:value-type="float">
            <text:p><text:s text:c="2"/>635 368</text:p>
          </table:table-cell>
          <table:table-cell table:style-name="ce38" office:value-type="float" office:value="9509" calcext:value-type="float">
            <text:p><text:s text:c="2"/>9 509</text:p>
          </table:table-cell>
          <table:table-cell table:style-name="ce38" office:value-type="float" office:value="596701" calcext:value-type="float">
            <text:p><text:s text:c="2"/>596 701</text:p>
          </table:table-cell>
          <table:table-cell table:style-name="ce18" table:number-columns-repeated="16379"/>
        </table:table-row>
        <table:table-row table:style-name="ro14">
          <table:table-cell table:style-name="ce35" office:value-type="string" calcext:value-type="string">
            <text:p><text:s text:c="8"/>Comércio não especializado sem predominân- </text:p>
          </table:table-cell>
          <table:table-cell table:style-name="ce38" table:number-columns-repeated="4"/>
          <table:table-cell table:style-name="ce18" table:number-columns-repeated="16379"/>
        </table:table-row>
        <table:table-row table:style-name="ro6">
          <table:table-cell table:style-name="ce35" office:value-type="string" calcext:value-type="string">
            <text:p><text:s text:c="10"/>cia de produtos alimentícios (6)</text:p>
          </table:table-cell>
          <table:table-cell table:style-name="ce38" office:value-type="float" office:value="181814" calcext:value-type="float">
            <text:p><text:s text:c="2"/>181 814</text:p>
          </table:table-cell>
          <table:table-cell table:style-name="ce38" office:value-type="float" office:value="269956" calcext:value-type="float">
            <text:p><text:s text:c="2"/>269 956</text:p>
          </table:table-cell>
          <table:table-cell table:style-name="ce38" office:value-type="float" office:value="21141" calcext:value-type="float">
            <text:p><text:s text:c="2"/>21 141</text:p>
          </table:table-cell>
          <table:table-cell table:style-name="ce38" office:value-type="float" office:value="8196867" calcext:value-type="float">
            <text:p><text:s/>8 196 867</text:p>
          </table:table-cell>
          <table:table-cell table:style-name="ce18" table:number-columns-repeated="7"/>
          <table:table-cell table:style-name="ce27"/>
          <table:table-cell table:style-name="ce18" table:number-columns-repeated="16371"/>
        </table:table-row>
        <table:table-row table:style-name="ro13">
          <table:table-cell table:style-name="ce9" office:value-type="string" calcext:value-type="string">
            <text:p><text:s text:c="4"/>Comércio de produtos alimentícios, bebidas e fumo <text:s/></text:p>
          </table:table-cell>
          <table:table-cell table:style-name="ce38" office:value-type="float" office:value="46727" calcext:value-type="float">
            <text:p><text:s text:c="2"/>46 727</text:p>
          </table:table-cell>
          <table:table-cell table:style-name="ce38" office:value-type="float" office:value="709653" calcext:value-type="float">
            <text:p><text:s text:c="2"/>709 653</text:p>
          </table:table-cell>
          <table:table-cell table:style-name="ce38" office:value-type="float" office:value="172078" calcext:value-type="float">
            <text:p><text:s text:c="2"/>172 078</text:p>
          </table:table-cell>
          <table:table-cell table:style-name="ce38" office:value-type="float" office:value="901784" calcext:value-type="float">
            <text:p><text:s text:c="2"/>901 784</text:p>
          </table:table-cell>
          <table:table-cell table:style-name="ce18" table:number-columns-repeated="16379"/>
        </table:table-row>
        <table:table-row table:style-name="ro13">
          <table:table-cell table:style-name="ce9" office:value-type="string" calcext:value-type="string">
            <text:p><text:s text:c="4"/>Comércio de tecidos, artigos de armarinho, vestuá- <text:s/></text:p>
          </table:table-cell>
          <table:table-cell table:style-name="ce38" table:number-columns-repeated="4"/>
          <table:table-cell table:style-name="ce18" table:number-columns-repeated="16379"/>
        </table:table-row>
        <table:table-row table:style-name="ro6">
          <table:table-cell table:style-name="ce34" office:value-type="string" calcext:value-type="string">
            <text:p><text:s text:c="6"/>rio e calçados</text:p>
          </table:table-cell>
          <table:table-cell table:style-name="ce38" office:value-type="float" office:value="230121" calcext:value-type="float">
            <text:p><text:s text:c="2"/>230 121</text:p>
          </table:table-cell>
          <table:table-cell table:style-name="ce38" office:value-type="float" office:value="561229" calcext:value-type="float">
            <text:p><text:s text:c="2"/>561 229</text:p>
          </table:table-cell>
          <table:table-cell table:style-name="ce38" office:value-type="float" office:value="161175" calcext:value-type="float">
            <text:p><text:s text:c="2"/>161 175</text:p>
          </table:table-cell>
          <table:table-cell table:style-name="ce38" office:value-type="float" office:value="2041757" calcext:value-type="float">
            <text:p><text:s/>2 041 757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Tecidos e artigos de armarinho</text:p>
          </table:table-cell>
          <table:table-cell table:style-name="ce38" office:value-type="float" office:value="8137" calcext:value-type="float">
            <text:p><text:s text:c="2"/>8 137</text:p>
          </table:table-cell>
          <table:table-cell table:style-name="ce38" office:value-type="float" office:value="69333" calcext:value-type="float">
            <text:p><text:s text:c="2"/>69 333</text:p>
          </table:table-cell>
          <table:table-cell table:style-name="ce38" office:value-type="float" office:value="2356" calcext:value-type="float">
            <text:p><text:s text:c="2"/>2 356</text:p>
          </table:table-cell>
          <table:table-cell table:style-name="ce38" office:value-type="float" office:value="160371" calcext:value-type="float">
            <text:p><text:s text:c="2"/>160 371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Artigos do vestuário e complementos</text:p>
          </table:table-cell>
          <table:table-cell table:style-name="ce38" office:value-type="float" office:value="187047" calcext:value-type="float">
            <text:p><text:s text:c="2"/>187 047</text:p>
          </table:table-cell>
          <table:table-cell table:style-name="ce38" office:value-type="float" office:value="383307" calcext:value-type="float">
            <text:p><text:s text:c="2"/>383 307</text:p>
          </table:table-cell>
          <table:table-cell table:style-name="ce38" office:value-type="float" office:value="95983" calcext:value-type="float">
            <text:p><text:s text:c="2"/>95 983</text:p>
          </table:table-cell>
          <table:table-cell table:style-name="ce38" office:value-type="float" office:value="1613727" calcext:value-type="float">
            <text:p><text:s/>1 613 727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Calçados, artigos de couro e viagem</text:p>
          </table:table-cell>
          <table:table-cell table:style-name="ce38" office:value-type="float" office:value="34937" calcext:value-type="float">
            <text:p><text:s text:c="2"/>34 937</text:p>
          </table:table-cell>
          <table:table-cell table:style-name="ce38" office:value-type="float" office:value="108589" calcext:value-type="float">
            <text:p><text:s text:c="2"/>108 589</text:p>
          </table:table-cell>
          <table:table-cell table:style-name="ce38" office:value-type="float" office:value="62836" calcext:value-type="float">
            <text:p><text:s text:c="2"/>62 836</text:p>
          </table:table-cell>
          <table:table-cell table:style-name="ce38" office:value-type="float" office:value="267659" calcext:value-type="float">
            <text:p><text:s text:c="2"/>267 659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3">
          <table:table-cell table:style-name="ce34" office:value-type="string" calcext:value-type="string">
            <text:p><text:s text:c="4"/>Combustíveis e lubrificantes</text:p>
          </table:table-cell>
          <table:table-cell table:style-name="ce38" office:value-type="float" office:value="116621" calcext:value-type="float">
            <text:p><text:s text:c="2"/>116 621</text:p>
          </table:table-cell>
          <table:table-cell table:style-name="ce38" office:value-type="float" office:value="950332" calcext:value-type="float">
            <text:p><text:s text:c="2"/>950 332</text:p>
          </table:table-cell>
          <table:table-cell table:style-name="ce38" office:value-type="float" office:value="108740" calcext:value-type="float">
            <text:p><text:s text:c="2"/>108 740</text:p>
          </table:table-cell>
          <table:table-cell table:style-name="ce38" office:value-type="float" office:value="1784865" calcext:value-type="float">
            <text:p><text:s/>1 784 865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3">
          <table:table-cell table:style-name="ce34" office:value-type="string" calcext:value-type="string">
            <text:p><text:s text:c="4"/>Comércio de outros produtos em lojas especiali-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6">
          <table:table-cell table:style-name="ce34" office:value-type="string" calcext:value-type="string">
            <text:p><text:s text:c="6"/>zadas</text:p>
          </table:table-cell>
          <table:table-cell table:style-name="ce38" office:value-type="float" office:value="940798" calcext:value-type="float">
            <text:p><text:s text:c="2"/>940 798</text:p>
          </table:table-cell>
          <table:table-cell table:style-name="ce38" office:value-type="float" office:value="3085080" calcext:value-type="float">
            <text:p><text:s/>3 085 080</text:p>
          </table:table-cell>
          <table:table-cell table:style-name="ce38" office:value-type="float" office:value="1430363" calcext:value-type="float">
            <text:p><text:s/>1 430 363</text:p>
          </table:table-cell>
          <table:table-cell table:style-name="ce38" office:value-type="float" office:value="13871283" calcext:value-type="float">
            <text:p><text:s/>13 871 283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Produtos farmacêuticos, perfumaria e cosméti- <text:s/>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6">
          <table:table-cell table:style-name="ce35" office:value-type="string" calcext:value-type="string">
            <text:p><text:s text:c="10"/>cos e artigos médicos, ortopédicos e de óptica</text:p>
          </table:table-cell>
          <table:table-cell table:style-name="ce38" office:value-type="float" office:value="400775" calcext:value-type="float">
            <text:p><text:s text:c="2"/>400 775</text:p>
          </table:table-cell>
          <table:table-cell table:style-name="ce38" office:value-type="float" office:value="1114582" calcext:value-type="float">
            <text:p><text:s/>1 114 582</text:p>
          </table:table-cell>
          <table:table-cell table:style-name="ce38" office:value-type="float" office:value="1154702" calcext:value-type="float">
            <text:p><text:s/>1 154 702</text:p>
          </table:table-cell>
          <table:table-cell table:style-name="ce38" office:value-type="float" office:value="4088806" calcext:value-type="float">
            <text:p><text:s/>4 088 806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Eletrodomésticos, equipamentos de áudio e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6">
          <table:table-cell table:style-name="ce35" office:value-type="string" calcext:value-type="string">
            <text:p><text:s text:c="10"/>vídeo, instrumentos musicais e acessórios</text:p>
          </table:table-cell>
          <table:table-cell table:style-name="ce38" office:value-type="float" office:value="76904" calcext:value-type="float">
            <text:p><text:s text:c="2"/>76 904</text:p>
          </table:table-cell>
          <table:table-cell table:style-name="ce38" office:value-type="float" office:value="155096" calcext:value-type="float">
            <text:p><text:s text:c="2"/>155 096</text:p>
          </table:table-cell>
          <table:table-cell table:style-name="ce38" office:value-type="float" office:value="1982" calcext:value-type="float">
            <text:p><text:s text:c="2"/>1 982</text:p>
          </table:table-cell>
          <table:table-cell table:style-name="ce38" office:value-type="float" office:value="4418790" calcext:value-type="float">
            <text:p><text:s/>4 418 790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Móveis, artigos de iluminação, peças e acessó-</text:p>
          </table:table-cell>
          <table:table-cell table:style-name="ce38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6">
          <table:table-cell table:style-name="ce35" office:value-type="string" calcext:value-type="string">
            <text:p><text:s text:c="10"/>rios e outros artigos de uso doméstico</text:p>
          </table:table-cell>
          <table:table-cell table:style-name="ce38" office:value-type="float" office:value="59355" calcext:value-type="float">
            <text:p><text:s text:c="2"/>59 355</text:p>
          </table:table-cell>
          <table:table-cell table:style-name="ce38" office:value-type="float" office:value="209142" calcext:value-type="float">
            <text:p><text:s text:c="2"/>209 142</text:p>
          </table:table-cell>
          <table:table-cell table:style-name="ce38" office:value-type="float" office:value="7758" calcext:value-type="float">
            <text:p><text:s text:c="2"/>7 758</text:p>
          </table:table-cell>
          <table:table-cell table:style-name="ce38" office:value-type="float" office:value="837637" calcext:value-type="float">
            <text:p><text:s text:c="2"/>837 637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Material de construção</text:p>
          </table:table-cell>
          <table:table-cell table:style-name="ce38" office:value-type="float" office:value="165270" calcext:value-type="float">
            <text:p><text:s text:c="2"/>165 270</text:p>
          </table:table-cell>
          <table:table-cell table:style-name="ce38" office:value-type="float" office:value="898420" calcext:value-type="float">
            <text:p><text:s text:c="2"/>898 420</text:p>
          </table:table-cell>
          <table:table-cell table:style-name="ce38" office:value-type="float" office:value="134738" calcext:value-type="float">
            <text:p><text:s text:c="2"/>134 738</text:p>
          </table:table-cell>
          <table:table-cell table:style-name="ce38" office:value-type="float" office:value="2536101" calcext:value-type="float">
            <text:p><text:s/>2 536 101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Equipamentos de informática e comunicação</text:p>
          </table:table-cell>
          <table:table-cell table:style-name="ce38" office:value-type="float" office:value="52509" calcext:value-type="float">
            <text:p><text:s text:c="2"/>52 509</text:p>
          </table:table-cell>
          <table:table-cell table:style-name="ce38" office:value-type="float" office:value="149960" calcext:value-type="float">
            <text:p><text:s text:c="2"/>149 960</text:p>
          </table:table-cell>
          <table:table-cell table:style-name="ce38" office:value-type="float" office:value="19146" calcext:value-type="float">
            <text:p><text:s text:c="2"/>19 146</text:p>
          </table:table-cell>
          <table:table-cell table:style-name="ce38" office:value-type="float" office:value="491054" calcext:value-type="float">
            <text:p><text:s text:c="2"/>491 054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Artigos culturais, recreativos e esportivos</text:p>
          </table:table-cell>
          <table:table-cell table:style-name="ce38" office:value-type="float" office:value="63136" calcext:value-type="float">
            <text:p><text:s text:c="2"/>63 136</text:p>
          </table:table-cell>
          <table:table-cell table:style-name="ce38" office:value-type="float" office:value="176390" calcext:value-type="float">
            <text:p><text:s text:c="2"/>176 390</text:p>
          </table:table-cell>
          <table:table-cell table:style-name="ce38" office:value-type="float" office:value="93300" calcext:value-type="float">
            <text:p><text:s text:c="2"/>93 300</text:p>
          </table:table-cell>
          <table:table-cell table:style-name="ce38" office:value-type="float" office:value="531607" calcext:value-type="float">
            <text:p><text:s text:c="2"/>531 607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Gás liquefeito de petróleo (GLP)</text:p>
          </table:table-cell>
          <table:table-cell table:style-name="ce38" office:value-type="float" office:value="23763" calcext:value-type="float">
            <text:p><text:s text:c="2"/>23 763</text:p>
          </table:table-cell>
          <table:table-cell table:style-name="ce38" office:value-type="float" office:value="41257" calcext:value-type="float">
            <text:p><text:s text:c="2"/>41 25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12744" calcext:value-type="float">
            <text:p><text:s text:c="2"/>212 744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4">
          <table:table-cell table:style-name="ce35" office:value-type="string" calcext:value-type="string">
            <text:p><text:s text:c="8"/>Outros produtos novos (7)</text:p>
          </table:table-cell>
          <table:table-cell table:style-name="ce38" office:value-type="float" office:value="99086" calcext:value-type="float">
            <text:p><text:s text:c="2"/>99 086</text:p>
          </table:table-cell>
          <table:table-cell table:style-name="ce38" office:value-type="float" office:value="340233" calcext:value-type="float">
            <text:p><text:s text:c="2"/>340 233</text:p>
          </table:table-cell>
          <table:table-cell table:style-name="ce38" office:value-type="float" office:value="18721" calcext:value-type="float">
            <text:p><text:s text:c="2"/>18 721</text:p>
          </table:table-cell>
          <table:table-cell table:style-name="ce38" office:value-type="float" office:value="754544" calcext:value-type="float">
            <text:p><text:s text:c="2"/>754 544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3">
          <table:table-cell table:style-name="ce34" office:value-type="string" calcext:value-type="string">
            <text:p><text:s text:c="4"/>Comércio de artigos usados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060" calcext:value-type="float">
            <text:p><text:s text:c="2"/>2 060</text:p>
          </table:table-cell>
          <table:table-cell table:style-name="ce38" office:value-type="float" office:value="1056" calcext:value-type="float">
            <text:p><text:s text:c="2"/>1 056</text:p>
          </table:table-cell>
          <table:table-cell table:style-name="ce38" office:value-type="float" office:value="2292" calcext:value-type="float">
            <text:p><text:s text:c="2"/>2 292</text:p>
          </table:table-cell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0">
          <table:table-cell table:style-name="ce55"/>
          <table:table-cell table:style-name="ce58" table:number-columns-spanned="4" table:number-rows-spanned="1"/>
          <table:covered-table-cell table:number-columns-repeated="3" table:style-name="ce58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15">
          <table:table-cell table:style-name="ce28" office:value-type="string" calcext:value-type="string">
            <text:p>Fonte: IBGE, Diretoria de Pesquisas, Coordenação de Estatísticas Estruturais e Temáticas em Empresas, Pesquisa Anual de Comércio 2023.</text:p>
          </table:table-cell>
          <table:table-cell table:style-name="ce28" table:number-columns-repeated="4"/>
          <table:table-cell table:style-name="ce41" table:number-columns-repeated="7"/>
          <table:table-cell table:style-name="ce18"/>
          <table:table-cell table:style-name="ce41" table:number-columns-repeated="16371"/>
        </table:table-row>
        <table:table-row table:style-name="ro16">
          <table:table-cell table:style-name="ce56" office:value-type="string" calcext:value-type="string">
            <text:p>Nota: Empresas com 20 ou mais pessoas ocupadas são as que compõem o estrato certo da pesquisa, ou seja, são as que no cadastro básico de seleção</text:p>
          </table:table-cell>
          <table:table-cell table:style-name="ce41"/>
          <table:table-cell table:style-name="ce59"/>
          <table:table-cell table:style-name="ce57"/>
          <table:table-cell table:style-name="ce59"/>
          <table:table-cell table:style-name="ce41" table:number-columns-repeated="7"/>
          <table:table-cell table:style-name="ce18"/>
          <table:table-cell table:style-name="ce41" table:number-columns-repeated="16371"/>
        </table:table-row>
        <table:table-row table:style-name="ro6">
          <table:table-cell table:style-name="ce56" office:value-type="string" calcext:value-type="string">
            <text:p>possuem 20 ou mais pessoas ocupadas.</text:p>
          </table:table-cell>
          <table:table-cell table:style-name="ce41"/>
          <table:table-cell table:style-name="ce59"/>
          <table:table-cell table:style-name="ce57"/>
          <table:table-cell table:style-name="ce59"/>
          <table:table-cell table:style-name="ce41" table:number-columns-repeated="7"/>
          <table:table-cell table:style-name="ce18"/>
          <table:table-cell table:style-name="ce41" table:number-columns-repeated="16371"/>
        </table:table-row>
        <table:table-row table:style-name="ro16">
          <table:table-cell table:style-name="ce56" office:value-type="string" calcext:value-type="string">
            <text:p>(1) Serviços jurídicos, contabilidade, auditoria, consultoria, informática, pesquisa de mercado, serviços de arquitetura e engenharia, etc. (2) Limpeza, ze-</text:p>
          </table:table-cell>
          <table:table-cell table:style-name="ce59"/>
          <table:table-cell table:style-name="ce57"/>
          <table:table-cell table:style-name="ce59"/>
          <table:table-cell table:style-name="ce57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56" office:value-type="string" calcext:value-type="string">
            <text:p>ladoria, <text:s/>portaria, <text:s/>dedetização, <text:s/>cobranças, <text:s/>organização de feiras e congressos, etc. <text:s/>(3) Móveis de qualquer material para qualquer uso; <text:s/>artigos de col-</text:p>
          </table:table-cell>
          <table:table-cell table:style-name="ce59"/>
          <table:table-cell table:style-name="ce57"/>
          <table:table-cell table:style-name="ce59"/>
          <table:table-cell table:style-name="ce57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57" office:value-type="string" calcext:value-type="string">
            <text:p>choaria, tapeçaria, cutelaria e óptica; <text:s/>lustres, luminárias e abajures; <text:s/>artigos <text:s/>para habitação (panelas, louças, escovas, etc.); <text:s/>produtos de limpeza e con-</text:p>
          </table:table-cell>
          <table:table-cell table:style-name="ce57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57" office:value-type="string" calcext:value-type="string">
            <text:p>servação domiciliar; <text:s/>brinquedos; <text:s/>artigos de tabacaria; filmes, discos, joias; <text:s/>rádios, televisores, DVDs, etc. <text:s/>(4) Metais ferrosos e não ferrosos em forma </text:p>
          </table:table-cell>
          <table:table-cell table:style-name="ce57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57" office:value-type="string" calcext:value-type="string">
            <text:p>primária; <text:s/>ouro e outros metais preciosos; <text:s/>sal -gema e sal marinho, etc. <text:s/>(5) Lojas com menos de 300 m² variados em minimercados, mercearias, arma-</text:p>
          </table:table-cell>
          <table:table-cell table:style-name="ce57" table:number-columns-repeated="4"/>
          <table:table-cell table:style-name="ce28" table:number-columns-repeated="7"/>
          <table:table-cell table:style-name="ce18"/>
          <table:table-cell table:style-name="ce28" table:number-columns-repeated="16371"/>
        </table:table-row>
        <table:table-row table:style-name="ro7">
          <table:table-cell table:style-name="ce57" office:value-type="string" calcext:value-type="string">
            <text:p>zéns, empórios, etc. (6) Lojas de departamentos e variedades. (7) Artigos de joalheria, relojoaria, metais preciosos; artigos de suvenires, de bijuterias e </text:p>
          </table:table-cell>
          <table:table-cell table:style-name="ce57" table:number-columns-repeated="4"/>
          <table:table-cell table:style-name="ce18" table:number-columns-repeated="16379"/>
        </table:table-row>
        <table:table-row table:style-name="ro7">
          <table:table-cell table:style-name="ce57" office:value-type="string" calcext:value-type="string">
            <text:p>de artesanatos; objetos de arte; animais vivos; equipamentos para escritório; artigos para festas, funerários e eróticos, sex shop, etc.</text:p>
          </table:table-cell>
          <table:table-cell table:style-name="ce57" table:number-columns-repeated="4"/>
          <table:table-cell table:style-name="ce18" table:number-columns-repeated="16379"/>
        </table:table-row>
        <table:table-row table:style-name="ro11" table:number-rows-repeated="3">
          <table:table-cell table:number-columns-repeated="12"/>
          <table:table-cell table:style-name="ce18"/>
          <table:table-cell table:number-columns-repeated="16371"/>
        </table:table-row>
        <table:table-row table:style-name="ro11">
          <table:table-cell table:number-columns-repeated="12"/>
          <table:table-cell table:style-name="ce30"/>
          <table:table-cell table:number-columns-repeated="16371"/>
        </table:table-row>
        <table:table-row table:style-name="ro11" table:number-rows-repeated="1048525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6pt" style:font-size-asian="6pt" style:font-name-complex="Arial" style:font-family-complex="Arial" style:font-family-generic-complex="swiss" style:font-size-complex="6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1.499cm" fo:margin-right="1.4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17B" style:display-name="PageStyle_TAB17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7C" style:display-name="PageStyle_TAB17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7A" style:display-name="PageStyle_TAB17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7D" style:display-name="PageStyle_TAB17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7E" style:display-name="PageStyle_TAB17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7G" style:display-name="PageStyle_TAB17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7H" style:display-name="PageStyle_TAB17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7F" style:display-name="PageStyle_TAB17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9-04T14:22:07</meta:creation-date>
    <meta:initial-creator>IBGE</meta:initial-creator>
    <dc:creator>1789587</dc:creator>
    <dc:date>2022-06-29T20:36:02</dc:date>
    <meta:generator>LibreOffice/25.2.4.3$Windows_X86_64 LibreOffice_project/33e196637044ead23f5c3226cde09b47731f7e27</meta:generator>
    <meta:document-statistic meta:table-count="8" meta:cell-count="1376" meta:object-count="63"/>
    <meta:user-defined meta:name="AppVersion">16.0300</meta:user-defined>
    <meta:user-defined meta:name="Company">IBGE</meta:user-defined>
    <meta:user-defined meta:name="Generator">NPOI</meta:user-defined>
    <meta:user-defined meta:name="Generator Version">2.5.3</meta:user-defined>
  </office:meta>
</office:document-meta>
</file>